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5" style:family="table-cell" style:parent-style-name="Default">
      <style:text-properties fo:color="#999999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6" table:default-cell-style-name="ce5"/>
        <table:table-column table:style-name="co1" table:number-columns-repeated="5" table:default-cell-style-name="ce2"/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7"/>
        <table:table-row table:style-name="ro1">
          <table:table-cell/>
          <table:table-cell table:style-name="Default" table:number-columns-repeated="14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max thrust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12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fuel mas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2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isp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12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14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ime portion</text:p>
          </table:table-cell>
          <table:table-cell table:style-name="ce1" office:value-type="string" calcext:value-type="string">
            <text:p>thrst portion</text:p>
          </table:table-cell>
          <table:table-cell table:style-name="ce1" office:value-type="string" calcext:value-type="string">
            <text:p>fuel portion</text:p>
          </table:table-cell>
          <table:table-cell table:style-name="Default" office:value-type="string" calcext:value-type="string">
            <text:p>interval</text:p>
          </table:table-cell>
          <table:table-cell table:style-name="Default" office:value-type="string" calcext:value-type="string">
            <text:p>thrst avg</text:p>
          </table:table-cell>
          <table:table-cell table:style-name="Default" office:value-type="string" calcext:value-type="string">
            <text:p>weighted avg</text:p>
          </table:table-cell>
          <table:table-cell table:style-name="Default" table:number-columns-repeated="8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formula="of:=[.D7]-[.F8]/[.C$12]*[.E8]" office:value-type="float" office:value="0.78125" calcext:value-type="float">
            <text:p>0.78125</text:p>
          </table:table-cell>
          <table:table-cell table:style-name="Default" table:formula="of:=[.B8]-[.B7]" office:value-type="float" office:value="0.25" calcext:value-type="float">
            <text:p>0.25</text:p>
          </table:table-cell>
          <table:table-cell table:style-name="Default" table:formula="of:=([.C8]+[.C7]) / 2" office:value-type="float" office:value="0.35" calcext:value-type="float">
            <text:p>0.35</text:p>
          </table:table-cell>
          <table:table-cell table:style-name="Default" table:formula="of:=[.E8]*[.F8]" office:value-type="float" office:value="0.0875" calcext:value-type="float">
            <text:p>0.0875</text:p>
          </table:table-cell>
          <table:table-cell table:style-name="Default" table:number-columns-repeated="8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formula="of:=[.D8]-[.F9]/[.C$12]*[.E9]" office:value-type="float" office:value="0.5" calcext:value-type="float">
            <text:p>0.5</text:p>
          </table:table-cell>
          <table:table-cell table:style-name="Default" table:formula="of:=[.B9]-[.B8]" office:value-type="float" office:value="0.25" calcext:value-type="float">
            <text:p>0.25</text:p>
          </table:table-cell>
          <table:table-cell table:style-name="Default" table:formula="of:=([.C9]+[.C8]) / 2" office:value-type="float" office:value="0.45" calcext:value-type="float">
            <text:p>0.45</text:p>
          </table:table-cell>
          <table:table-cell table:style-name="Default" table:formula="of:=[.E9]*[.F9]" office:value-type="float" office:value="0.1125" calcext:value-type="float">
            <text:p>0.1125</text:p>
          </table:table-cell>
          <table:table-cell table:style-name="Default" table:number-columns-repeated="8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formula="of:=[.D9]-[.F10]/[.C$12]*[.E10]" office:value-type="float" office:value="0.21875" calcext:value-type="float">
            <text:p>0.21875</text:p>
          </table:table-cell>
          <table:table-cell table:style-name="Default" table:formula="of:=[.B10]-[.B9]" office:value-type="float" office:value="0.25" calcext:value-type="float">
            <text:p>0.25</text:p>
          </table:table-cell>
          <table:table-cell table:style-name="Default" table:formula="of:=([.C10]+[.C9]) / 2" office:value-type="float" office:value="0.45" calcext:value-type="float">
            <text:p>0.45</text:p>
          </table:table-cell>
          <table:table-cell table:style-name="Default" table:formula="of:=[.E10]*[.F10]" office:value-type="float" office:value="0.1125" calcext:value-type="float">
            <text:p>0.1125</text:p>
          </table:table-cell>
          <table:table-cell table:style-name="Default" table:number-columns-repeated="8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formula="of:=[.D10]-[.F11]/[.C$12]*[.E11]" office:value-type="float" office:value="0" calcext:value-type="float">
            <text:p>0</text:p>
          </table:table-cell>
          <table:table-cell table:style-name="Default" table:formula="of:=[.B11]-[.B10]" office:value-type="float" office:value="0.25" calcext:value-type="float">
            <text:p>0.25</text:p>
          </table:table-cell>
          <table:table-cell table:style-name="Default" table:formula="of:=([.C11]+[.C10]) / 2" office:value-type="float" office:value="0.35" calcext:value-type="float">
            <text:p>0.35</text:p>
          </table:table-cell>
          <table:table-cell table:style-name="Default" table:formula="of:=[.E11]*[.F11]" office:value-type="float" office:value="0.0875" calcext:value-type="float">
            <text:p>0.0875</text:p>
          </table:table-cell>
          <table:table-cell table:style-name="Default" table:number-columns-repeated="8"/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SUM([.G8:.G11])" office:value-type="float" office:value="0.4" calcext:value-type="float">
            <text:p>0.4</text:p>
          </table:table-cell>
          <table:table-cell table:style-name="Default" table:number-columns-repeated="12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14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time step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/>
          <table:table-cell table:style-name="ce3" office:value-type="string" calcext:value-type="string" table:number-columns-spanned="3" table:number-rows-spanned="1">
            <text:p>current interval (point0)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current interval (point1)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fuel simulation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fuel calculation</text:p>
          </table:table-cell>
          <table:covered-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ime portion</text:p>
          </table:table-cell>
          <table:table-cell table:style-name="ce1" office:value-type="string" calcext:value-type="string">
            <text:p>thrust</text:p>
          </table:table-cell>
          <table:table-cell table:style-name="ce1" office:value-type="string" calcext:value-type="string">
            <text:p>thrst portion</text:p>
          </table:table-cell>
          <table:table-cell table:style-name="ce4" office:value-type="string" calcext:value-type="string">
            <text:p>time0</text:p>
          </table:table-cell>
          <table:table-cell table:style-name="ce4" office:value-type="string" calcext:value-type="string">
            <text:p>thrst0</text:p>
          </table:table-cell>
          <table:table-cell table:style-name="ce4" office:value-type="string" calcext:value-type="string">
            <text:p>fuel0</text:p>
          </table:table-cell>
          <table:table-cell table:style-name="ce4" office:value-type="string" calcext:value-type="string">
            <text:p>time1</text:p>
          </table:table-cell>
          <table:table-cell table:style-name="ce4" office:value-type="string" calcext:value-type="string">
            <text:p>thrst1</text:p>
          </table:table-cell>
          <table:table-cell table:style-name="ce4" office:value-type="string" calcext:value-type="string">
            <text:p>fuel1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fuel portion</text:p>
          </table:table-cell>
          <table:table-cell table:style-name="Default" office:value-type="string" calcext:value-type="string">
            <text:p>fuel rate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fuel portion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float" office:value="0" calcext:value-type="float">
            <text:p>0.00</text:p>
          </table:table-cell>
          <table:table-cell table:formula="of:=[.D16]*[.C$2]" office:value-type="float" office:value="25" calcext:value-type="float">
            <text:p>25.00</text:p>
          </table:table-cell>
          <table:table-cell table:formula="of:=([.B16]-[.E16])*([.I16]-[.F16])/([.H16]-[.E16])+[.F16]" office:value-type="float" office:value="0.1" calcext:value-type="float">
            <text:p>0.10</text:p>
          </table:table-cell>
          <table:table-cell table:formula="of:=IF([.$B16]&lt;[.$B$8];[.B$7];IF([.$B16]&lt;[.$B$9];[.B$8];IF([.$B16]&lt;[.$B$10];[.B$9];IF([.$B16]&lt;[.$B$11];[.B$10];[.B$11]))))" office:value-type="float" office:value="0" calcext:value-type="float">
            <text:p>0</text:p>
          </table:table-cell>
          <table:table-cell table:formula="of:=IF([.$B16]&lt;[.$B$8];[.C$7];IF([.$B16]&lt;[.$B$9];[.C$8];IF([.$B16]&lt;[.$B$10];[.C$9];IF([.$B16]&lt;[.$B$11];[.C$10];[.C$11]))))" office:value-type="float" office:value="0.1" calcext:value-type="float">
            <text:p>0.1</text:p>
          </table:table-cell>
          <table:table-cell table:formula="of:=IF([.$B16]&lt;[.$B$8];[.D$7];IF([.$B16]&lt;[.$B$9];[.D$8];IF([.$B16]&lt;[.$B$10];[.D$9];IF([.$B16]&lt;[.$B$11];[.D$10];[.D$11]))))" office:value-type="float" office:value="1" calcext:value-type="float">
            <text:p>1</text:p>
          </table:table-cell>
          <table:table-cell table:formula="of:=IF([.$B16]&lt;[.$B$7];[.B$7];IF([.$B16]&lt;[.$B$8];[.B$8];IF([.$B16]&lt;[.$B$9];[.B$9];IF([.$B16]&lt;[.$B$10];[.B$10];[.B$11]))))" office:value-type="float" office:value="0.25" calcext:value-type="float">
            <text:p>0.25</text:p>
          </table:table-cell>
          <table:table-cell table:formula="of:=IF([.$B16]&lt;[.$B$7];[.C$7];IF([.$B16]&lt;[.$B$8];[.C$8];IF([.$B16]&lt;[.$B$9];[.C$9];IF([.$B16]&lt;[.$B$10];[.C$10];[.C$11]))))" office:value-type="float" office:value="0.6" calcext:value-type="float">
            <text:p>0.6</text:p>
          </table:table-cell>
          <table:table-cell table:formula="of:=IF([.$B16]&lt;[.$B$7];[.D$7];IF([.$B16]&lt;[.$B$8];[.D$8];IF([.$B16]&lt;[.$B$9];[.D$9];IF([.$B16]&lt;[.$B$10];[.D$10];[.D$11]))))" office:value-type="float" office:value="0.78125" calcext:value-type="float">
            <text:p>0.78125</text:p>
          </table:table-cell>
          <table:table-cell table:formula="of:=[.L16]*[.$C$3]" office:value-type="float" office:value="5" calcext:value-type="float">
            <text:p>5.00</text:p>
          </table:table-cell>
          <table:table-cell office:value-type="float" office:value="1" calcext:value-type="float">
            <text:p>1.00</text:p>
          </table:table-cell>
          <table:table-cell table:formula="of:=[.D16]/[.C$12]" office:value-type="float" office:value="0.25" calcext:value-type="float">
            <text:p>0.25</text:p>
          </table:table-cell>
          <table:table-cell table:formula="of:=[.O16]*[.$C$3]" office:value-type="float" office:value="5" calcext:value-type="float">
            <text:p>5.00</text:p>
          </table:table-cell>
          <table:table-cell table:formula="of:=[.G16]-(  ([.I16]-[.F16])*[.B16]*[.B16]/(2*[.C$12]*([.H16]-[.E16])) - ( ([.I16]-[.F16]) * [.E16]*[.B16]/(([.H16]-[.E16])*[.C$12] ) ) + [.F16]*[.B16]/[.C$12] )" office:value-type="float" office:value="1" calcext:value-type="float">
            <text:p>1.00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16]+[.C$14]" office:value-type="float" office:value="0.01" calcext:value-type="float">
            <text:p>0.01</text:p>
          </table:table-cell>
          <table:table-cell table:formula="of:=[.D17]*[.C$2]" office:value-type="float" office:value="30" calcext:value-type="float">
            <text:p>30.00</text:p>
          </table:table-cell>
          <table:table-cell table:formula="of:=([.B17]-[.E17])*([.I17]-[.F17])/([.H17]-[.E17])+[.F17]" office:value-type="float" office:value="0.12" calcext:value-type="float">
            <text:p>0.12</text:p>
          </table:table-cell>
          <table:table-cell table:formula="of:=IF([.$B17]&lt;[.$B$8];[.B$7];IF([.$B17]&lt;[.$B$9];[.B$8];IF([.$B17]&lt;[.$B$10];[.B$9];IF([.$B17]&lt;[.$B$11];[.B$10];[.B$11]))))" office:value-type="float" office:value="0" calcext:value-type="float">
            <text:p>0</text:p>
          </table:table-cell>
          <table:table-cell table:formula="of:=IF([.$B17]&lt;[.$B$8];[.C$7];IF([.$B17]&lt;[.$B$9];[.C$8];IF([.$B17]&lt;[.$B$10];[.C$9];IF([.$B17]&lt;[.$B$11];[.C$10];[.C$11]))))" office:value-type="float" office:value="0.1" calcext:value-type="float">
            <text:p>0.1</text:p>
          </table:table-cell>
          <table:table-cell table:formula="of:=IF([.$B17]&lt;[.$B$8];[.D$7];IF([.$B17]&lt;[.$B$9];[.D$8];IF([.$B17]&lt;[.$B$10];[.D$9];IF([.$B17]&lt;[.$B$11];[.D$10];[.D$11]))))" office:value-type="float" office:value="1" calcext:value-type="float">
            <text:p>1</text:p>
          </table:table-cell>
          <table:table-cell table:formula="of:=IF([.$B17]&lt;[.$B$7];[.B$7];IF([.$B17]&lt;[.$B$8];[.B$8];IF([.$B17]&lt;[.$B$9];[.B$9];IF([.$B17]&lt;[.$B$10];[.B$10];[.B$11]))))" office:value-type="float" office:value="0.25" calcext:value-type="float">
            <text:p>0.25</text:p>
          </table:table-cell>
          <table:table-cell table:formula="of:=IF([.$B17]&lt;[.$B$7];[.C$7];IF([.$B17]&lt;[.$B$8];[.C$8];IF([.$B17]&lt;[.$B$9];[.C$9];IF([.$B17]&lt;[.$B$10];[.C$10];[.C$11]))))" office:value-type="float" office:value="0.6" calcext:value-type="float">
            <text:p>0.6</text:p>
          </table:table-cell>
          <table:table-cell table:formula="of:=IF([.$B17]&lt;[.$B$7];[.D$7];IF([.$B17]&lt;[.$B$8];[.D$8];IF([.$B17]&lt;[.$B$9];[.D$9];IF([.$B17]&lt;[.$B$10];[.D$10];[.D$11]))))" office:value-type="float" office:value="0.78125" calcext:value-type="float">
            <text:p>0.78125</text:p>
          </table:table-cell>
          <table:table-cell table:formula="of:=[.L17]*[.$C$3]" office:value-type="float" office:value="4.98625" calcext:value-type="float">
            <text:p>4.99</text:p>
          </table:table-cell>
          <table:table-cell table:formula="of:=[.L16]-AVERAGE([.M16];[.M17])*([.B17]-[.B16])" office:value-type="float" office:value="0.99725" calcext:value-type="float">
            <text:p>1.00</text:p>
          </table:table-cell>
          <table:table-cell table:formula="of:=[.D17]/[.C$12]" office:value-type="float" office:value="0.3" calcext:value-type="float">
            <text:p>0.30</text:p>
          </table:table-cell>
          <table:table-cell table:formula="of:=[.O17]*[.$C$3]" office:value-type="float" office:value="4.98625" calcext:value-type="float">
            <text:p>4.99</text:p>
          </table:table-cell>
          <table:table-cell table:formula="of:=[.G17]-(  ([.I17]-[.F17])*[.B17]*[.B17]/(2*[.C$12]*([.H17]-[.E17])) - ( ([.I17]-[.F17]) * [.E17]*[.B17]/(([.H17]-[.E17])*[.C$12] ) ) + [.F17]*[.B17]/[.C$12] )" office:value-type="float" office:value="0.99725" calcext:value-type="float">
            <text:p>1.00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17]+[.C$14]" office:value-type="float" office:value="0.02" calcext:value-type="float">
            <text:p>0.02</text:p>
          </table:table-cell>
          <table:table-cell table:formula="of:=[.D18]*[.C$2]" office:value-type="float" office:value="35" calcext:value-type="float">
            <text:p>35.00</text:p>
          </table:table-cell>
          <table:table-cell table:formula="of:=([.B18]-[.E18])*([.I18]-[.F18])/([.H18]-[.E18])+[.F18]" office:value-type="float" office:value="0.14" calcext:value-type="float">
            <text:p>0.14</text:p>
          </table:table-cell>
          <table:table-cell table:formula="of:=IF([.$B18]&lt;[.$B$8];[.B$7];IF([.$B18]&lt;[.$B$9];[.B$8];IF([.$B18]&lt;[.$B$10];[.B$9];IF([.$B18]&lt;[.$B$11];[.B$10];[.B$11]))))" office:value-type="float" office:value="0" calcext:value-type="float">
            <text:p>0</text:p>
          </table:table-cell>
          <table:table-cell table:formula="of:=IF([.$B18]&lt;[.$B$8];[.C$7];IF([.$B18]&lt;[.$B$9];[.C$8];IF([.$B18]&lt;[.$B$10];[.C$9];IF([.$B18]&lt;[.$B$11];[.C$10];[.C$11]))))" office:value-type="float" office:value="0.1" calcext:value-type="float">
            <text:p>0.1</text:p>
          </table:table-cell>
          <table:table-cell table:formula="of:=IF([.$B18]&lt;[.$B$8];[.D$7];IF([.$B18]&lt;[.$B$9];[.D$8];IF([.$B18]&lt;[.$B$10];[.D$9];IF([.$B18]&lt;[.$B$11];[.D$10];[.D$11]))))" office:value-type="float" office:value="1" calcext:value-type="float">
            <text:p>1</text:p>
          </table:table-cell>
          <table:table-cell table:formula="of:=IF([.$B18]&lt;[.$B$7];[.B$7];IF([.$B18]&lt;[.$B$8];[.B$8];IF([.$B18]&lt;[.$B$9];[.B$9];IF([.$B18]&lt;[.$B$10];[.B$10];[.B$11]))))" office:value-type="float" office:value="0.25" calcext:value-type="float">
            <text:p>0.25</text:p>
          </table:table-cell>
          <table:table-cell table:formula="of:=IF([.$B18]&lt;[.$B$7];[.C$7];IF([.$B18]&lt;[.$B$8];[.C$8];IF([.$B18]&lt;[.$B$9];[.C$9];IF([.$B18]&lt;[.$B$10];[.C$10];[.C$11]))))" office:value-type="float" office:value="0.6" calcext:value-type="float">
            <text:p>0.6</text:p>
          </table:table-cell>
          <table:table-cell table:formula="of:=IF([.$B18]&lt;[.$B$7];[.D$7];IF([.$B18]&lt;[.$B$8];[.D$8];IF([.$B18]&lt;[.$B$9];[.D$9];IF([.$B18]&lt;[.$B$10];[.D$10];[.D$11]))))" office:value-type="float" office:value="0.78125" calcext:value-type="float">
            <text:p>0.78125</text:p>
          </table:table-cell>
          <table:table-cell table:formula="of:=[.L18]*[.$C$3]" office:value-type="float" office:value="4.97" calcext:value-type="float">
            <text:p>4.97</text:p>
          </table:table-cell>
          <table:table-cell table:formula="of:=[.L17]-AVERAGE([.M17];[.M18])*([.B18]-[.B17])" office:value-type="float" office:value="0.994" calcext:value-type="float">
            <text:p>0.99</text:p>
          </table:table-cell>
          <table:table-cell table:formula="of:=[.D18]/[.C$12]" office:value-type="float" office:value="0.35" calcext:value-type="float">
            <text:p>0.35</text:p>
          </table:table-cell>
          <table:table-cell table:formula="of:=[.O18]*[.$C$3]" office:value-type="float" office:value="4.97" calcext:value-type="float">
            <text:p>4.97</text:p>
          </table:table-cell>
          <table:table-cell table:formula="of:=[.G18]-(  ([.I18]-[.F18])*[.B18]*[.B18]/(2*[.C$12]*([.H18]-[.E18])) - ( ([.I18]-[.F18]) * [.E18]*[.B18]/(([.H18]-[.E18])*[.C$12] ) ) + [.F18]*[.B18]/[.C$12] )" office:value-type="float" office:value="0.994" calcext:value-type="float">
            <text:p>0.99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18]+[.C$14]" office:value-type="float" office:value="0.03" calcext:value-type="float">
            <text:p>0.03</text:p>
          </table:table-cell>
          <table:table-cell table:formula="of:=[.D19]*[.C$2]" office:value-type="float" office:value="40" calcext:value-type="float">
            <text:p>40.00</text:p>
          </table:table-cell>
          <table:table-cell table:formula="of:=([.B19]-[.E19])*([.I19]-[.F19])/([.H19]-[.E19])+[.F19]" office:value-type="float" office:value="0.16" calcext:value-type="float">
            <text:p>0.16</text:p>
          </table:table-cell>
          <table:table-cell table:formula="of:=IF([.$B19]&lt;[.$B$8];[.B$7];IF([.$B19]&lt;[.$B$9];[.B$8];IF([.$B19]&lt;[.$B$10];[.B$9];IF([.$B19]&lt;[.$B$11];[.B$10];[.B$11]))))" office:value-type="float" office:value="0" calcext:value-type="float">
            <text:p>0</text:p>
          </table:table-cell>
          <table:table-cell table:formula="of:=IF([.$B19]&lt;[.$B$8];[.C$7];IF([.$B19]&lt;[.$B$9];[.C$8];IF([.$B19]&lt;[.$B$10];[.C$9];IF([.$B19]&lt;[.$B$11];[.C$10];[.C$11]))))" office:value-type="float" office:value="0.1" calcext:value-type="float">
            <text:p>0.1</text:p>
          </table:table-cell>
          <table:table-cell table:formula="of:=IF([.$B19]&lt;[.$B$8];[.D$7];IF([.$B19]&lt;[.$B$9];[.D$8];IF([.$B19]&lt;[.$B$10];[.D$9];IF([.$B19]&lt;[.$B$11];[.D$10];[.D$11]))))" office:value-type="float" office:value="1" calcext:value-type="float">
            <text:p>1</text:p>
          </table:table-cell>
          <table:table-cell table:formula="of:=IF([.$B19]&lt;[.$B$7];[.B$7];IF([.$B19]&lt;[.$B$8];[.B$8];IF([.$B19]&lt;[.$B$9];[.B$9];IF([.$B19]&lt;[.$B$10];[.B$10];[.B$11]))))" office:value-type="float" office:value="0.25" calcext:value-type="float">
            <text:p>0.25</text:p>
          </table:table-cell>
          <table:table-cell table:formula="of:=IF([.$B19]&lt;[.$B$7];[.C$7];IF([.$B19]&lt;[.$B$8];[.C$8];IF([.$B19]&lt;[.$B$9];[.C$9];IF([.$B19]&lt;[.$B$10];[.C$10];[.C$11]))))" office:value-type="float" office:value="0.6" calcext:value-type="float">
            <text:p>0.6</text:p>
          </table:table-cell>
          <table:table-cell table:formula="of:=IF([.$B19]&lt;[.$B$7];[.D$7];IF([.$B19]&lt;[.$B$8];[.D$8];IF([.$B19]&lt;[.$B$9];[.D$9];IF([.$B19]&lt;[.$B$10];[.D$10];[.D$11]))))" office:value-type="float" office:value="0.78125" calcext:value-type="float">
            <text:p>0.78125</text:p>
          </table:table-cell>
          <table:table-cell table:formula="of:=[.L19]*[.$C$3]" office:value-type="float" office:value="4.95125" calcext:value-type="float">
            <text:p>4.95</text:p>
          </table:table-cell>
          <table:table-cell table:formula="of:=[.L18]-AVERAGE([.M18];[.M19])*([.B19]-[.B18])" office:value-type="float" office:value="0.99025" calcext:value-type="float">
            <text:p>0.99</text:p>
          </table:table-cell>
          <table:table-cell table:formula="of:=[.D19]/[.C$12]" office:value-type="float" office:value="0.4" calcext:value-type="float">
            <text:p>0.40</text:p>
          </table:table-cell>
          <table:table-cell table:formula="of:=[.O19]*[.$C$3]" office:value-type="float" office:value="4.95125" calcext:value-type="float">
            <text:p>4.95</text:p>
          </table:table-cell>
          <table:table-cell table:formula="of:=[.G19]-(  ([.I19]-[.F19])*[.B19]*[.B19]/(2*[.C$12]*([.H19]-[.E19])) - ( ([.I19]-[.F19]) * [.E19]*[.B19]/(([.H19]-[.E19])*[.C$12] ) ) + [.F19]*[.B19]/[.C$12] )" office:value-type="float" office:value="0.99025" calcext:value-type="float">
            <text:p>0.99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19]+[.C$14]" office:value-type="float" office:value="0.04" calcext:value-type="float">
            <text:p>0.04</text:p>
          </table:table-cell>
          <table:table-cell table:formula="of:=[.D20]*[.C$2]" office:value-type="float" office:value="45" calcext:value-type="float">
            <text:p>45.00</text:p>
          </table:table-cell>
          <table:table-cell table:formula="of:=([.B20]-[.E20])*([.I20]-[.F20])/([.H20]-[.E20])+[.F20]" office:value-type="float" office:value="0.18" calcext:value-type="float">
            <text:p>0.18</text:p>
          </table:table-cell>
          <table:table-cell table:formula="of:=IF([.$B20]&lt;[.$B$8];[.B$7];IF([.$B20]&lt;[.$B$9];[.B$8];IF([.$B20]&lt;[.$B$10];[.B$9];IF([.$B20]&lt;[.$B$11];[.B$10];[.B$11]))))" office:value-type="float" office:value="0" calcext:value-type="float">
            <text:p>0</text:p>
          </table:table-cell>
          <table:table-cell table:formula="of:=IF([.$B20]&lt;[.$B$8];[.C$7];IF([.$B20]&lt;[.$B$9];[.C$8];IF([.$B20]&lt;[.$B$10];[.C$9];IF([.$B20]&lt;[.$B$11];[.C$10];[.C$11]))))" office:value-type="float" office:value="0.1" calcext:value-type="float">
            <text:p>0.1</text:p>
          </table:table-cell>
          <table:table-cell table:formula="of:=IF([.$B20]&lt;[.$B$8];[.D$7];IF([.$B20]&lt;[.$B$9];[.D$8];IF([.$B20]&lt;[.$B$10];[.D$9];IF([.$B20]&lt;[.$B$11];[.D$10];[.D$11]))))" office:value-type="float" office:value="1" calcext:value-type="float">
            <text:p>1</text:p>
          </table:table-cell>
          <table:table-cell table:formula="of:=IF([.$B20]&lt;[.$B$7];[.B$7];IF([.$B20]&lt;[.$B$8];[.B$8];IF([.$B20]&lt;[.$B$9];[.B$9];IF([.$B20]&lt;[.$B$10];[.B$10];[.B$11]))))" office:value-type="float" office:value="0.25" calcext:value-type="float">
            <text:p>0.25</text:p>
          </table:table-cell>
          <table:table-cell table:formula="of:=IF([.$B20]&lt;[.$B$7];[.C$7];IF([.$B20]&lt;[.$B$8];[.C$8];IF([.$B20]&lt;[.$B$9];[.C$9];IF([.$B20]&lt;[.$B$10];[.C$10];[.C$11]))))" office:value-type="float" office:value="0.6" calcext:value-type="float">
            <text:p>0.6</text:p>
          </table:table-cell>
          <table:table-cell table:formula="of:=IF([.$B20]&lt;[.$B$7];[.D$7];IF([.$B20]&lt;[.$B$8];[.D$8];IF([.$B20]&lt;[.$B$9];[.D$9];IF([.$B20]&lt;[.$B$10];[.D$10];[.D$11]))))" office:value-type="float" office:value="0.78125" calcext:value-type="float">
            <text:p>0.78125</text:p>
          </table:table-cell>
          <table:table-cell table:formula="of:=[.L20]*[.$C$3]" office:value-type="float" office:value="4.93" calcext:value-type="float">
            <text:p>4.93</text:p>
          </table:table-cell>
          <table:table-cell table:formula="of:=[.L19]-AVERAGE([.M19];[.M20])*([.B20]-[.B19])" office:value-type="float" office:value="0.986" calcext:value-type="float">
            <text:p>0.99</text:p>
          </table:table-cell>
          <table:table-cell table:formula="of:=[.D20]/[.C$12]" office:value-type="float" office:value="0.45" calcext:value-type="float">
            <text:p>0.45</text:p>
          </table:table-cell>
          <table:table-cell table:formula="of:=[.O20]*[.$C$3]" office:value-type="float" office:value="4.93" calcext:value-type="float">
            <text:p>4.93</text:p>
          </table:table-cell>
          <table:table-cell table:formula="of:=[.G20]-(  ([.I20]-[.F20])*[.B20]*[.B20]/(2*[.C$12]*([.H20]-[.E20])) - ( ([.I20]-[.F20]) * [.E20]*[.B20]/(([.H20]-[.E20])*[.C$12] ) ) + [.F20]*[.B20]/[.C$12] )" office:value-type="float" office:value="0.986" calcext:value-type="float">
            <text:p>0.99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20]+[.C$14]" office:value-type="float" office:value="0.05" calcext:value-type="float">
            <text:p>0.05</text:p>
          </table:table-cell>
          <table:table-cell table:formula="of:=[.D21]*[.C$2]" office:value-type="float" office:value="50" calcext:value-type="float">
            <text:p>50.00</text:p>
          </table:table-cell>
          <table:table-cell table:formula="of:=([.B21]-[.E21])*([.I21]-[.F21])/([.H21]-[.E21])+[.F21]" office:value-type="float" office:value="0.2" calcext:value-type="float">
            <text:p>0.20</text:p>
          </table:table-cell>
          <table:table-cell table:formula="of:=IF([.$B21]&lt;[.$B$8];[.B$7];IF([.$B21]&lt;[.$B$9];[.B$8];IF([.$B21]&lt;[.$B$10];[.B$9];IF([.$B21]&lt;[.$B$11];[.B$10];[.B$11]))))" office:value-type="float" office:value="0" calcext:value-type="float">
            <text:p>0</text:p>
          </table:table-cell>
          <table:table-cell table:formula="of:=IF([.$B21]&lt;[.$B$8];[.C$7];IF([.$B21]&lt;[.$B$9];[.C$8];IF([.$B21]&lt;[.$B$10];[.C$9];IF([.$B21]&lt;[.$B$11];[.C$10];[.C$11]))))" office:value-type="float" office:value="0.1" calcext:value-type="float">
            <text:p>0.1</text:p>
          </table:table-cell>
          <table:table-cell table:formula="of:=IF([.$B21]&lt;[.$B$8];[.D$7];IF([.$B21]&lt;[.$B$9];[.D$8];IF([.$B21]&lt;[.$B$10];[.D$9];IF([.$B21]&lt;[.$B$11];[.D$10];[.D$11]))))" office:value-type="float" office:value="1" calcext:value-type="float">
            <text:p>1</text:p>
          </table:table-cell>
          <table:table-cell table:formula="of:=IF([.$B21]&lt;[.$B$7];[.B$7];IF([.$B21]&lt;[.$B$8];[.B$8];IF([.$B21]&lt;[.$B$9];[.B$9];IF([.$B21]&lt;[.$B$10];[.B$10];[.B$11]))))" office:value-type="float" office:value="0.25" calcext:value-type="float">
            <text:p>0.25</text:p>
          </table:table-cell>
          <table:table-cell table:formula="of:=IF([.$B21]&lt;[.$B$7];[.C$7];IF([.$B21]&lt;[.$B$8];[.C$8];IF([.$B21]&lt;[.$B$9];[.C$9];IF([.$B21]&lt;[.$B$10];[.C$10];[.C$11]))))" office:value-type="float" office:value="0.6" calcext:value-type="float">
            <text:p>0.6</text:p>
          </table:table-cell>
          <table:table-cell table:formula="of:=IF([.$B21]&lt;[.$B$7];[.D$7];IF([.$B21]&lt;[.$B$8];[.D$8];IF([.$B21]&lt;[.$B$9];[.D$9];IF([.$B21]&lt;[.$B$10];[.D$10];[.D$11]))))" office:value-type="float" office:value="0.78125" calcext:value-type="float">
            <text:p>0.78125</text:p>
          </table:table-cell>
          <table:table-cell table:formula="of:=[.L21]*[.$C$3]" office:value-type="float" office:value="4.90625" calcext:value-type="float">
            <text:p>4.91</text:p>
          </table:table-cell>
          <table:table-cell table:formula="of:=[.L20]-AVERAGE([.M20];[.M21])*([.B21]-[.B20])" office:value-type="float" office:value="0.98125" calcext:value-type="float">
            <text:p>0.98</text:p>
          </table:table-cell>
          <table:table-cell table:formula="of:=[.D21]/[.C$12]" office:value-type="float" office:value="0.5" calcext:value-type="float">
            <text:p>0.50</text:p>
          </table:table-cell>
          <table:table-cell table:formula="of:=[.O21]*[.$C$3]" office:value-type="float" office:value="4.90625" calcext:value-type="float">
            <text:p>4.91</text:p>
          </table:table-cell>
          <table:table-cell table:formula="of:=[.G21]-(  ([.I21]-[.F21])*[.B21]*[.B21]/(2*[.C$12]*([.H21]-[.E21])) - ( ([.I21]-[.F21]) * [.E21]*[.B21]/(([.H21]-[.E21])*[.C$12] ) ) + [.F21]*[.B21]/[.C$12] )" office:value-type="float" office:value="0.98125" calcext:value-type="float">
            <text:p>0.98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21]+[.C$14]" office:value-type="float" office:value="0.06" calcext:value-type="float">
            <text:p>0.06</text:p>
          </table:table-cell>
          <table:table-cell table:formula="of:=[.D22]*[.C$2]" office:value-type="float" office:value="55" calcext:value-type="float">
            <text:p>55.00</text:p>
          </table:table-cell>
          <table:table-cell table:formula="of:=([.B22]-[.E22])*([.I22]-[.F22])/([.H22]-[.E22])+[.F22]" office:value-type="float" office:value="0.22" calcext:value-type="float">
            <text:p>0.22</text:p>
          </table:table-cell>
          <table:table-cell table:formula="of:=IF([.$B22]&lt;[.$B$8];[.B$7];IF([.$B22]&lt;[.$B$9];[.B$8];IF([.$B22]&lt;[.$B$10];[.B$9];IF([.$B22]&lt;[.$B$11];[.B$10];[.B$11]))))" office:value-type="float" office:value="0" calcext:value-type="float">
            <text:p>0</text:p>
          </table:table-cell>
          <table:table-cell table:formula="of:=IF([.$B22]&lt;[.$B$8];[.C$7];IF([.$B22]&lt;[.$B$9];[.C$8];IF([.$B22]&lt;[.$B$10];[.C$9];IF([.$B22]&lt;[.$B$11];[.C$10];[.C$11]))))" office:value-type="float" office:value="0.1" calcext:value-type="float">
            <text:p>0.1</text:p>
          </table:table-cell>
          <table:table-cell table:formula="of:=IF([.$B22]&lt;[.$B$8];[.D$7];IF([.$B22]&lt;[.$B$9];[.D$8];IF([.$B22]&lt;[.$B$10];[.D$9];IF([.$B22]&lt;[.$B$11];[.D$10];[.D$11]))))" office:value-type="float" office:value="1" calcext:value-type="float">
            <text:p>1</text:p>
          </table:table-cell>
          <table:table-cell table:formula="of:=IF([.$B22]&lt;[.$B$7];[.B$7];IF([.$B22]&lt;[.$B$8];[.B$8];IF([.$B22]&lt;[.$B$9];[.B$9];IF([.$B22]&lt;[.$B$10];[.B$10];[.B$11]))))" office:value-type="float" office:value="0.25" calcext:value-type="float">
            <text:p>0.25</text:p>
          </table:table-cell>
          <table:table-cell table:formula="of:=IF([.$B22]&lt;[.$B$7];[.C$7];IF([.$B22]&lt;[.$B$8];[.C$8];IF([.$B22]&lt;[.$B$9];[.C$9];IF([.$B22]&lt;[.$B$10];[.C$10];[.C$11]))))" office:value-type="float" office:value="0.6" calcext:value-type="float">
            <text:p>0.6</text:p>
          </table:table-cell>
          <table:table-cell table:formula="of:=IF([.$B22]&lt;[.$B$7];[.D$7];IF([.$B22]&lt;[.$B$8];[.D$8];IF([.$B22]&lt;[.$B$9];[.D$9];IF([.$B22]&lt;[.$B$10];[.D$10];[.D$11]))))" office:value-type="float" office:value="0.78125" calcext:value-type="float">
            <text:p>0.78125</text:p>
          </table:table-cell>
          <table:table-cell table:formula="of:=[.L22]*[.$C$3]" office:value-type="float" office:value="4.88" calcext:value-type="float">
            <text:p>4.88</text:p>
          </table:table-cell>
          <table:table-cell table:formula="of:=[.L21]-AVERAGE([.M21];[.M22])*([.B22]-[.B21])" office:value-type="float" office:value="0.976" calcext:value-type="float">
            <text:p>0.98</text:p>
          </table:table-cell>
          <table:table-cell table:formula="of:=[.D22]/[.C$12]" office:value-type="float" office:value="0.55" calcext:value-type="float">
            <text:p>0.55</text:p>
          </table:table-cell>
          <table:table-cell table:formula="of:=[.O22]*[.$C$3]" office:value-type="float" office:value="4.88" calcext:value-type="float">
            <text:p>4.88</text:p>
          </table:table-cell>
          <table:table-cell table:formula="of:=[.G22]-(  ([.I22]-[.F22])*[.B22]*[.B22]/(2*[.C$12]*([.H22]-[.E22])) - ( ([.I22]-[.F22]) * [.E22]*[.B22]/(([.H22]-[.E22])*[.C$12] ) ) + [.F22]*[.B22]/[.C$12] )" office:value-type="float" office:value="0.976" calcext:value-type="float">
            <text:p>0.98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22]+[.C$14]" office:value-type="float" office:value="0.07" calcext:value-type="float">
            <text:p>0.07</text:p>
          </table:table-cell>
          <table:table-cell table:formula="of:=[.D23]*[.C$2]" office:value-type="float" office:value="60" calcext:value-type="float">
            <text:p>60.00</text:p>
          </table:table-cell>
          <table:table-cell table:formula="of:=([.B23]-[.E23])*([.I23]-[.F23])/([.H23]-[.E23])+[.F23]" office:value-type="float" office:value="0.24" calcext:value-type="float">
            <text:p>0.24</text:p>
          </table:table-cell>
          <table:table-cell table:formula="of:=IF([.$B23]&lt;[.$B$8];[.B$7];IF([.$B23]&lt;[.$B$9];[.B$8];IF([.$B23]&lt;[.$B$10];[.B$9];IF([.$B23]&lt;[.$B$11];[.B$10];[.B$11]))))" office:value-type="float" office:value="0" calcext:value-type="float">
            <text:p>0</text:p>
          </table:table-cell>
          <table:table-cell table:formula="of:=IF([.$B23]&lt;[.$B$8];[.C$7];IF([.$B23]&lt;[.$B$9];[.C$8];IF([.$B23]&lt;[.$B$10];[.C$9];IF([.$B23]&lt;[.$B$11];[.C$10];[.C$11]))))" office:value-type="float" office:value="0.1" calcext:value-type="float">
            <text:p>0.1</text:p>
          </table:table-cell>
          <table:table-cell table:formula="of:=IF([.$B23]&lt;[.$B$8];[.D$7];IF([.$B23]&lt;[.$B$9];[.D$8];IF([.$B23]&lt;[.$B$10];[.D$9];IF([.$B23]&lt;[.$B$11];[.D$10];[.D$11]))))" office:value-type="float" office:value="1" calcext:value-type="float">
            <text:p>1</text:p>
          </table:table-cell>
          <table:table-cell table:formula="of:=IF([.$B23]&lt;[.$B$7];[.B$7];IF([.$B23]&lt;[.$B$8];[.B$8];IF([.$B23]&lt;[.$B$9];[.B$9];IF([.$B23]&lt;[.$B$10];[.B$10];[.B$11]))))" office:value-type="float" office:value="0.25" calcext:value-type="float">
            <text:p>0.25</text:p>
          </table:table-cell>
          <table:table-cell table:formula="of:=IF([.$B23]&lt;[.$B$7];[.C$7];IF([.$B23]&lt;[.$B$8];[.C$8];IF([.$B23]&lt;[.$B$9];[.C$9];IF([.$B23]&lt;[.$B$10];[.C$10];[.C$11]))))" office:value-type="float" office:value="0.6" calcext:value-type="float">
            <text:p>0.6</text:p>
          </table:table-cell>
          <table:table-cell table:formula="of:=IF([.$B23]&lt;[.$B$7];[.D$7];IF([.$B23]&lt;[.$B$8];[.D$8];IF([.$B23]&lt;[.$B$9];[.D$9];IF([.$B23]&lt;[.$B$10];[.D$10];[.D$11]))))" office:value-type="float" office:value="0.78125" calcext:value-type="float">
            <text:p>0.78125</text:p>
          </table:table-cell>
          <table:table-cell table:formula="of:=[.L23]*[.$C$3]" office:value-type="float" office:value="4.85125" calcext:value-type="float">
            <text:p>4.85</text:p>
          </table:table-cell>
          <table:table-cell table:formula="of:=[.L22]-AVERAGE([.M22];[.M23])*([.B23]-[.B22])" office:value-type="float" office:value="0.97025" calcext:value-type="float">
            <text:p>0.97</text:p>
          </table:table-cell>
          <table:table-cell table:formula="of:=[.D23]/[.C$12]" office:value-type="float" office:value="0.6" calcext:value-type="float">
            <text:p>0.60</text:p>
          </table:table-cell>
          <table:table-cell table:formula="of:=[.O23]*[.$C$3]" office:value-type="float" office:value="4.85125" calcext:value-type="float">
            <text:p>4.85</text:p>
          </table:table-cell>
          <table:table-cell table:formula="of:=[.G23]-(  ([.I23]-[.F23])*[.B23]*[.B23]/(2*[.C$12]*([.H23]-[.E23])) - ( ([.I23]-[.F23]) * [.E23]*[.B23]/(([.H23]-[.E23])*[.C$12] ) ) + [.F23]*[.B23]/[.C$12] )" office:value-type="float" office:value="0.97025" calcext:value-type="float">
            <text:p>0.97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23]+[.C$14]" office:value-type="float" office:value="0.08" calcext:value-type="float">
            <text:p>0.08</text:p>
          </table:table-cell>
          <table:table-cell table:formula="of:=[.D24]*[.C$2]" office:value-type="float" office:value="65" calcext:value-type="float">
            <text:p>65.00</text:p>
          </table:table-cell>
          <table:table-cell table:formula="of:=([.B24]-[.E24])*([.I24]-[.F24])/([.H24]-[.E24])+[.F24]" office:value-type="float" office:value="0.26" calcext:value-type="float">
            <text:p>0.26</text:p>
          </table:table-cell>
          <table:table-cell table:formula="of:=IF([.$B24]&lt;[.$B$8];[.B$7];IF([.$B24]&lt;[.$B$9];[.B$8];IF([.$B24]&lt;[.$B$10];[.B$9];IF([.$B24]&lt;[.$B$11];[.B$10];[.B$11]))))" office:value-type="float" office:value="0" calcext:value-type="float">
            <text:p>0</text:p>
          </table:table-cell>
          <table:table-cell table:formula="of:=IF([.$B24]&lt;[.$B$8];[.C$7];IF([.$B24]&lt;[.$B$9];[.C$8];IF([.$B24]&lt;[.$B$10];[.C$9];IF([.$B24]&lt;[.$B$11];[.C$10];[.C$11]))))" office:value-type="float" office:value="0.1" calcext:value-type="float">
            <text:p>0.1</text:p>
          </table:table-cell>
          <table:table-cell table:formula="of:=IF([.$B24]&lt;[.$B$8];[.D$7];IF([.$B24]&lt;[.$B$9];[.D$8];IF([.$B24]&lt;[.$B$10];[.D$9];IF([.$B24]&lt;[.$B$11];[.D$10];[.D$11]))))" office:value-type="float" office:value="1" calcext:value-type="float">
            <text:p>1</text:p>
          </table:table-cell>
          <table:table-cell table:formula="of:=IF([.$B24]&lt;[.$B$7];[.B$7];IF([.$B24]&lt;[.$B$8];[.B$8];IF([.$B24]&lt;[.$B$9];[.B$9];IF([.$B24]&lt;[.$B$10];[.B$10];[.B$11]))))" office:value-type="float" office:value="0.25" calcext:value-type="float">
            <text:p>0.25</text:p>
          </table:table-cell>
          <table:table-cell table:formula="of:=IF([.$B24]&lt;[.$B$7];[.C$7];IF([.$B24]&lt;[.$B$8];[.C$8];IF([.$B24]&lt;[.$B$9];[.C$9];IF([.$B24]&lt;[.$B$10];[.C$10];[.C$11]))))" office:value-type="float" office:value="0.6" calcext:value-type="float">
            <text:p>0.6</text:p>
          </table:table-cell>
          <table:table-cell table:formula="of:=IF([.$B24]&lt;[.$B$7];[.D$7];IF([.$B24]&lt;[.$B$8];[.D$8];IF([.$B24]&lt;[.$B$9];[.D$9];IF([.$B24]&lt;[.$B$10];[.D$10];[.D$11]))))" office:value-type="float" office:value="0.78125" calcext:value-type="float">
            <text:p>0.78125</text:p>
          </table:table-cell>
          <table:table-cell table:formula="of:=[.L24]*[.$C$3]" office:value-type="float" office:value="4.82" calcext:value-type="float">
            <text:p>4.82</text:p>
          </table:table-cell>
          <table:table-cell table:formula="of:=[.L23]-AVERAGE([.M23];[.M24])*([.B24]-[.B23])" office:value-type="float" office:value="0.964" calcext:value-type="float">
            <text:p>0.96</text:p>
          </table:table-cell>
          <table:table-cell table:formula="of:=[.D24]/[.C$12]" office:value-type="float" office:value="0.65" calcext:value-type="float">
            <text:p>0.65</text:p>
          </table:table-cell>
          <table:table-cell table:formula="of:=[.O24]*[.$C$3]" office:value-type="float" office:value="4.82" calcext:value-type="float">
            <text:p>4.82</text:p>
          </table:table-cell>
          <table:table-cell table:formula="of:=[.G24]-(  ([.I24]-[.F24])*[.B24]*[.B24]/(2*[.C$12]*([.H24]-[.E24])) - ( ([.I24]-[.F24]) * [.E24]*[.B24]/(([.H24]-[.E24])*[.C$12] ) ) + [.F24]*[.B24]/[.C$12] )" office:value-type="float" office:value="0.964" calcext:value-type="float">
            <text:p>0.96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24]+[.C$14]" office:value-type="float" office:value="0.09" calcext:value-type="float">
            <text:p>0.09</text:p>
          </table:table-cell>
          <table:table-cell table:formula="of:=[.D25]*[.C$2]" office:value-type="float" office:value="70" calcext:value-type="float">
            <text:p>70.00</text:p>
          </table:table-cell>
          <table:table-cell table:formula="of:=([.B25]-[.E25])*([.I25]-[.F25])/([.H25]-[.E25])+[.F25]" office:value-type="float" office:value="0.28" calcext:value-type="float">
            <text:p>0.28</text:p>
          </table:table-cell>
          <table:table-cell table:formula="of:=IF([.$B25]&lt;[.$B$8];[.B$7];IF([.$B25]&lt;[.$B$9];[.B$8];IF([.$B25]&lt;[.$B$10];[.B$9];IF([.$B25]&lt;[.$B$11];[.B$10];[.B$11]))))" office:value-type="float" office:value="0" calcext:value-type="float">
            <text:p>0</text:p>
          </table:table-cell>
          <table:table-cell table:formula="of:=IF([.$B25]&lt;[.$B$8];[.C$7];IF([.$B25]&lt;[.$B$9];[.C$8];IF([.$B25]&lt;[.$B$10];[.C$9];IF([.$B25]&lt;[.$B$11];[.C$10];[.C$11]))))" office:value-type="float" office:value="0.1" calcext:value-type="float">
            <text:p>0.1</text:p>
          </table:table-cell>
          <table:table-cell table:formula="of:=IF([.$B25]&lt;[.$B$8];[.D$7];IF([.$B25]&lt;[.$B$9];[.D$8];IF([.$B25]&lt;[.$B$10];[.D$9];IF([.$B25]&lt;[.$B$11];[.D$10];[.D$11]))))" office:value-type="float" office:value="1" calcext:value-type="float">
            <text:p>1</text:p>
          </table:table-cell>
          <table:table-cell table:formula="of:=IF([.$B25]&lt;[.$B$7];[.B$7];IF([.$B25]&lt;[.$B$8];[.B$8];IF([.$B25]&lt;[.$B$9];[.B$9];IF([.$B25]&lt;[.$B$10];[.B$10];[.B$11]))))" office:value-type="float" office:value="0.25" calcext:value-type="float">
            <text:p>0.25</text:p>
          </table:table-cell>
          <table:table-cell table:formula="of:=IF([.$B25]&lt;[.$B$7];[.C$7];IF([.$B25]&lt;[.$B$8];[.C$8];IF([.$B25]&lt;[.$B$9];[.C$9];IF([.$B25]&lt;[.$B$10];[.C$10];[.C$11]))))" office:value-type="float" office:value="0.6" calcext:value-type="float">
            <text:p>0.6</text:p>
          </table:table-cell>
          <table:table-cell table:formula="of:=IF([.$B25]&lt;[.$B$7];[.D$7];IF([.$B25]&lt;[.$B$8];[.D$8];IF([.$B25]&lt;[.$B$9];[.D$9];IF([.$B25]&lt;[.$B$10];[.D$10];[.D$11]))))" office:value-type="float" office:value="0.78125" calcext:value-type="float">
            <text:p>0.78125</text:p>
          </table:table-cell>
          <table:table-cell table:formula="of:=[.L25]*[.$C$3]" office:value-type="float" office:value="4.78625" calcext:value-type="float">
            <text:p>4.79</text:p>
          </table:table-cell>
          <table:table-cell table:formula="of:=[.L24]-AVERAGE([.M24];[.M25])*([.B25]-[.B24])" office:value-type="float" office:value="0.95725" calcext:value-type="float">
            <text:p>0.96</text:p>
          </table:table-cell>
          <table:table-cell table:formula="of:=[.D25]/[.C$12]" office:value-type="float" office:value="0.7" calcext:value-type="float">
            <text:p>0.70</text:p>
          </table:table-cell>
          <table:table-cell table:formula="of:=[.O25]*[.$C$3]" office:value-type="float" office:value="4.78625" calcext:value-type="float">
            <text:p>4.79</text:p>
          </table:table-cell>
          <table:table-cell table:formula="of:=[.G25]-(  ([.I25]-[.F25])*[.B25]*[.B25]/(2*[.C$12]*([.H25]-[.E25])) - ( ([.I25]-[.F25]) * [.E25]*[.B25]/(([.H25]-[.E25])*[.C$12] ) ) + [.F25]*[.B25]/[.C$12] )" office:value-type="float" office:value="0.95725" calcext:value-type="float">
            <text:p>0.96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25]+[.C$14]" office:value-type="float" office:value="0.1" calcext:value-type="float">
            <text:p>0.10</text:p>
          </table:table-cell>
          <table:table-cell table:formula="of:=[.D26]*[.C$2]" office:value-type="float" office:value="75" calcext:value-type="float">
            <text:p>75.00</text:p>
          </table:table-cell>
          <table:table-cell table:formula="of:=([.B26]-[.E26])*([.I26]-[.F26])/([.H26]-[.E26])+[.F26]" office:value-type="float" office:value="0.3" calcext:value-type="float">
            <text:p>0.30</text:p>
          </table:table-cell>
          <table:table-cell table:formula="of:=IF([.$B26]&lt;[.$B$8];[.B$7];IF([.$B26]&lt;[.$B$9];[.B$8];IF([.$B26]&lt;[.$B$10];[.B$9];IF([.$B26]&lt;[.$B$11];[.B$10];[.B$11]))))" office:value-type="float" office:value="0" calcext:value-type="float">
            <text:p>0</text:p>
          </table:table-cell>
          <table:table-cell table:formula="of:=IF([.$B26]&lt;[.$B$8];[.C$7];IF([.$B26]&lt;[.$B$9];[.C$8];IF([.$B26]&lt;[.$B$10];[.C$9];IF([.$B26]&lt;[.$B$11];[.C$10];[.C$11]))))" office:value-type="float" office:value="0.1" calcext:value-type="float">
            <text:p>0.1</text:p>
          </table:table-cell>
          <table:table-cell table:formula="of:=IF([.$B26]&lt;[.$B$8];[.D$7];IF([.$B26]&lt;[.$B$9];[.D$8];IF([.$B26]&lt;[.$B$10];[.D$9];IF([.$B26]&lt;[.$B$11];[.D$10];[.D$11]))))" office:value-type="float" office:value="1" calcext:value-type="float">
            <text:p>1</text:p>
          </table:table-cell>
          <table:table-cell table:formula="of:=IF([.$B26]&lt;[.$B$7];[.B$7];IF([.$B26]&lt;[.$B$8];[.B$8];IF([.$B26]&lt;[.$B$9];[.B$9];IF([.$B26]&lt;[.$B$10];[.B$10];[.B$11]))))" office:value-type="float" office:value="0.25" calcext:value-type="float">
            <text:p>0.25</text:p>
          </table:table-cell>
          <table:table-cell table:formula="of:=IF([.$B26]&lt;[.$B$7];[.C$7];IF([.$B26]&lt;[.$B$8];[.C$8];IF([.$B26]&lt;[.$B$9];[.C$9];IF([.$B26]&lt;[.$B$10];[.C$10];[.C$11]))))" office:value-type="float" office:value="0.6" calcext:value-type="float">
            <text:p>0.6</text:p>
          </table:table-cell>
          <table:table-cell table:formula="of:=IF([.$B26]&lt;[.$B$7];[.D$7];IF([.$B26]&lt;[.$B$8];[.D$8];IF([.$B26]&lt;[.$B$9];[.D$9];IF([.$B26]&lt;[.$B$10];[.D$10];[.D$11]))))" office:value-type="float" office:value="0.78125" calcext:value-type="float">
            <text:p>0.78125</text:p>
          </table:table-cell>
          <table:table-cell table:formula="of:=[.L26]*[.$C$3]" office:value-type="float" office:value="4.75" calcext:value-type="float">
            <text:p>4.75</text:p>
          </table:table-cell>
          <table:table-cell table:formula="of:=[.L25]-AVERAGE([.M25];[.M26])*([.B26]-[.B25])" office:value-type="float" office:value="0.95" calcext:value-type="float">
            <text:p>0.95</text:p>
          </table:table-cell>
          <table:table-cell table:formula="of:=[.D26]/[.C$12]" office:value-type="float" office:value="0.75" calcext:value-type="float">
            <text:p>0.75</text:p>
          </table:table-cell>
          <table:table-cell table:formula="of:=[.O26]*[.$C$3]" office:value-type="float" office:value="4.75" calcext:value-type="float">
            <text:p>4.75</text:p>
          </table:table-cell>
          <table:table-cell table:formula="of:=[.G26]-(  ([.I26]-[.F26])*[.B26]*[.B26]/(2*[.C$12]*([.H26]-[.E26])) - ( ([.I26]-[.F26]) * [.E26]*[.B26]/(([.H26]-[.E26])*[.C$12] ) ) + [.F26]*[.B26]/[.C$12] )" office:value-type="float" office:value="0.95" calcext:value-type="float">
            <text:p>0.95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26]+[.C$14]" office:value-type="float" office:value="0.11" calcext:value-type="float">
            <text:p>0.11</text:p>
          </table:table-cell>
          <table:table-cell table:formula="of:=[.D27]*[.C$2]" office:value-type="float" office:value="80" calcext:value-type="float">
            <text:p>80.00</text:p>
          </table:table-cell>
          <table:table-cell table:formula="of:=([.B27]-[.E27])*([.I27]-[.F27])/([.H27]-[.E27])+[.F27]" office:value-type="float" office:value="0.32" calcext:value-type="float">
            <text:p>0.32</text:p>
          </table:table-cell>
          <table:table-cell table:formula="of:=IF([.$B27]&lt;[.$B$8];[.B$7];IF([.$B27]&lt;[.$B$9];[.B$8];IF([.$B27]&lt;[.$B$10];[.B$9];IF([.$B27]&lt;[.$B$11];[.B$10];[.B$11]))))" office:value-type="float" office:value="0" calcext:value-type="float">
            <text:p>0</text:p>
          </table:table-cell>
          <table:table-cell table:formula="of:=IF([.$B27]&lt;[.$B$8];[.C$7];IF([.$B27]&lt;[.$B$9];[.C$8];IF([.$B27]&lt;[.$B$10];[.C$9];IF([.$B27]&lt;[.$B$11];[.C$10];[.C$11]))))" office:value-type="float" office:value="0.1" calcext:value-type="float">
            <text:p>0.1</text:p>
          </table:table-cell>
          <table:table-cell table:formula="of:=IF([.$B27]&lt;[.$B$8];[.D$7];IF([.$B27]&lt;[.$B$9];[.D$8];IF([.$B27]&lt;[.$B$10];[.D$9];IF([.$B27]&lt;[.$B$11];[.D$10];[.D$11]))))" office:value-type="float" office:value="1" calcext:value-type="float">
            <text:p>1</text:p>
          </table:table-cell>
          <table:table-cell table:formula="of:=IF([.$B27]&lt;[.$B$7];[.B$7];IF([.$B27]&lt;[.$B$8];[.B$8];IF([.$B27]&lt;[.$B$9];[.B$9];IF([.$B27]&lt;[.$B$10];[.B$10];[.B$11]))))" office:value-type="float" office:value="0.25" calcext:value-type="float">
            <text:p>0.25</text:p>
          </table:table-cell>
          <table:table-cell table:formula="of:=IF([.$B27]&lt;[.$B$7];[.C$7];IF([.$B27]&lt;[.$B$8];[.C$8];IF([.$B27]&lt;[.$B$9];[.C$9];IF([.$B27]&lt;[.$B$10];[.C$10];[.C$11]))))" office:value-type="float" office:value="0.6" calcext:value-type="float">
            <text:p>0.6</text:p>
          </table:table-cell>
          <table:table-cell table:formula="of:=IF([.$B27]&lt;[.$B$7];[.D$7];IF([.$B27]&lt;[.$B$8];[.D$8];IF([.$B27]&lt;[.$B$9];[.D$9];IF([.$B27]&lt;[.$B$10];[.D$10];[.D$11]))))" office:value-type="float" office:value="0.78125" calcext:value-type="float">
            <text:p>0.78125</text:p>
          </table:table-cell>
          <table:table-cell table:formula="of:=[.L27]*[.$C$3]" office:value-type="float" office:value="4.71125" calcext:value-type="float">
            <text:p>4.71</text:p>
          </table:table-cell>
          <table:table-cell table:formula="of:=[.L26]-AVERAGE([.M26];[.M27])*([.B27]-[.B26])" office:value-type="float" office:value="0.94225" calcext:value-type="float">
            <text:p>0.94</text:p>
          </table:table-cell>
          <table:table-cell table:formula="of:=[.D27]/[.C$12]" office:value-type="float" office:value="0.8" calcext:value-type="float">
            <text:p>0.80</text:p>
          </table:table-cell>
          <table:table-cell table:formula="of:=[.O27]*[.$C$3]" office:value-type="float" office:value="4.71125" calcext:value-type="float">
            <text:p>4.71</text:p>
          </table:table-cell>
          <table:table-cell table:formula="of:=[.G27]-(  ([.I27]-[.F27])*[.B27]*[.B27]/(2*[.C$12]*([.H27]-[.E27])) - ( ([.I27]-[.F27]) * [.E27]*[.B27]/(([.H27]-[.E27])*[.C$12] ) ) + [.F27]*[.B27]/[.C$12] )" office:value-type="float" office:value="0.94225" calcext:value-type="float">
            <text:p>0.94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27]+[.C$14]" office:value-type="float" office:value="0.12" calcext:value-type="float">
            <text:p>0.12</text:p>
          </table:table-cell>
          <table:table-cell table:formula="of:=[.D28]*[.C$2]" office:value-type="float" office:value="85" calcext:value-type="float">
            <text:p>85.00</text:p>
          </table:table-cell>
          <table:table-cell table:formula="of:=([.B28]-[.E28])*([.I28]-[.F28])/([.H28]-[.E28])+[.F28]" office:value-type="float" office:value="0.34" calcext:value-type="float">
            <text:p>0.34</text:p>
          </table:table-cell>
          <table:table-cell table:formula="of:=IF([.$B28]&lt;[.$B$8];[.B$7];IF([.$B28]&lt;[.$B$9];[.B$8];IF([.$B28]&lt;[.$B$10];[.B$9];IF([.$B28]&lt;[.$B$11];[.B$10];[.B$11]))))" office:value-type="float" office:value="0" calcext:value-type="float">
            <text:p>0</text:p>
          </table:table-cell>
          <table:table-cell table:formula="of:=IF([.$B28]&lt;[.$B$8];[.C$7];IF([.$B28]&lt;[.$B$9];[.C$8];IF([.$B28]&lt;[.$B$10];[.C$9];IF([.$B28]&lt;[.$B$11];[.C$10];[.C$11]))))" office:value-type="float" office:value="0.1" calcext:value-type="float">
            <text:p>0.1</text:p>
          </table:table-cell>
          <table:table-cell table:formula="of:=IF([.$B28]&lt;[.$B$8];[.D$7];IF([.$B28]&lt;[.$B$9];[.D$8];IF([.$B28]&lt;[.$B$10];[.D$9];IF([.$B28]&lt;[.$B$11];[.D$10];[.D$11]))))" office:value-type="float" office:value="1" calcext:value-type="float">
            <text:p>1</text:p>
          </table:table-cell>
          <table:table-cell table:formula="of:=IF([.$B28]&lt;[.$B$7];[.B$7];IF([.$B28]&lt;[.$B$8];[.B$8];IF([.$B28]&lt;[.$B$9];[.B$9];IF([.$B28]&lt;[.$B$10];[.B$10];[.B$11]))))" office:value-type="float" office:value="0.25" calcext:value-type="float">
            <text:p>0.25</text:p>
          </table:table-cell>
          <table:table-cell table:formula="of:=IF([.$B28]&lt;[.$B$7];[.C$7];IF([.$B28]&lt;[.$B$8];[.C$8];IF([.$B28]&lt;[.$B$9];[.C$9];IF([.$B28]&lt;[.$B$10];[.C$10];[.C$11]))))" office:value-type="float" office:value="0.6" calcext:value-type="float">
            <text:p>0.6</text:p>
          </table:table-cell>
          <table:table-cell table:formula="of:=IF([.$B28]&lt;[.$B$7];[.D$7];IF([.$B28]&lt;[.$B$8];[.D$8];IF([.$B28]&lt;[.$B$9];[.D$9];IF([.$B28]&lt;[.$B$10];[.D$10];[.D$11]))))" office:value-type="float" office:value="0.78125" calcext:value-type="float">
            <text:p>0.78125</text:p>
          </table:table-cell>
          <table:table-cell table:formula="of:=[.L28]*[.$C$3]" office:value-type="float" office:value="4.67" calcext:value-type="float">
            <text:p>4.67</text:p>
          </table:table-cell>
          <table:table-cell table:formula="of:=[.L27]-AVERAGE([.M27];[.M28])*([.B28]-[.B27])" office:value-type="float" office:value="0.934" calcext:value-type="float">
            <text:p>0.93</text:p>
          </table:table-cell>
          <table:table-cell table:formula="of:=[.D28]/[.C$12]" office:value-type="float" office:value="0.85" calcext:value-type="float">
            <text:p>0.85</text:p>
          </table:table-cell>
          <table:table-cell table:formula="of:=[.O28]*[.$C$3]" office:value-type="float" office:value="4.67" calcext:value-type="float">
            <text:p>4.67</text:p>
          </table:table-cell>
          <table:table-cell table:formula="of:=[.G28]-(  ([.I28]-[.F28])*[.B28]*[.B28]/(2*[.C$12]*([.H28]-[.E28])) - ( ([.I28]-[.F28]) * [.E28]*[.B28]/(([.H28]-[.E28])*[.C$12] ) ) + [.F28]*[.B28]/[.C$12] )" office:value-type="float" office:value="0.934" calcext:value-type="float">
            <text:p>0.93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28]+[.C$14]" office:value-type="float" office:value="0.13" calcext:value-type="float">
            <text:p>0.13</text:p>
          </table:table-cell>
          <table:table-cell table:formula="of:=[.D29]*[.C$2]" office:value-type="float" office:value="90" calcext:value-type="float">
            <text:p>90.00</text:p>
          </table:table-cell>
          <table:table-cell table:formula="of:=([.B29]-[.E29])*([.I29]-[.F29])/([.H29]-[.E29])+[.F29]" office:value-type="float" office:value="0.36" calcext:value-type="float">
            <text:p>0.36</text:p>
          </table:table-cell>
          <table:table-cell table:formula="of:=IF([.$B29]&lt;[.$B$8];[.B$7];IF([.$B29]&lt;[.$B$9];[.B$8];IF([.$B29]&lt;[.$B$10];[.B$9];IF([.$B29]&lt;[.$B$11];[.B$10];[.B$11]))))" office:value-type="float" office:value="0" calcext:value-type="float">
            <text:p>0</text:p>
          </table:table-cell>
          <table:table-cell table:formula="of:=IF([.$B29]&lt;[.$B$8];[.C$7];IF([.$B29]&lt;[.$B$9];[.C$8];IF([.$B29]&lt;[.$B$10];[.C$9];IF([.$B29]&lt;[.$B$11];[.C$10];[.C$11]))))" office:value-type="float" office:value="0.1" calcext:value-type="float">
            <text:p>0.1</text:p>
          </table:table-cell>
          <table:table-cell table:formula="of:=IF([.$B29]&lt;[.$B$8];[.D$7];IF([.$B29]&lt;[.$B$9];[.D$8];IF([.$B29]&lt;[.$B$10];[.D$9];IF([.$B29]&lt;[.$B$11];[.D$10];[.D$11]))))" office:value-type="float" office:value="1" calcext:value-type="float">
            <text:p>1</text:p>
          </table:table-cell>
          <table:table-cell table:formula="of:=IF([.$B29]&lt;[.$B$7];[.B$7];IF([.$B29]&lt;[.$B$8];[.B$8];IF([.$B29]&lt;[.$B$9];[.B$9];IF([.$B29]&lt;[.$B$10];[.B$10];[.B$11]))))" office:value-type="float" office:value="0.25" calcext:value-type="float">
            <text:p>0.25</text:p>
          </table:table-cell>
          <table:table-cell table:formula="of:=IF([.$B29]&lt;[.$B$7];[.C$7];IF([.$B29]&lt;[.$B$8];[.C$8];IF([.$B29]&lt;[.$B$9];[.C$9];IF([.$B29]&lt;[.$B$10];[.C$10];[.C$11]))))" office:value-type="float" office:value="0.6" calcext:value-type="float">
            <text:p>0.6</text:p>
          </table:table-cell>
          <table:table-cell table:formula="of:=IF([.$B29]&lt;[.$B$7];[.D$7];IF([.$B29]&lt;[.$B$8];[.D$8];IF([.$B29]&lt;[.$B$9];[.D$9];IF([.$B29]&lt;[.$B$10];[.D$10];[.D$11]))))" office:value-type="float" office:value="0.78125" calcext:value-type="float">
            <text:p>0.78125</text:p>
          </table:table-cell>
          <table:table-cell table:formula="of:=[.L29]*[.$C$3]" office:value-type="float" office:value="4.62625" calcext:value-type="float">
            <text:p>4.63</text:p>
          </table:table-cell>
          <table:table-cell table:formula="of:=[.L28]-AVERAGE([.M28];[.M29])*([.B29]-[.B28])" office:value-type="float" office:value="0.92525" calcext:value-type="float">
            <text:p>0.93</text:p>
          </table:table-cell>
          <table:table-cell table:formula="of:=[.D29]/[.C$12]" office:value-type="float" office:value="0.9" calcext:value-type="float">
            <text:p>0.90</text:p>
          </table:table-cell>
          <table:table-cell table:formula="of:=[.O29]*[.$C$3]" office:value-type="float" office:value="4.62625" calcext:value-type="float">
            <text:p>4.63</text:p>
          </table:table-cell>
          <table:table-cell table:formula="of:=[.G29]-(  ([.I29]-[.F29])*[.B29]*[.B29]/(2*[.C$12]*([.H29]-[.E29])) - ( ([.I29]-[.F29]) * [.E29]*[.B29]/(([.H29]-[.E29])*[.C$12] ) ) + [.F29]*[.B29]/[.C$12] )" office:value-type="float" office:value="0.92525" calcext:value-type="float">
            <text:p>0.93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29]+[.C$14]" office:value-type="float" office:value="0.14" calcext:value-type="float">
            <text:p>0.14</text:p>
          </table:table-cell>
          <table:table-cell table:formula="of:=[.D30]*[.C$2]" office:value-type="float" office:value="95" calcext:value-type="float">
            <text:p>95.00</text:p>
          </table:table-cell>
          <table:table-cell table:formula="of:=([.B30]-[.E30])*([.I30]-[.F30])/([.H30]-[.E30])+[.F30]" office:value-type="float" office:value="0.38" calcext:value-type="float">
            <text:p>0.38</text:p>
          </table:table-cell>
          <table:table-cell table:formula="of:=IF([.$B30]&lt;[.$B$8];[.B$7];IF([.$B30]&lt;[.$B$9];[.B$8];IF([.$B30]&lt;[.$B$10];[.B$9];IF([.$B30]&lt;[.$B$11];[.B$10];[.B$11]))))" office:value-type="float" office:value="0" calcext:value-type="float">
            <text:p>0</text:p>
          </table:table-cell>
          <table:table-cell table:formula="of:=IF([.$B30]&lt;[.$B$8];[.C$7];IF([.$B30]&lt;[.$B$9];[.C$8];IF([.$B30]&lt;[.$B$10];[.C$9];IF([.$B30]&lt;[.$B$11];[.C$10];[.C$11]))))" office:value-type="float" office:value="0.1" calcext:value-type="float">
            <text:p>0.1</text:p>
          </table:table-cell>
          <table:table-cell table:formula="of:=IF([.$B30]&lt;[.$B$8];[.D$7];IF([.$B30]&lt;[.$B$9];[.D$8];IF([.$B30]&lt;[.$B$10];[.D$9];IF([.$B30]&lt;[.$B$11];[.D$10];[.D$11]))))" office:value-type="float" office:value="1" calcext:value-type="float">
            <text:p>1</text:p>
          </table:table-cell>
          <table:table-cell table:formula="of:=IF([.$B30]&lt;[.$B$7];[.B$7];IF([.$B30]&lt;[.$B$8];[.B$8];IF([.$B30]&lt;[.$B$9];[.B$9];IF([.$B30]&lt;[.$B$10];[.B$10];[.B$11]))))" office:value-type="float" office:value="0.25" calcext:value-type="float">
            <text:p>0.25</text:p>
          </table:table-cell>
          <table:table-cell table:formula="of:=IF([.$B30]&lt;[.$B$7];[.C$7];IF([.$B30]&lt;[.$B$8];[.C$8];IF([.$B30]&lt;[.$B$9];[.C$9];IF([.$B30]&lt;[.$B$10];[.C$10];[.C$11]))))" office:value-type="float" office:value="0.6" calcext:value-type="float">
            <text:p>0.6</text:p>
          </table:table-cell>
          <table:table-cell table:formula="of:=IF([.$B30]&lt;[.$B$7];[.D$7];IF([.$B30]&lt;[.$B$8];[.D$8];IF([.$B30]&lt;[.$B$9];[.D$9];IF([.$B30]&lt;[.$B$10];[.D$10];[.D$11]))))" office:value-type="float" office:value="0.78125" calcext:value-type="float">
            <text:p>0.78125</text:p>
          </table:table-cell>
          <table:table-cell table:formula="of:=[.L30]*[.$C$3]" office:value-type="float" office:value="4.58" calcext:value-type="float">
            <text:p>4.58</text:p>
          </table:table-cell>
          <table:table-cell table:formula="of:=[.L29]-AVERAGE([.M29];[.M30])*([.B30]-[.B29])" office:value-type="float" office:value="0.916" calcext:value-type="float">
            <text:p>0.92</text:p>
          </table:table-cell>
          <table:table-cell table:formula="of:=[.D30]/[.C$12]" office:value-type="float" office:value="0.95" calcext:value-type="float">
            <text:p>0.95</text:p>
          </table:table-cell>
          <table:table-cell table:formula="of:=[.O30]*[.$C$3]" office:value-type="float" office:value="4.58" calcext:value-type="float">
            <text:p>4.58</text:p>
          </table:table-cell>
          <table:table-cell table:formula="of:=[.G30]-(  ([.I30]-[.F30])*[.B30]*[.B30]/(2*[.C$12]*([.H30]-[.E30])) - ( ([.I30]-[.F30]) * [.E30]*[.B30]/(([.H30]-[.E30])*[.C$12] ) ) + [.F30]*[.B30]/[.C$12] )" office:value-type="float" office:value="0.916" calcext:value-type="float">
            <text:p>0.92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30]+[.C$14]" office:value-type="float" office:value="0.15" calcext:value-type="float">
            <text:p>0.15</text:p>
          </table:table-cell>
          <table:table-cell table:formula="of:=[.D31]*[.C$2]" office:value-type="float" office:value="100" calcext:value-type="float">
            <text:p>100.00</text:p>
          </table:table-cell>
          <table:table-cell table:formula="of:=([.B31]-[.E31])*([.I31]-[.F31])/([.H31]-[.E31])+[.F31]" office:value-type="float" office:value="0.4" calcext:value-type="float">
            <text:p>0.40</text:p>
          </table:table-cell>
          <table:table-cell table:formula="of:=IF([.$B31]&lt;[.$B$8];[.B$7];IF([.$B31]&lt;[.$B$9];[.B$8];IF([.$B31]&lt;[.$B$10];[.B$9];IF([.$B31]&lt;[.$B$11];[.B$10];[.B$11]))))" office:value-type="float" office:value="0" calcext:value-type="float">
            <text:p>0</text:p>
          </table:table-cell>
          <table:table-cell table:formula="of:=IF([.$B31]&lt;[.$B$8];[.C$7];IF([.$B31]&lt;[.$B$9];[.C$8];IF([.$B31]&lt;[.$B$10];[.C$9];IF([.$B31]&lt;[.$B$11];[.C$10];[.C$11]))))" office:value-type="float" office:value="0.1" calcext:value-type="float">
            <text:p>0.1</text:p>
          </table:table-cell>
          <table:table-cell table:formula="of:=IF([.$B31]&lt;[.$B$8];[.D$7];IF([.$B31]&lt;[.$B$9];[.D$8];IF([.$B31]&lt;[.$B$10];[.D$9];IF([.$B31]&lt;[.$B$11];[.D$10];[.D$11]))))" office:value-type="float" office:value="1" calcext:value-type="float">
            <text:p>1</text:p>
          </table:table-cell>
          <table:table-cell table:formula="of:=IF([.$B31]&lt;[.$B$7];[.B$7];IF([.$B31]&lt;[.$B$8];[.B$8];IF([.$B31]&lt;[.$B$9];[.B$9];IF([.$B31]&lt;[.$B$10];[.B$10];[.B$11]))))" office:value-type="float" office:value="0.25" calcext:value-type="float">
            <text:p>0.25</text:p>
          </table:table-cell>
          <table:table-cell table:formula="of:=IF([.$B31]&lt;[.$B$7];[.C$7];IF([.$B31]&lt;[.$B$8];[.C$8];IF([.$B31]&lt;[.$B$9];[.C$9];IF([.$B31]&lt;[.$B$10];[.C$10];[.C$11]))))" office:value-type="float" office:value="0.6" calcext:value-type="float">
            <text:p>0.6</text:p>
          </table:table-cell>
          <table:table-cell table:formula="of:=IF([.$B31]&lt;[.$B$7];[.D$7];IF([.$B31]&lt;[.$B$8];[.D$8];IF([.$B31]&lt;[.$B$9];[.D$9];IF([.$B31]&lt;[.$B$10];[.D$10];[.D$11]))))" office:value-type="float" office:value="0.78125" calcext:value-type="float">
            <text:p>0.78125</text:p>
          </table:table-cell>
          <table:table-cell table:formula="of:=[.L31]*[.$C$3]" office:value-type="float" office:value="4.53125" calcext:value-type="float">
            <text:p>4.53</text:p>
          </table:table-cell>
          <table:table-cell table:formula="of:=[.L30]-AVERAGE([.M30];[.M31])*([.B31]-[.B30])" office:value-type="float" office:value="0.90625" calcext:value-type="float">
            <text:p>0.91</text:p>
          </table:table-cell>
          <table:table-cell table:formula="of:=[.D31]/[.C$12]" office:value-type="float" office:value="1" calcext:value-type="float">
            <text:p>1.00</text:p>
          </table:table-cell>
          <table:table-cell table:formula="of:=[.O31]*[.$C$3]" office:value-type="float" office:value="4.53125" calcext:value-type="float">
            <text:p>4.53</text:p>
          </table:table-cell>
          <table:table-cell table:formula="of:=[.G31]-(  ([.I31]-[.F31])*[.B31]*[.B31]/(2*[.C$12]*([.H31]-[.E31])) - ( ([.I31]-[.F31]) * [.E31]*[.B31]/(([.H31]-[.E31])*[.C$12] ) ) + [.F31]*[.B31]/[.C$12] )" office:value-type="float" office:value="0.90625" calcext:value-type="float">
            <text:p>0.91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31]+[.C$14]" office:value-type="float" office:value="0.16" calcext:value-type="float">
            <text:p>0.16</text:p>
          </table:table-cell>
          <table:table-cell table:formula="of:=[.D32]*[.C$2]" office:value-type="float" office:value="105" calcext:value-type="float">
            <text:p>105.00</text:p>
          </table:table-cell>
          <table:table-cell table:formula="of:=([.B32]-[.E32])*([.I32]-[.F32])/([.H32]-[.E32])+[.F32]" office:value-type="float" office:value="0.42" calcext:value-type="float">
            <text:p>0.42</text:p>
          </table:table-cell>
          <table:table-cell table:formula="of:=IF([.$B32]&lt;[.$B$8];[.B$7];IF([.$B32]&lt;[.$B$9];[.B$8];IF([.$B32]&lt;[.$B$10];[.B$9];IF([.$B32]&lt;[.$B$11];[.B$10];[.B$11]))))" office:value-type="float" office:value="0" calcext:value-type="float">
            <text:p>0</text:p>
          </table:table-cell>
          <table:table-cell table:formula="of:=IF([.$B32]&lt;[.$B$8];[.C$7];IF([.$B32]&lt;[.$B$9];[.C$8];IF([.$B32]&lt;[.$B$10];[.C$9];IF([.$B32]&lt;[.$B$11];[.C$10];[.C$11]))))" office:value-type="float" office:value="0.1" calcext:value-type="float">
            <text:p>0.1</text:p>
          </table:table-cell>
          <table:table-cell table:formula="of:=IF([.$B32]&lt;[.$B$8];[.D$7];IF([.$B32]&lt;[.$B$9];[.D$8];IF([.$B32]&lt;[.$B$10];[.D$9];IF([.$B32]&lt;[.$B$11];[.D$10];[.D$11]))))" office:value-type="float" office:value="1" calcext:value-type="float">
            <text:p>1</text:p>
          </table:table-cell>
          <table:table-cell table:formula="of:=IF([.$B32]&lt;[.$B$7];[.B$7];IF([.$B32]&lt;[.$B$8];[.B$8];IF([.$B32]&lt;[.$B$9];[.B$9];IF([.$B32]&lt;[.$B$10];[.B$10];[.B$11]))))" office:value-type="float" office:value="0.25" calcext:value-type="float">
            <text:p>0.25</text:p>
          </table:table-cell>
          <table:table-cell table:formula="of:=IF([.$B32]&lt;[.$B$7];[.C$7];IF([.$B32]&lt;[.$B$8];[.C$8];IF([.$B32]&lt;[.$B$9];[.C$9];IF([.$B32]&lt;[.$B$10];[.C$10];[.C$11]))))" office:value-type="float" office:value="0.6" calcext:value-type="float">
            <text:p>0.6</text:p>
          </table:table-cell>
          <table:table-cell table:formula="of:=IF([.$B32]&lt;[.$B$7];[.D$7];IF([.$B32]&lt;[.$B$8];[.D$8];IF([.$B32]&lt;[.$B$9];[.D$9];IF([.$B32]&lt;[.$B$10];[.D$10];[.D$11]))))" office:value-type="float" office:value="0.78125" calcext:value-type="float">
            <text:p>0.78125</text:p>
          </table:table-cell>
          <table:table-cell table:formula="of:=[.L32]*[.$C$3]" office:value-type="float" office:value="4.48" calcext:value-type="float">
            <text:p>4.48</text:p>
          </table:table-cell>
          <table:table-cell table:formula="of:=[.L31]-AVERAGE([.M31];[.M32])*([.B32]-[.B31])" office:value-type="float" office:value="0.896" calcext:value-type="float">
            <text:p>0.90</text:p>
          </table:table-cell>
          <table:table-cell table:formula="of:=[.D32]/[.C$12]" office:value-type="float" office:value="1.05" calcext:value-type="float">
            <text:p>1.05</text:p>
          </table:table-cell>
          <table:table-cell table:formula="of:=[.O32]*[.$C$3]" office:value-type="float" office:value="4.48" calcext:value-type="float">
            <text:p>4.48</text:p>
          </table:table-cell>
          <table:table-cell table:formula="of:=[.G32]-(  ([.I32]-[.F32])*[.B32]*[.B32]/(2*[.C$12]*([.H32]-[.E32])) - ( ([.I32]-[.F32]) * [.E32]*[.B32]/(([.H32]-[.E32])*[.C$12] ) ) + [.F32]*[.B32]/[.C$12] )" office:value-type="float" office:value="0.896" calcext:value-type="float">
            <text:p>0.90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32]+[.C$14]" office:value-type="float" office:value="0.17" calcext:value-type="float">
            <text:p>0.17</text:p>
          </table:table-cell>
          <table:table-cell table:formula="of:=[.D33]*[.C$2]" office:value-type="float" office:value="110" calcext:value-type="float">
            <text:p>110.00</text:p>
          </table:table-cell>
          <table:table-cell table:formula="of:=([.B33]-[.E33])*([.I33]-[.F33])/([.H33]-[.E33])+[.F33]" office:value-type="float" office:value="0.44" calcext:value-type="float">
            <text:p>0.44</text:p>
          </table:table-cell>
          <table:table-cell table:formula="of:=IF([.$B33]&lt;[.$B$8];[.B$7];IF([.$B33]&lt;[.$B$9];[.B$8];IF([.$B33]&lt;[.$B$10];[.B$9];IF([.$B33]&lt;[.$B$11];[.B$10];[.B$11]))))" office:value-type="float" office:value="0" calcext:value-type="float">
            <text:p>0</text:p>
          </table:table-cell>
          <table:table-cell table:formula="of:=IF([.$B33]&lt;[.$B$8];[.C$7];IF([.$B33]&lt;[.$B$9];[.C$8];IF([.$B33]&lt;[.$B$10];[.C$9];IF([.$B33]&lt;[.$B$11];[.C$10];[.C$11]))))" office:value-type="float" office:value="0.1" calcext:value-type="float">
            <text:p>0.1</text:p>
          </table:table-cell>
          <table:table-cell table:formula="of:=IF([.$B33]&lt;[.$B$8];[.D$7];IF([.$B33]&lt;[.$B$9];[.D$8];IF([.$B33]&lt;[.$B$10];[.D$9];IF([.$B33]&lt;[.$B$11];[.D$10];[.D$11]))))" office:value-type="float" office:value="1" calcext:value-type="float">
            <text:p>1</text:p>
          </table:table-cell>
          <table:table-cell table:formula="of:=IF([.$B33]&lt;[.$B$7];[.B$7];IF([.$B33]&lt;[.$B$8];[.B$8];IF([.$B33]&lt;[.$B$9];[.B$9];IF([.$B33]&lt;[.$B$10];[.B$10];[.B$11]))))" office:value-type="float" office:value="0.25" calcext:value-type="float">
            <text:p>0.25</text:p>
          </table:table-cell>
          <table:table-cell table:formula="of:=IF([.$B33]&lt;[.$B$7];[.C$7];IF([.$B33]&lt;[.$B$8];[.C$8];IF([.$B33]&lt;[.$B$9];[.C$9];IF([.$B33]&lt;[.$B$10];[.C$10];[.C$11]))))" office:value-type="float" office:value="0.6" calcext:value-type="float">
            <text:p>0.6</text:p>
          </table:table-cell>
          <table:table-cell table:formula="of:=IF([.$B33]&lt;[.$B$7];[.D$7];IF([.$B33]&lt;[.$B$8];[.D$8];IF([.$B33]&lt;[.$B$9];[.D$9];IF([.$B33]&lt;[.$B$10];[.D$10];[.D$11]))))" office:value-type="float" office:value="0.78125" calcext:value-type="float">
            <text:p>0.78125</text:p>
          </table:table-cell>
          <table:table-cell table:formula="of:=[.L33]*[.$C$3]" office:value-type="float" office:value="4.42625" calcext:value-type="float">
            <text:p>4.43</text:p>
          </table:table-cell>
          <table:table-cell table:formula="of:=[.L32]-AVERAGE([.M32];[.M33])*([.B33]-[.B32])" office:value-type="float" office:value="0.88525" calcext:value-type="float">
            <text:p>0.89</text:p>
          </table:table-cell>
          <table:table-cell table:formula="of:=[.D33]/[.C$12]" office:value-type="float" office:value="1.1" calcext:value-type="float">
            <text:p>1.10</text:p>
          </table:table-cell>
          <table:table-cell table:formula="of:=[.O33]*[.$C$3]" office:value-type="float" office:value="4.42625" calcext:value-type="float">
            <text:p>4.43</text:p>
          </table:table-cell>
          <table:table-cell table:formula="of:=[.G33]-(  ([.I33]-[.F33])*[.B33]*[.B33]/(2*[.C$12]*([.H33]-[.E33])) - ( ([.I33]-[.F33]) * [.E33]*[.B33]/(([.H33]-[.E33])*[.C$12] ) ) + [.F33]*[.B33]/[.C$12] )" office:value-type="float" office:value="0.88525" calcext:value-type="float">
            <text:p>0.89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33]+[.C$14]" office:value-type="float" office:value="0.18" calcext:value-type="float">
            <text:p>0.18</text:p>
          </table:table-cell>
          <table:table-cell table:formula="of:=[.D34]*[.C$2]" office:value-type="float" office:value="115" calcext:value-type="float">
            <text:p>115.00</text:p>
          </table:table-cell>
          <table:table-cell table:formula="of:=([.B34]-[.E34])*([.I34]-[.F34])/([.H34]-[.E34])+[.F34]" office:value-type="float" office:value="0.46" calcext:value-type="float">
            <text:p>0.46</text:p>
          </table:table-cell>
          <table:table-cell table:formula="of:=IF([.$B34]&lt;[.$B$8];[.B$7];IF([.$B34]&lt;[.$B$9];[.B$8];IF([.$B34]&lt;[.$B$10];[.B$9];IF([.$B34]&lt;[.$B$11];[.B$10];[.B$11]))))" office:value-type="float" office:value="0" calcext:value-type="float">
            <text:p>0</text:p>
          </table:table-cell>
          <table:table-cell table:formula="of:=IF([.$B34]&lt;[.$B$8];[.C$7];IF([.$B34]&lt;[.$B$9];[.C$8];IF([.$B34]&lt;[.$B$10];[.C$9];IF([.$B34]&lt;[.$B$11];[.C$10];[.C$11]))))" office:value-type="float" office:value="0.1" calcext:value-type="float">
            <text:p>0.1</text:p>
          </table:table-cell>
          <table:table-cell table:formula="of:=IF([.$B34]&lt;[.$B$8];[.D$7];IF([.$B34]&lt;[.$B$9];[.D$8];IF([.$B34]&lt;[.$B$10];[.D$9];IF([.$B34]&lt;[.$B$11];[.D$10];[.D$11]))))" office:value-type="float" office:value="1" calcext:value-type="float">
            <text:p>1</text:p>
          </table:table-cell>
          <table:table-cell table:formula="of:=IF([.$B34]&lt;[.$B$7];[.B$7];IF([.$B34]&lt;[.$B$8];[.B$8];IF([.$B34]&lt;[.$B$9];[.B$9];IF([.$B34]&lt;[.$B$10];[.B$10];[.B$11]))))" office:value-type="float" office:value="0.25" calcext:value-type="float">
            <text:p>0.25</text:p>
          </table:table-cell>
          <table:table-cell table:formula="of:=IF([.$B34]&lt;[.$B$7];[.C$7];IF([.$B34]&lt;[.$B$8];[.C$8];IF([.$B34]&lt;[.$B$9];[.C$9];IF([.$B34]&lt;[.$B$10];[.C$10];[.C$11]))))" office:value-type="float" office:value="0.6" calcext:value-type="float">
            <text:p>0.6</text:p>
          </table:table-cell>
          <table:table-cell table:formula="of:=IF([.$B34]&lt;[.$B$7];[.D$7];IF([.$B34]&lt;[.$B$8];[.D$8];IF([.$B34]&lt;[.$B$9];[.D$9];IF([.$B34]&lt;[.$B$10];[.D$10];[.D$11]))))" office:value-type="float" office:value="0.78125" calcext:value-type="float">
            <text:p>0.78125</text:p>
          </table:table-cell>
          <table:table-cell table:formula="of:=[.L34]*[.$C$3]" office:value-type="float" office:value="4.37" calcext:value-type="float">
            <text:p>4.37</text:p>
          </table:table-cell>
          <table:table-cell table:formula="of:=[.L33]-AVERAGE([.M33];[.M34])*([.B34]-[.B33])" office:value-type="float" office:value="0.874" calcext:value-type="float">
            <text:p>0.87</text:p>
          </table:table-cell>
          <table:table-cell table:formula="of:=[.D34]/[.C$12]" office:value-type="float" office:value="1.15" calcext:value-type="float">
            <text:p>1.15</text:p>
          </table:table-cell>
          <table:table-cell table:formula="of:=[.O34]*[.$C$3]" office:value-type="float" office:value="4.37" calcext:value-type="float">
            <text:p>4.37</text:p>
          </table:table-cell>
          <table:table-cell table:formula="of:=[.G34]-(  ([.I34]-[.F34])*[.B34]*[.B34]/(2*[.C$12]*([.H34]-[.E34])) - ( ([.I34]-[.F34]) * [.E34]*[.B34]/(([.H34]-[.E34])*[.C$12] ) ) + [.F34]*[.B34]/[.C$12] )" office:value-type="float" office:value="0.874" calcext:value-type="float">
            <text:p>0.87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34]+[.C$14]" office:value-type="float" office:value="0.19" calcext:value-type="float">
            <text:p>0.19</text:p>
          </table:table-cell>
          <table:table-cell table:formula="of:=[.D35]*[.C$2]" office:value-type="float" office:value="120" calcext:value-type="float">
            <text:p>120.00</text:p>
          </table:table-cell>
          <table:table-cell table:formula="of:=([.B35]-[.E35])*([.I35]-[.F35])/([.H35]-[.E35])+[.F35]" office:value-type="float" office:value="0.48" calcext:value-type="float">
            <text:p>0.48</text:p>
          </table:table-cell>
          <table:table-cell table:formula="of:=IF([.$B35]&lt;[.$B$8];[.B$7];IF([.$B35]&lt;[.$B$9];[.B$8];IF([.$B35]&lt;[.$B$10];[.B$9];IF([.$B35]&lt;[.$B$11];[.B$10];[.B$11]))))" office:value-type="float" office:value="0" calcext:value-type="float">
            <text:p>0</text:p>
          </table:table-cell>
          <table:table-cell table:formula="of:=IF([.$B35]&lt;[.$B$8];[.C$7];IF([.$B35]&lt;[.$B$9];[.C$8];IF([.$B35]&lt;[.$B$10];[.C$9];IF([.$B35]&lt;[.$B$11];[.C$10];[.C$11]))))" office:value-type="float" office:value="0.1" calcext:value-type="float">
            <text:p>0.1</text:p>
          </table:table-cell>
          <table:table-cell table:formula="of:=IF([.$B35]&lt;[.$B$8];[.D$7];IF([.$B35]&lt;[.$B$9];[.D$8];IF([.$B35]&lt;[.$B$10];[.D$9];IF([.$B35]&lt;[.$B$11];[.D$10];[.D$11]))))" office:value-type="float" office:value="1" calcext:value-type="float">
            <text:p>1</text:p>
          </table:table-cell>
          <table:table-cell table:formula="of:=IF([.$B35]&lt;[.$B$7];[.B$7];IF([.$B35]&lt;[.$B$8];[.B$8];IF([.$B35]&lt;[.$B$9];[.B$9];IF([.$B35]&lt;[.$B$10];[.B$10];[.B$11]))))" office:value-type="float" office:value="0.25" calcext:value-type="float">
            <text:p>0.25</text:p>
          </table:table-cell>
          <table:table-cell table:formula="of:=IF([.$B35]&lt;[.$B$7];[.C$7];IF([.$B35]&lt;[.$B$8];[.C$8];IF([.$B35]&lt;[.$B$9];[.C$9];IF([.$B35]&lt;[.$B$10];[.C$10];[.C$11]))))" office:value-type="float" office:value="0.6" calcext:value-type="float">
            <text:p>0.6</text:p>
          </table:table-cell>
          <table:table-cell table:formula="of:=IF([.$B35]&lt;[.$B$7];[.D$7];IF([.$B35]&lt;[.$B$8];[.D$8];IF([.$B35]&lt;[.$B$9];[.D$9];IF([.$B35]&lt;[.$B$10];[.D$10];[.D$11]))))" office:value-type="float" office:value="0.78125" calcext:value-type="float">
            <text:p>0.78125</text:p>
          </table:table-cell>
          <table:table-cell table:formula="of:=[.L35]*[.$C$3]" office:value-type="float" office:value="4.31125" calcext:value-type="float">
            <text:p>4.31</text:p>
          </table:table-cell>
          <table:table-cell table:formula="of:=[.L34]-AVERAGE([.M34];[.M35])*([.B35]-[.B34])" office:value-type="float" office:value="0.86225" calcext:value-type="float">
            <text:p>0.86</text:p>
          </table:table-cell>
          <table:table-cell table:formula="of:=[.D35]/[.C$12]" office:value-type="float" office:value="1.2" calcext:value-type="float">
            <text:p>1.20</text:p>
          </table:table-cell>
          <table:table-cell table:formula="of:=[.O35]*[.$C$3]" office:value-type="float" office:value="4.31125" calcext:value-type="float">
            <text:p>4.31</text:p>
          </table:table-cell>
          <table:table-cell table:formula="of:=[.G35]-(  ([.I35]-[.F35])*[.B35]*[.B35]/(2*[.C$12]*([.H35]-[.E35])) - ( ([.I35]-[.F35]) * [.E35]*[.B35]/(([.H35]-[.E35])*[.C$12] ) ) + [.F35]*[.B35]/[.C$12] )" office:value-type="float" office:value="0.86225" calcext:value-type="float">
            <text:p>0.86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35]+[.C$14]" office:value-type="float" office:value="0.2" calcext:value-type="float">
            <text:p>0.20</text:p>
          </table:table-cell>
          <table:table-cell table:formula="of:=[.D36]*[.C$2]" office:value-type="float" office:value="125" calcext:value-type="float">
            <text:p>125.00</text:p>
          </table:table-cell>
          <table:table-cell table:formula="of:=([.B36]-[.E36])*([.I36]-[.F36])/([.H36]-[.E36])+[.F36]" office:value-type="float" office:value="0.5" calcext:value-type="float">
            <text:p>0.50</text:p>
          </table:table-cell>
          <table:table-cell table:formula="of:=IF([.$B36]&lt;[.$B$8];[.B$7];IF([.$B36]&lt;[.$B$9];[.B$8];IF([.$B36]&lt;[.$B$10];[.B$9];IF([.$B36]&lt;[.$B$11];[.B$10];[.B$11]))))" office:value-type="float" office:value="0" calcext:value-type="float">
            <text:p>0</text:p>
          </table:table-cell>
          <table:table-cell table:formula="of:=IF([.$B36]&lt;[.$B$8];[.C$7];IF([.$B36]&lt;[.$B$9];[.C$8];IF([.$B36]&lt;[.$B$10];[.C$9];IF([.$B36]&lt;[.$B$11];[.C$10];[.C$11]))))" office:value-type="float" office:value="0.1" calcext:value-type="float">
            <text:p>0.1</text:p>
          </table:table-cell>
          <table:table-cell table:formula="of:=IF([.$B36]&lt;[.$B$8];[.D$7];IF([.$B36]&lt;[.$B$9];[.D$8];IF([.$B36]&lt;[.$B$10];[.D$9];IF([.$B36]&lt;[.$B$11];[.D$10];[.D$11]))))" office:value-type="float" office:value="1" calcext:value-type="float">
            <text:p>1</text:p>
          </table:table-cell>
          <table:table-cell table:formula="of:=IF([.$B36]&lt;[.$B$7];[.B$7];IF([.$B36]&lt;[.$B$8];[.B$8];IF([.$B36]&lt;[.$B$9];[.B$9];IF([.$B36]&lt;[.$B$10];[.B$10];[.B$11]))))" office:value-type="float" office:value="0.25" calcext:value-type="float">
            <text:p>0.25</text:p>
          </table:table-cell>
          <table:table-cell table:formula="of:=IF([.$B36]&lt;[.$B$7];[.C$7];IF([.$B36]&lt;[.$B$8];[.C$8];IF([.$B36]&lt;[.$B$9];[.C$9];IF([.$B36]&lt;[.$B$10];[.C$10];[.C$11]))))" office:value-type="float" office:value="0.6" calcext:value-type="float">
            <text:p>0.6</text:p>
          </table:table-cell>
          <table:table-cell table:formula="of:=IF([.$B36]&lt;[.$B$7];[.D$7];IF([.$B36]&lt;[.$B$8];[.D$8];IF([.$B36]&lt;[.$B$9];[.D$9];IF([.$B36]&lt;[.$B$10];[.D$10];[.D$11]))))" office:value-type="float" office:value="0.78125" calcext:value-type="float">
            <text:p>0.78125</text:p>
          </table:table-cell>
          <table:table-cell table:formula="of:=[.L36]*[.$C$3]" office:value-type="float" office:value="4.25" calcext:value-type="float">
            <text:p>4.25</text:p>
          </table:table-cell>
          <table:table-cell table:formula="of:=[.L35]-AVERAGE([.M35];[.M36])*([.B36]-[.B35])" office:value-type="float" office:value="0.85" calcext:value-type="float">
            <text:p>0.85</text:p>
          </table:table-cell>
          <table:table-cell table:formula="of:=[.D36]/[.C$12]" office:value-type="float" office:value="1.25" calcext:value-type="float">
            <text:p>1.25</text:p>
          </table:table-cell>
          <table:table-cell table:formula="of:=[.O36]*[.$C$3]" office:value-type="float" office:value="4.25" calcext:value-type="float">
            <text:p>4.25</text:p>
          </table:table-cell>
          <table:table-cell table:formula="of:=[.G36]-(  ([.I36]-[.F36])*[.B36]*[.B36]/(2*[.C$12]*([.H36]-[.E36])) - ( ([.I36]-[.F36]) * [.E36]*[.B36]/(([.H36]-[.E36])*[.C$12] ) ) + [.F36]*[.B36]/[.C$12] )" office:value-type="float" office:value="0.85" calcext:value-type="float">
            <text:p>0.85</text:p>
          </table:table-cell>
          <table:table-cell table:style-name="ce2"/>
          <table:table-cell table:style-name="ce7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formula="of:=[.B36]+[.C$14]" office:value-type="float" office:value="0.21" calcext:value-type="float">
            <text:p>0.21</text:p>
          </table:table-cell>
          <table:table-cell table:formula="of:=[.D37]*[.C$2]" office:value-type="float" office:value="130" calcext:value-type="float">
            <text:p>130.00</text:p>
          </table:table-cell>
          <table:table-cell table:formula="of:=([.B37]-[.E37])*([.I37]-[.F37])/([.H37]-[.E37])+[.F37]" office:value-type="float" office:value="0.52" calcext:value-type="float">
            <text:p>0.52</text:p>
          </table:table-cell>
          <table:table-cell table:formula="of:=IF([.$B37]&lt;[.$B$8];[.B$7];IF([.$B37]&lt;[.$B$9];[.B$8];IF([.$B37]&lt;[.$B$10];[.B$9];IF([.$B37]&lt;[.$B$11];[.B$10];[.B$11]))))" office:value-type="float" office:value="0" calcext:value-type="float">
            <text:p>0</text:p>
          </table:table-cell>
          <table:table-cell table:formula="of:=IF([.$B37]&lt;[.$B$8];[.C$7];IF([.$B37]&lt;[.$B$9];[.C$8];IF([.$B37]&lt;[.$B$10];[.C$9];IF([.$B37]&lt;[.$B$11];[.C$10];[.C$11]))))" office:value-type="float" office:value="0.1" calcext:value-type="float">
            <text:p>0.1</text:p>
          </table:table-cell>
          <table:table-cell table:formula="of:=IF([.$B37]&lt;[.$B$8];[.D$7];IF([.$B37]&lt;[.$B$9];[.D$8];IF([.$B37]&lt;[.$B$10];[.D$9];IF([.$B37]&lt;[.$B$11];[.D$10];[.D$11]))))" office:value-type="float" office:value="1" calcext:value-type="float">
            <text:p>1</text:p>
          </table:table-cell>
          <table:table-cell table:formula="of:=IF([.$B37]&lt;[.$B$7];[.B$7];IF([.$B37]&lt;[.$B$8];[.B$8];IF([.$B37]&lt;[.$B$9];[.B$9];IF([.$B37]&lt;[.$B$10];[.B$10];[.B$11]))))" office:value-type="float" office:value="0.25" calcext:value-type="float">
            <text:p>0.25</text:p>
          </table:table-cell>
          <table:table-cell table:formula="of:=IF([.$B37]&lt;[.$B$7];[.C$7];IF([.$B37]&lt;[.$B$8];[.C$8];IF([.$B37]&lt;[.$B$9];[.C$9];IF([.$B37]&lt;[.$B$10];[.C$10];[.C$11]))))" office:value-type="float" office:value="0.6" calcext:value-type="float">
            <text:p>0.6</text:p>
          </table:table-cell>
          <table:table-cell table:formula="of:=IF([.$B37]&lt;[.$B$7];[.D$7];IF([.$B37]&lt;[.$B$8];[.D$8];IF([.$B37]&lt;[.$B$9];[.D$9];IF([.$B37]&lt;[.$B$10];[.D$10];[.D$11]))))" office:value-type="float" office:value="0.78125" calcext:value-type="float">
            <text:p>0.78125</text:p>
          </table:table-cell>
          <table:table-cell table:formula="of:=[.L37]*[.$C$3]" office:value-type="float" office:value="4.18625" calcext:value-type="float">
            <text:p>4.19</text:p>
          </table:table-cell>
          <table:table-cell table:formula="of:=[.L36]-AVERAGE([.M36];[.M37])*([.B37]-[.B36])" office:value-type="float" office:value="0.83725" calcext:value-type="float">
            <text:p>0.84</text:p>
          </table:table-cell>
          <table:table-cell table:formula="of:=[.D37]/[.C$12]" office:value-type="float" office:value="1.3" calcext:value-type="float">
            <text:p>1.30</text:p>
          </table:table-cell>
          <table:table-cell table:formula="of:=[.O37]*[.$C$3]" office:value-type="float" office:value="4.18625" calcext:value-type="float">
            <text:p>4.19</text:p>
          </table:table-cell>
          <table:table-cell table:formula="of:=[.G37]-(  ([.I37]-[.F37])*[.B37]*[.B37]/(2*[.C$12]*([.H37]-[.E37])) - ( ([.I37]-[.F37]) * [.E37]*[.B37]/(([.H37]-[.E37])*[.C$12] ) ) + [.F37]*[.B37]/[.C$12] )" office:value-type="float" office:value="0.83725" calcext:value-type="float">
            <text:p>0.84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37]+[.C$14]" office:value-type="float" office:value="0.22" calcext:value-type="float">
            <text:p>0.22</text:p>
          </table:table-cell>
          <table:table-cell table:formula="of:=[.D38]*[.C$2]" office:value-type="float" office:value="135" calcext:value-type="float">
            <text:p>135.00</text:p>
          </table:table-cell>
          <table:table-cell table:formula="of:=([.B38]-[.E38])*([.I38]-[.F38])/([.H38]-[.E38])+[.F38]" office:value-type="float" office:value="0.54" calcext:value-type="float">
            <text:p>0.54</text:p>
          </table:table-cell>
          <table:table-cell table:formula="of:=IF([.$B38]&lt;[.$B$8];[.B$7];IF([.$B38]&lt;[.$B$9];[.B$8];IF([.$B38]&lt;[.$B$10];[.B$9];IF([.$B38]&lt;[.$B$11];[.B$10];[.B$11]))))" office:value-type="float" office:value="0" calcext:value-type="float">
            <text:p>0</text:p>
          </table:table-cell>
          <table:table-cell table:formula="of:=IF([.$B38]&lt;[.$B$8];[.C$7];IF([.$B38]&lt;[.$B$9];[.C$8];IF([.$B38]&lt;[.$B$10];[.C$9];IF([.$B38]&lt;[.$B$11];[.C$10];[.C$11]))))" office:value-type="float" office:value="0.1" calcext:value-type="float">
            <text:p>0.1</text:p>
          </table:table-cell>
          <table:table-cell table:formula="of:=IF([.$B38]&lt;[.$B$8];[.D$7];IF([.$B38]&lt;[.$B$9];[.D$8];IF([.$B38]&lt;[.$B$10];[.D$9];IF([.$B38]&lt;[.$B$11];[.D$10];[.D$11]))))" office:value-type="float" office:value="1" calcext:value-type="float">
            <text:p>1</text:p>
          </table:table-cell>
          <table:table-cell table:formula="of:=IF([.$B38]&lt;[.$B$7];[.B$7];IF([.$B38]&lt;[.$B$8];[.B$8];IF([.$B38]&lt;[.$B$9];[.B$9];IF([.$B38]&lt;[.$B$10];[.B$10];[.B$11]))))" office:value-type="float" office:value="0.25" calcext:value-type="float">
            <text:p>0.25</text:p>
          </table:table-cell>
          <table:table-cell table:formula="of:=IF([.$B38]&lt;[.$B$7];[.C$7];IF([.$B38]&lt;[.$B$8];[.C$8];IF([.$B38]&lt;[.$B$9];[.C$9];IF([.$B38]&lt;[.$B$10];[.C$10];[.C$11]))))" office:value-type="float" office:value="0.6" calcext:value-type="float">
            <text:p>0.6</text:p>
          </table:table-cell>
          <table:table-cell table:formula="of:=IF([.$B38]&lt;[.$B$7];[.D$7];IF([.$B38]&lt;[.$B$8];[.D$8];IF([.$B38]&lt;[.$B$9];[.D$9];IF([.$B38]&lt;[.$B$10];[.D$10];[.D$11]))))" office:value-type="float" office:value="0.78125" calcext:value-type="float">
            <text:p>0.78125</text:p>
          </table:table-cell>
          <table:table-cell table:formula="of:=[.L38]*[.$C$3]" office:value-type="float" office:value="4.12" calcext:value-type="float">
            <text:p>4.12</text:p>
          </table:table-cell>
          <table:table-cell table:formula="of:=[.L37]-AVERAGE([.M37];[.M38])*([.B38]-[.B37])" office:value-type="float" office:value="0.824" calcext:value-type="float">
            <text:p>0.82</text:p>
          </table:table-cell>
          <table:table-cell table:formula="of:=[.D38]/[.C$12]" office:value-type="float" office:value="1.35" calcext:value-type="float">
            <text:p>1.35</text:p>
          </table:table-cell>
          <table:table-cell table:formula="of:=[.O38]*[.$C$3]" office:value-type="float" office:value="4.12" calcext:value-type="float">
            <text:p>4.12</text:p>
          </table:table-cell>
          <table:table-cell table:formula="of:=[.G38]-(  ([.I38]-[.F38])*[.B38]*[.B38]/(2*[.C$12]*([.H38]-[.E38])) - ( ([.I38]-[.F38]) * [.E38]*[.B38]/(([.H38]-[.E38])*[.C$12] ) ) + [.F38]*[.B38]/[.C$12] )" office:value-type="float" office:value="0.824" calcext:value-type="float">
            <text:p>0.82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38]+[.C$14]" office:value-type="float" office:value="0.23" calcext:value-type="float">
            <text:p>0.23</text:p>
          </table:table-cell>
          <table:table-cell table:formula="of:=[.D39]*[.C$2]" office:value-type="float" office:value="140" calcext:value-type="float">
            <text:p>140.00</text:p>
          </table:table-cell>
          <table:table-cell table:formula="of:=([.B39]-[.E39])*([.I39]-[.F39])/([.H39]-[.E39])+[.F39]" office:value-type="float" office:value="0.56" calcext:value-type="float">
            <text:p>0.56</text:p>
          </table:table-cell>
          <table:table-cell table:formula="of:=IF([.$B39]&lt;[.$B$8];[.B$7];IF([.$B39]&lt;[.$B$9];[.B$8];IF([.$B39]&lt;[.$B$10];[.B$9];IF([.$B39]&lt;[.$B$11];[.B$10];[.B$11]))))" office:value-type="float" office:value="0" calcext:value-type="float">
            <text:p>0</text:p>
          </table:table-cell>
          <table:table-cell table:formula="of:=IF([.$B39]&lt;[.$B$8];[.C$7];IF([.$B39]&lt;[.$B$9];[.C$8];IF([.$B39]&lt;[.$B$10];[.C$9];IF([.$B39]&lt;[.$B$11];[.C$10];[.C$11]))))" office:value-type="float" office:value="0.1" calcext:value-type="float">
            <text:p>0.1</text:p>
          </table:table-cell>
          <table:table-cell table:formula="of:=IF([.$B39]&lt;[.$B$8];[.D$7];IF([.$B39]&lt;[.$B$9];[.D$8];IF([.$B39]&lt;[.$B$10];[.D$9];IF([.$B39]&lt;[.$B$11];[.D$10];[.D$11]))))" office:value-type="float" office:value="1" calcext:value-type="float">
            <text:p>1</text:p>
          </table:table-cell>
          <table:table-cell table:formula="of:=IF([.$B39]&lt;[.$B$7];[.B$7];IF([.$B39]&lt;[.$B$8];[.B$8];IF([.$B39]&lt;[.$B$9];[.B$9];IF([.$B39]&lt;[.$B$10];[.B$10];[.B$11]))))" office:value-type="float" office:value="0.25" calcext:value-type="float">
            <text:p>0.25</text:p>
          </table:table-cell>
          <table:table-cell table:formula="of:=IF([.$B39]&lt;[.$B$7];[.C$7];IF([.$B39]&lt;[.$B$8];[.C$8];IF([.$B39]&lt;[.$B$9];[.C$9];IF([.$B39]&lt;[.$B$10];[.C$10];[.C$11]))))" office:value-type="float" office:value="0.6" calcext:value-type="float">
            <text:p>0.6</text:p>
          </table:table-cell>
          <table:table-cell table:formula="of:=IF([.$B39]&lt;[.$B$7];[.D$7];IF([.$B39]&lt;[.$B$8];[.D$8];IF([.$B39]&lt;[.$B$9];[.D$9];IF([.$B39]&lt;[.$B$10];[.D$10];[.D$11]))))" office:value-type="float" office:value="0.78125" calcext:value-type="float">
            <text:p>0.78125</text:p>
          </table:table-cell>
          <table:table-cell table:formula="of:=[.L39]*[.$C$3]" office:value-type="float" office:value="4.05125" calcext:value-type="float">
            <text:p>4.05</text:p>
          </table:table-cell>
          <table:table-cell table:formula="of:=[.L38]-AVERAGE([.M38];[.M39])*([.B39]-[.B38])" office:value-type="float" office:value="0.81025" calcext:value-type="float">
            <text:p>0.81</text:p>
          </table:table-cell>
          <table:table-cell table:formula="of:=[.D39]/[.C$12]" office:value-type="float" office:value="1.4" calcext:value-type="float">
            <text:p>1.40</text:p>
          </table:table-cell>
          <table:table-cell table:formula="of:=[.O39]*[.$C$3]" office:value-type="float" office:value="4.05125" calcext:value-type="float">
            <text:p>4.05</text:p>
          </table:table-cell>
          <table:table-cell table:formula="of:=[.G39]-(  ([.I39]-[.F39])*[.B39]*[.B39]/(2*[.C$12]*([.H39]-[.E39])) - ( ([.I39]-[.F39]) * [.E39]*[.B39]/(([.H39]-[.E39])*[.C$12] ) ) + [.F39]*[.B39]/[.C$12] )" office:value-type="float" office:value="0.81025" calcext:value-type="float">
            <text:p>0.81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39]+[.C$14]" office:value-type="float" office:value="0.24" calcext:value-type="float">
            <text:p>0.24</text:p>
          </table:table-cell>
          <table:table-cell table:formula="of:=[.D40]*[.C$2]" office:value-type="float" office:value="145" calcext:value-type="float">
            <text:p>145.00</text:p>
          </table:table-cell>
          <table:table-cell table:formula="of:=([.B40]-[.E40])*([.I40]-[.F40])/([.H40]-[.E40])+[.F40]" office:value-type="float" office:value="0.58" calcext:value-type="float">
            <text:p>0.58</text:p>
          </table:table-cell>
          <table:table-cell table:formula="of:=IF([.$B40]&lt;[.$B$8];[.B$7];IF([.$B40]&lt;[.$B$9];[.B$8];IF([.$B40]&lt;[.$B$10];[.B$9];IF([.$B40]&lt;[.$B$11];[.B$10];[.B$11]))))" office:value-type="float" office:value="0" calcext:value-type="float">
            <text:p>0</text:p>
          </table:table-cell>
          <table:table-cell table:formula="of:=IF([.$B40]&lt;[.$B$8];[.C$7];IF([.$B40]&lt;[.$B$9];[.C$8];IF([.$B40]&lt;[.$B$10];[.C$9];IF([.$B40]&lt;[.$B$11];[.C$10];[.C$11]))))" office:value-type="float" office:value="0.1" calcext:value-type="float">
            <text:p>0.1</text:p>
          </table:table-cell>
          <table:table-cell table:formula="of:=IF([.$B40]&lt;[.$B$8];[.D$7];IF([.$B40]&lt;[.$B$9];[.D$8];IF([.$B40]&lt;[.$B$10];[.D$9];IF([.$B40]&lt;[.$B$11];[.D$10];[.D$11]))))" office:value-type="float" office:value="1" calcext:value-type="float">
            <text:p>1</text:p>
          </table:table-cell>
          <table:table-cell table:formula="of:=IF([.$B40]&lt;[.$B$7];[.B$7];IF([.$B40]&lt;[.$B$8];[.B$8];IF([.$B40]&lt;[.$B$9];[.B$9];IF([.$B40]&lt;[.$B$10];[.B$10];[.B$11]))))" office:value-type="float" office:value="0.25" calcext:value-type="float">
            <text:p>0.25</text:p>
          </table:table-cell>
          <table:table-cell table:formula="of:=IF([.$B40]&lt;[.$B$7];[.C$7];IF([.$B40]&lt;[.$B$8];[.C$8];IF([.$B40]&lt;[.$B$9];[.C$9];IF([.$B40]&lt;[.$B$10];[.C$10];[.C$11]))))" office:value-type="float" office:value="0.6" calcext:value-type="float">
            <text:p>0.6</text:p>
          </table:table-cell>
          <table:table-cell table:formula="of:=IF([.$B40]&lt;[.$B$7];[.D$7];IF([.$B40]&lt;[.$B$8];[.D$8];IF([.$B40]&lt;[.$B$9];[.D$9];IF([.$B40]&lt;[.$B$10];[.D$10];[.D$11]))))" office:value-type="float" office:value="0.78125" calcext:value-type="float">
            <text:p>0.78125</text:p>
          </table:table-cell>
          <table:table-cell table:formula="of:=[.L40]*[.$C$3]" office:value-type="float" office:value="3.98" calcext:value-type="float">
            <text:p>3.98</text:p>
          </table:table-cell>
          <table:table-cell table:formula="of:=[.L39]-AVERAGE([.M39];[.M40])*([.B40]-[.B39])" office:value-type="float" office:value="0.796" calcext:value-type="float">
            <text:p>0.80</text:p>
          </table:table-cell>
          <table:table-cell table:formula="of:=[.D40]/[.C$12]" office:value-type="float" office:value="1.45" calcext:value-type="float">
            <text:p>1.45</text:p>
          </table:table-cell>
          <table:table-cell table:formula="of:=[.O40]*[.$C$3]" office:value-type="float" office:value="3.98" calcext:value-type="float">
            <text:p>3.98</text:p>
          </table:table-cell>
          <table:table-cell table:formula="of:=[.G40]-(  ([.I40]-[.F40])*[.B40]*[.B40]/(2*[.C$12]*([.H40]-[.E40])) - ( ([.I40]-[.F40]) * [.E40]*[.B40]/(([.H40]-[.E40])*[.C$12] ) ) + [.F40]*[.B40]/[.C$12] )" office:value-type="float" office:value="0.796" calcext:value-type="float">
            <text:p>0.8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40]+[.C$14]" office:value-type="float" office:value="0.25" calcext:value-type="float">
            <text:p>0.25</text:p>
          </table:table-cell>
          <table:table-cell table:formula="of:=[.D41]*[.C$2]" office:value-type="float" office:value="150" calcext:value-type="float">
            <text:p>150.00</text:p>
          </table:table-cell>
          <table:table-cell table:formula="of:=([.B41]-[.E41])*([.I41]-[.F41])/([.H41]-[.E41])+[.F41]" office:value-type="float" office:value="0.6" calcext:value-type="float">
            <text:p>0.60</text:p>
          </table:table-cell>
          <table:table-cell table:formula="of:=IF([.$B41]&lt;[.$B$8];[.B$7];IF([.$B41]&lt;[.$B$9];[.B$8];IF([.$B41]&lt;[.$B$10];[.B$9];IF([.$B41]&lt;[.$B$11];[.B$10];[.B$11]))))" office:value-type="float" office:value="0.25" calcext:value-type="float">
            <text:p>0.25</text:p>
          </table:table-cell>
          <table:table-cell table:formula="of:=IF([.$B41]&lt;[.$B$8];[.C$7];IF([.$B41]&lt;[.$B$9];[.C$8];IF([.$B41]&lt;[.$B$10];[.C$9];IF([.$B41]&lt;[.$B$11];[.C$10];[.C$11]))))" office:value-type="float" office:value="0.6" calcext:value-type="float">
            <text:p>0.6</text:p>
          </table:table-cell>
          <table:table-cell table:formula="of:=IF([.$B41]&lt;[.$B$8];[.D$7];IF([.$B41]&lt;[.$B$9];[.D$8];IF([.$B41]&lt;[.$B$10];[.D$9];IF([.$B41]&lt;[.$B$11];[.D$10];[.D$11]))))" office:value-type="float" office:value="0.78125" calcext:value-type="float">
            <text:p>0.78125</text:p>
          </table:table-cell>
          <table:table-cell table:formula="of:=IF([.$B41]&lt;[.$B$7];[.B$7];IF([.$B41]&lt;[.$B$8];[.B$8];IF([.$B41]&lt;[.$B$9];[.B$9];IF([.$B41]&lt;[.$B$10];[.B$10];[.B$11]))))" office:value-type="float" office:value="0.5" calcext:value-type="float">
            <text:p>0.5</text:p>
          </table:table-cell>
          <table:table-cell table:formula="of:=IF([.$B41]&lt;[.$B$7];[.C$7];IF([.$B41]&lt;[.$B$8];[.C$8];IF([.$B41]&lt;[.$B$9];[.C$9];IF([.$B41]&lt;[.$B$10];[.C$10];[.C$11]))))" office:value-type="float" office:value="0.3" calcext:value-type="float">
            <text:p>0.3</text:p>
          </table:table-cell>
          <table:table-cell table:formula="of:=IF([.$B41]&lt;[.$B$7];[.D$7];IF([.$B41]&lt;[.$B$8];[.D$8];IF([.$B41]&lt;[.$B$9];[.D$9];IF([.$B41]&lt;[.$B$10];[.D$10];[.D$11]))))" office:value-type="float" office:value="0.5" calcext:value-type="float">
            <text:p>0.5</text:p>
          </table:table-cell>
          <table:table-cell table:formula="of:=[.L41]*[.$C$3]" office:value-type="float" office:value="3.90625" calcext:value-type="float">
            <text:p>3.91</text:p>
          </table:table-cell>
          <table:table-cell table:formula="of:=[.L40]-AVERAGE([.M40];[.M41])*([.B41]-[.B40])" office:value-type="float" office:value="0.78125" calcext:value-type="float">
            <text:p>0.78</text:p>
          </table:table-cell>
          <table:table-cell table:formula="of:=[.D41]/[.C$12]" office:value-type="float" office:value="1.5" calcext:value-type="float">
            <text:p>1.50</text:p>
          </table:table-cell>
          <table:table-cell table:formula="of:=[.O41]*[.$C$3]" office:value-type="float" office:value="1.5625" calcext:value-type="float">
            <text:p>1.56</text:p>
          </table:table-cell>
          <table:table-cell table:formula="of:=[.G41]-(  ([.I41]-[.F41])*[.B41]*[.B41]/(2*[.C$12]*([.H41]-[.E41])) - ( ([.I41]-[.F41]) * [.E41]*[.B41]/(([.H41]-[.E41])*[.C$12] ) ) + [.F41]*[.B41]/[.C$12] )" office:value-type="float" office:value="0.3125" calcext:value-type="float">
            <text:p>0.31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41]+[.C$14]" office:value-type="float" office:value="0.26" calcext:value-type="float">
            <text:p>0.26</text:p>
          </table:table-cell>
          <table:table-cell table:formula="of:=[.D42]*[.C$2]" office:value-type="float" office:value="147" calcext:value-type="float">
            <text:p>147.00</text:p>
          </table:table-cell>
          <table:table-cell table:formula="of:=([.B42]-[.E42])*([.I42]-[.F42])/([.H42]-[.E42])+[.F42]" office:value-type="float" office:value="0.588" calcext:value-type="float">
            <text:p>0.59</text:p>
          </table:table-cell>
          <table:table-cell table:formula="of:=IF([.$B42]&lt;[.$B$8];[.B$7];IF([.$B42]&lt;[.$B$9];[.B$8];IF([.$B42]&lt;[.$B$10];[.B$9];IF([.$B42]&lt;[.$B$11];[.B$10];[.B$11]))))" office:value-type="float" office:value="0.25" calcext:value-type="float">
            <text:p>0.25</text:p>
          </table:table-cell>
          <table:table-cell table:formula="of:=IF([.$B42]&lt;[.$B$8];[.C$7];IF([.$B42]&lt;[.$B$9];[.C$8];IF([.$B42]&lt;[.$B$10];[.C$9];IF([.$B42]&lt;[.$B$11];[.C$10];[.C$11]))))" office:value-type="float" office:value="0.6" calcext:value-type="float">
            <text:p>0.6</text:p>
          </table:table-cell>
          <table:table-cell table:formula="of:=IF([.$B42]&lt;[.$B$8];[.D$7];IF([.$B42]&lt;[.$B$9];[.D$8];IF([.$B42]&lt;[.$B$10];[.D$9];IF([.$B42]&lt;[.$B$11];[.D$10];[.D$11]))))" office:value-type="float" office:value="0.78125" calcext:value-type="float">
            <text:p>0.78125</text:p>
          </table:table-cell>
          <table:table-cell table:formula="of:=IF([.$B42]&lt;[.$B$7];[.B$7];IF([.$B42]&lt;[.$B$8];[.B$8];IF([.$B42]&lt;[.$B$9];[.B$9];IF([.$B42]&lt;[.$B$10];[.B$10];[.B$11]))))" office:value-type="float" office:value="0.5" calcext:value-type="float">
            <text:p>0.5</text:p>
          </table:table-cell>
          <table:table-cell table:formula="of:=IF([.$B42]&lt;[.$B$7];[.C$7];IF([.$B42]&lt;[.$B$8];[.C$8];IF([.$B42]&lt;[.$B$9];[.C$9];IF([.$B42]&lt;[.$B$10];[.C$10];[.C$11]))))" office:value-type="float" office:value="0.3" calcext:value-type="float">
            <text:p>0.3</text:p>
          </table:table-cell>
          <table:table-cell table:formula="of:=IF([.$B42]&lt;[.$B$7];[.D$7];IF([.$B42]&lt;[.$B$8];[.D$8];IF([.$B42]&lt;[.$B$9];[.D$9];IF([.$B42]&lt;[.$B$10];[.D$10];[.D$11]))))" office:value-type="float" office:value="0.5" calcext:value-type="float">
            <text:p>0.5</text:p>
          </table:table-cell>
          <table:table-cell table:formula="of:=[.L42]*[.$C$3]" office:value-type="float" office:value="3.832" calcext:value-type="float">
            <text:p>3.83</text:p>
          </table:table-cell>
          <table:table-cell table:formula="of:=[.L41]-AVERAGE([.M41];[.M42])*([.B42]-[.B41])" office:value-type="float" office:value="0.7664" calcext:value-type="float">
            <text:p>0.77</text:p>
          </table:table-cell>
          <table:table-cell table:formula="of:=[.D42]/[.C$12]" office:value-type="float" office:value="1.47" calcext:value-type="float">
            <text:p>1.47</text:p>
          </table:table-cell>
          <table:table-cell table:formula="of:=[.O42]*[.$C$3]" office:value-type="float" office:value="1.48825" calcext:value-type="float">
            <text:p>1.49</text:p>
          </table:table-cell>
          <table:table-cell table:formula="of:=[.G42]-(  ([.I42]-[.F42])*[.B42]*[.B42]/(2*[.C$12]*([.H42]-[.E42])) - ( ([.I42]-[.F42]) * [.E42]*[.B42]/(([.H42]-[.E42])*[.C$12] ) ) + [.F42]*[.B42]/[.C$12] )" office:value-type="float" office:value="0.29765" calcext:value-type="float">
            <text:p>0.3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42]+[.C$14]" office:value-type="float" office:value="0.27" calcext:value-type="float">
            <text:p>0.27</text:p>
          </table:table-cell>
          <table:table-cell table:formula="of:=[.D43]*[.C$2]" office:value-type="float" office:value="144" calcext:value-type="float">
            <text:p>144.00</text:p>
          </table:table-cell>
          <table:table-cell table:formula="of:=([.B43]-[.E43])*([.I43]-[.F43])/([.H43]-[.E43])+[.F43]" office:value-type="float" office:value="0.576" calcext:value-type="float">
            <text:p>0.58</text:p>
          </table:table-cell>
          <table:table-cell table:formula="of:=IF([.$B43]&lt;[.$B$8];[.B$7];IF([.$B43]&lt;[.$B$9];[.B$8];IF([.$B43]&lt;[.$B$10];[.B$9];IF([.$B43]&lt;[.$B$11];[.B$10];[.B$11]))))" office:value-type="float" office:value="0.25" calcext:value-type="float">
            <text:p>0.25</text:p>
          </table:table-cell>
          <table:table-cell table:formula="of:=IF([.$B43]&lt;[.$B$8];[.C$7];IF([.$B43]&lt;[.$B$9];[.C$8];IF([.$B43]&lt;[.$B$10];[.C$9];IF([.$B43]&lt;[.$B$11];[.C$10];[.C$11]))))" office:value-type="float" office:value="0.6" calcext:value-type="float">
            <text:p>0.6</text:p>
          </table:table-cell>
          <table:table-cell table:formula="of:=IF([.$B43]&lt;[.$B$8];[.D$7];IF([.$B43]&lt;[.$B$9];[.D$8];IF([.$B43]&lt;[.$B$10];[.D$9];IF([.$B43]&lt;[.$B$11];[.D$10];[.D$11]))))" office:value-type="float" office:value="0.78125" calcext:value-type="float">
            <text:p>0.78125</text:p>
          </table:table-cell>
          <table:table-cell table:formula="of:=IF([.$B43]&lt;[.$B$7];[.B$7];IF([.$B43]&lt;[.$B$8];[.B$8];IF([.$B43]&lt;[.$B$9];[.B$9];IF([.$B43]&lt;[.$B$10];[.B$10];[.B$11]))))" office:value-type="float" office:value="0.5" calcext:value-type="float">
            <text:p>0.5</text:p>
          </table:table-cell>
          <table:table-cell table:formula="of:=IF([.$B43]&lt;[.$B$7];[.C$7];IF([.$B43]&lt;[.$B$8];[.C$8];IF([.$B43]&lt;[.$B$9];[.C$9];IF([.$B43]&lt;[.$B$10];[.C$10];[.C$11]))))" office:value-type="float" office:value="0.3" calcext:value-type="float">
            <text:p>0.3</text:p>
          </table:table-cell>
          <table:table-cell table:formula="of:=IF([.$B43]&lt;[.$B$7];[.D$7];IF([.$B43]&lt;[.$B$8];[.D$8];IF([.$B43]&lt;[.$B$9];[.D$9];IF([.$B43]&lt;[.$B$10];[.D$10];[.D$11]))))" office:value-type="float" office:value="0.5" calcext:value-type="float">
            <text:p>0.5</text:p>
          </table:table-cell>
          <table:table-cell table:formula="of:=[.L43]*[.$C$3]" office:value-type="float" office:value="3.75925" calcext:value-type="float">
            <text:p>3.76</text:p>
          </table:table-cell>
          <table:table-cell table:formula="of:=[.L42]-AVERAGE([.M42];[.M43])*([.B43]-[.B42])" office:value-type="float" office:value="0.75185" calcext:value-type="float">
            <text:p>0.75</text:p>
          </table:table-cell>
          <table:table-cell table:formula="of:=[.D43]/[.C$12]" office:value-type="float" office:value="1.44" calcext:value-type="float">
            <text:p>1.44</text:p>
          </table:table-cell>
          <table:table-cell table:formula="of:=[.O43]*[.$C$3]" office:value-type="float" office:value="1.4155" calcext:value-type="float">
            <text:p>1.42</text:p>
          </table:table-cell>
          <table:table-cell table:formula="of:=[.G43]-(  ([.I43]-[.F43])*[.B43]*[.B43]/(2*[.C$12]*([.H43]-[.E43])) - ( ([.I43]-[.F43]) * [.E43]*[.B43]/(([.H43]-[.E43])*[.C$12] ) ) + [.F43]*[.B43]/[.C$12] )" office:value-type="float" office:value="0.2831" calcext:value-type="float">
            <text:p>0.28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43]+[.C$14]" office:value-type="float" office:value="0.28" calcext:value-type="float">
            <text:p>0.28</text:p>
          </table:table-cell>
          <table:table-cell table:formula="of:=[.D44]*[.C$2]" office:value-type="float" office:value="141" calcext:value-type="float">
            <text:p>141.00</text:p>
          </table:table-cell>
          <table:table-cell table:formula="of:=([.B44]-[.E44])*([.I44]-[.F44])/([.H44]-[.E44])+[.F44]" office:value-type="float" office:value="0.564" calcext:value-type="float">
            <text:p>0.56</text:p>
          </table:table-cell>
          <table:table-cell table:formula="of:=IF([.$B44]&lt;[.$B$8];[.B$7];IF([.$B44]&lt;[.$B$9];[.B$8];IF([.$B44]&lt;[.$B$10];[.B$9];IF([.$B44]&lt;[.$B$11];[.B$10];[.B$11]))))" office:value-type="float" office:value="0.25" calcext:value-type="float">
            <text:p>0.25</text:p>
          </table:table-cell>
          <table:table-cell table:formula="of:=IF([.$B44]&lt;[.$B$8];[.C$7];IF([.$B44]&lt;[.$B$9];[.C$8];IF([.$B44]&lt;[.$B$10];[.C$9];IF([.$B44]&lt;[.$B$11];[.C$10];[.C$11]))))" office:value-type="float" office:value="0.6" calcext:value-type="float">
            <text:p>0.6</text:p>
          </table:table-cell>
          <table:table-cell table:formula="of:=IF([.$B44]&lt;[.$B$8];[.D$7];IF([.$B44]&lt;[.$B$9];[.D$8];IF([.$B44]&lt;[.$B$10];[.D$9];IF([.$B44]&lt;[.$B$11];[.D$10];[.D$11]))))" office:value-type="float" office:value="0.78125" calcext:value-type="float">
            <text:p>0.78125</text:p>
          </table:table-cell>
          <table:table-cell table:formula="of:=IF([.$B44]&lt;[.$B$7];[.B$7];IF([.$B44]&lt;[.$B$8];[.B$8];IF([.$B44]&lt;[.$B$9];[.B$9];IF([.$B44]&lt;[.$B$10];[.B$10];[.B$11]))))" office:value-type="float" office:value="0.5" calcext:value-type="float">
            <text:p>0.5</text:p>
          </table:table-cell>
          <table:table-cell table:formula="of:=IF([.$B44]&lt;[.$B$7];[.C$7];IF([.$B44]&lt;[.$B$8];[.C$8];IF([.$B44]&lt;[.$B$9];[.C$9];IF([.$B44]&lt;[.$B$10];[.C$10];[.C$11]))))" office:value-type="float" office:value="0.3" calcext:value-type="float">
            <text:p>0.3</text:p>
          </table:table-cell>
          <table:table-cell table:formula="of:=IF([.$B44]&lt;[.$B$7];[.D$7];IF([.$B44]&lt;[.$B$8];[.D$8];IF([.$B44]&lt;[.$B$9];[.D$9];IF([.$B44]&lt;[.$B$10];[.D$10];[.D$11]))))" office:value-type="float" office:value="0.5" calcext:value-type="float">
            <text:p>0.5</text:p>
          </table:table-cell>
          <table:table-cell table:formula="of:=[.L44]*[.$C$3]" office:value-type="float" office:value="3.688" calcext:value-type="float">
            <text:p>3.69</text:p>
          </table:table-cell>
          <table:table-cell table:formula="of:=[.L43]-AVERAGE([.M43];[.M44])*([.B44]-[.B43])" office:value-type="float" office:value="0.7376" calcext:value-type="float">
            <text:p>0.74</text:p>
          </table:table-cell>
          <table:table-cell table:formula="of:=[.D44]/[.C$12]" office:value-type="float" office:value="1.41" calcext:value-type="float">
            <text:p>1.41</text:p>
          </table:table-cell>
          <table:table-cell table:formula="of:=[.O44]*[.$C$3]" office:value-type="float" office:value="1.34425" calcext:value-type="float">
            <text:p>1.34</text:p>
          </table:table-cell>
          <table:table-cell table:formula="of:=[.G44]-(  ([.I44]-[.F44])*[.B44]*[.B44]/(2*[.C$12]*([.H44]-[.E44])) - ( ([.I44]-[.F44]) * [.E44]*[.B44]/(([.H44]-[.E44])*[.C$12] ) ) + [.F44]*[.B44]/[.C$12] )" office:value-type="float" office:value="0.26885" calcext:value-type="float">
            <text:p>0.27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44]+[.C$14]" office:value-type="float" office:value="0.29" calcext:value-type="float">
            <text:p>0.29</text:p>
          </table:table-cell>
          <table:table-cell table:formula="of:=[.D45]*[.C$2]" office:value-type="float" office:value="138" calcext:value-type="float">
            <text:p>138.00</text:p>
          </table:table-cell>
          <table:table-cell table:formula="of:=([.B45]-[.E45])*([.I45]-[.F45])/([.H45]-[.E45])+[.F45]" office:value-type="float" office:value="0.552" calcext:value-type="float">
            <text:p>0.55</text:p>
          </table:table-cell>
          <table:table-cell table:formula="of:=IF([.$B45]&lt;[.$B$8];[.B$7];IF([.$B45]&lt;[.$B$9];[.B$8];IF([.$B45]&lt;[.$B$10];[.B$9];IF([.$B45]&lt;[.$B$11];[.B$10];[.B$11]))))" office:value-type="float" office:value="0.25" calcext:value-type="float">
            <text:p>0.25</text:p>
          </table:table-cell>
          <table:table-cell table:formula="of:=IF([.$B45]&lt;[.$B$8];[.C$7];IF([.$B45]&lt;[.$B$9];[.C$8];IF([.$B45]&lt;[.$B$10];[.C$9];IF([.$B45]&lt;[.$B$11];[.C$10];[.C$11]))))" office:value-type="float" office:value="0.6" calcext:value-type="float">
            <text:p>0.6</text:p>
          </table:table-cell>
          <table:table-cell table:formula="of:=IF([.$B45]&lt;[.$B$8];[.D$7];IF([.$B45]&lt;[.$B$9];[.D$8];IF([.$B45]&lt;[.$B$10];[.D$9];IF([.$B45]&lt;[.$B$11];[.D$10];[.D$11]))))" office:value-type="float" office:value="0.78125" calcext:value-type="float">
            <text:p>0.78125</text:p>
          </table:table-cell>
          <table:table-cell table:formula="of:=IF([.$B45]&lt;[.$B$7];[.B$7];IF([.$B45]&lt;[.$B$8];[.B$8];IF([.$B45]&lt;[.$B$9];[.B$9];IF([.$B45]&lt;[.$B$10];[.B$10];[.B$11]))))" office:value-type="float" office:value="0.5" calcext:value-type="float">
            <text:p>0.5</text:p>
          </table:table-cell>
          <table:table-cell table:formula="of:=IF([.$B45]&lt;[.$B$7];[.C$7];IF([.$B45]&lt;[.$B$8];[.C$8];IF([.$B45]&lt;[.$B$9];[.C$9];IF([.$B45]&lt;[.$B$10];[.C$10];[.C$11]))))" office:value-type="float" office:value="0.3" calcext:value-type="float">
            <text:p>0.3</text:p>
          </table:table-cell>
          <table:table-cell table:formula="of:=IF([.$B45]&lt;[.$B$7];[.D$7];IF([.$B45]&lt;[.$B$8];[.D$8];IF([.$B45]&lt;[.$B$9];[.D$9];IF([.$B45]&lt;[.$B$10];[.D$10];[.D$11]))))" office:value-type="float" office:value="0.5" calcext:value-type="float">
            <text:p>0.5</text:p>
          </table:table-cell>
          <table:table-cell table:formula="of:=[.L45]*[.$C$3]" office:value-type="float" office:value="3.61825" calcext:value-type="float">
            <text:p>3.62</text:p>
          </table:table-cell>
          <table:table-cell table:formula="of:=[.L44]-AVERAGE([.M44];[.M45])*([.B45]-[.B44])" office:value-type="float" office:value="0.72365" calcext:value-type="float">
            <text:p>0.72</text:p>
          </table:table-cell>
          <table:table-cell table:formula="of:=[.D45]/[.C$12]" office:value-type="float" office:value="1.38" calcext:value-type="float">
            <text:p>1.38</text:p>
          </table:table-cell>
          <table:table-cell table:formula="of:=[.O45]*[.$C$3]" office:value-type="float" office:value="1.2745" calcext:value-type="float">
            <text:p>1.27</text:p>
          </table:table-cell>
          <table:table-cell table:formula="of:=[.G45]-(  ([.I45]-[.F45])*[.B45]*[.B45]/(2*[.C$12]*([.H45]-[.E45])) - ( ([.I45]-[.F45]) * [.E45]*[.B45]/(([.H45]-[.E45])*[.C$12] ) ) + [.F45]*[.B45]/[.C$12] )" office:value-type="float" office:value="0.2549" calcext:value-type="float">
            <text:p>0.25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45]+[.C$14]" office:value-type="float" office:value="0.3" calcext:value-type="float">
            <text:p>0.30</text:p>
          </table:table-cell>
          <table:table-cell table:formula="of:=[.D46]*[.C$2]" office:value-type="float" office:value="135" calcext:value-type="float">
            <text:p>135.00</text:p>
          </table:table-cell>
          <table:table-cell table:formula="of:=([.B46]-[.E46])*([.I46]-[.F46])/([.H46]-[.E46])+[.F46]" office:value-type="float" office:value="0.54" calcext:value-type="float">
            <text:p>0.54</text:p>
          </table:table-cell>
          <table:table-cell table:formula="of:=IF([.$B46]&lt;[.$B$8];[.B$7];IF([.$B46]&lt;[.$B$9];[.B$8];IF([.$B46]&lt;[.$B$10];[.B$9];IF([.$B46]&lt;[.$B$11];[.B$10];[.B$11]))))" office:value-type="float" office:value="0.25" calcext:value-type="float">
            <text:p>0.25</text:p>
          </table:table-cell>
          <table:table-cell table:formula="of:=IF([.$B46]&lt;[.$B$8];[.C$7];IF([.$B46]&lt;[.$B$9];[.C$8];IF([.$B46]&lt;[.$B$10];[.C$9];IF([.$B46]&lt;[.$B$11];[.C$10];[.C$11]))))" office:value-type="float" office:value="0.6" calcext:value-type="float">
            <text:p>0.6</text:p>
          </table:table-cell>
          <table:table-cell table:formula="of:=IF([.$B46]&lt;[.$B$8];[.D$7];IF([.$B46]&lt;[.$B$9];[.D$8];IF([.$B46]&lt;[.$B$10];[.D$9];IF([.$B46]&lt;[.$B$11];[.D$10];[.D$11]))))" office:value-type="float" office:value="0.78125" calcext:value-type="float">
            <text:p>0.78125</text:p>
          </table:table-cell>
          <table:table-cell table:formula="of:=IF([.$B46]&lt;[.$B$7];[.B$7];IF([.$B46]&lt;[.$B$8];[.B$8];IF([.$B46]&lt;[.$B$9];[.B$9];IF([.$B46]&lt;[.$B$10];[.B$10];[.B$11]))))" office:value-type="float" office:value="0.5" calcext:value-type="float">
            <text:p>0.5</text:p>
          </table:table-cell>
          <table:table-cell table:formula="of:=IF([.$B46]&lt;[.$B$7];[.C$7];IF([.$B46]&lt;[.$B$8];[.C$8];IF([.$B46]&lt;[.$B$9];[.C$9];IF([.$B46]&lt;[.$B$10];[.C$10];[.C$11]))))" office:value-type="float" office:value="0.3" calcext:value-type="float">
            <text:p>0.3</text:p>
          </table:table-cell>
          <table:table-cell table:formula="of:=IF([.$B46]&lt;[.$B$7];[.D$7];IF([.$B46]&lt;[.$B$8];[.D$8];IF([.$B46]&lt;[.$B$9];[.D$9];IF([.$B46]&lt;[.$B$10];[.D$10];[.D$11]))))" office:value-type="float" office:value="0.5" calcext:value-type="float">
            <text:p>0.5</text:p>
          </table:table-cell>
          <table:table-cell table:formula="of:=[.L46]*[.$C$3]" office:value-type="float" office:value="3.55" calcext:value-type="float">
            <text:p>3.55</text:p>
          </table:table-cell>
          <table:table-cell table:formula="of:=[.L45]-AVERAGE([.M45];[.M46])*([.B46]-[.B45])" office:value-type="float" office:value="0.71" calcext:value-type="float">
            <text:p>0.71</text:p>
          </table:table-cell>
          <table:table-cell table:formula="of:=[.D46]/[.C$12]" office:value-type="float" office:value="1.35" calcext:value-type="float">
            <text:p>1.35</text:p>
          </table:table-cell>
          <table:table-cell table:formula="of:=[.O46]*[.$C$3]" office:value-type="float" office:value="1.20625" calcext:value-type="float">
            <text:p>1.21</text:p>
          </table:table-cell>
          <table:table-cell table:formula="of:=[.G46]-(  ([.I46]-[.F46])*[.B46]*[.B46]/(2*[.C$12]*([.H46]-[.E46])) - ( ([.I46]-[.F46]) * [.E46]*[.B46]/(([.H46]-[.E46])*[.C$12] ) ) + [.F46]*[.B46]/[.C$12] )" office:value-type="float" office:value="0.24125" calcext:value-type="float">
            <text:p>0.24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46]+[.C$14]" office:value-type="float" office:value="0.31" calcext:value-type="float">
            <text:p>0.31</text:p>
          </table:table-cell>
          <table:table-cell table:formula="of:=[.D47]*[.C$2]" office:value-type="float" office:value="132" calcext:value-type="float">
            <text:p>132.00</text:p>
          </table:table-cell>
          <table:table-cell table:formula="of:=([.B47]-[.E47])*([.I47]-[.F47])/([.H47]-[.E47])+[.F47]" office:value-type="float" office:value="0.528" calcext:value-type="float">
            <text:p>0.53</text:p>
          </table:table-cell>
          <table:table-cell table:formula="of:=IF([.$B47]&lt;[.$B$8];[.B$7];IF([.$B47]&lt;[.$B$9];[.B$8];IF([.$B47]&lt;[.$B$10];[.B$9];IF([.$B47]&lt;[.$B$11];[.B$10];[.B$11]))))" office:value-type="float" office:value="0.25" calcext:value-type="float">
            <text:p>0.25</text:p>
          </table:table-cell>
          <table:table-cell table:formula="of:=IF([.$B47]&lt;[.$B$8];[.C$7];IF([.$B47]&lt;[.$B$9];[.C$8];IF([.$B47]&lt;[.$B$10];[.C$9];IF([.$B47]&lt;[.$B$11];[.C$10];[.C$11]))))" office:value-type="float" office:value="0.6" calcext:value-type="float">
            <text:p>0.6</text:p>
          </table:table-cell>
          <table:table-cell table:formula="of:=IF([.$B47]&lt;[.$B$8];[.D$7];IF([.$B47]&lt;[.$B$9];[.D$8];IF([.$B47]&lt;[.$B$10];[.D$9];IF([.$B47]&lt;[.$B$11];[.D$10];[.D$11]))))" office:value-type="float" office:value="0.78125" calcext:value-type="float">
            <text:p>0.78125</text:p>
          </table:table-cell>
          <table:table-cell table:formula="of:=IF([.$B47]&lt;[.$B$7];[.B$7];IF([.$B47]&lt;[.$B$8];[.B$8];IF([.$B47]&lt;[.$B$9];[.B$9];IF([.$B47]&lt;[.$B$10];[.B$10];[.B$11]))))" office:value-type="float" office:value="0.5" calcext:value-type="float">
            <text:p>0.5</text:p>
          </table:table-cell>
          <table:table-cell table:formula="of:=IF([.$B47]&lt;[.$B$7];[.C$7];IF([.$B47]&lt;[.$B$8];[.C$8];IF([.$B47]&lt;[.$B$9];[.C$9];IF([.$B47]&lt;[.$B$10];[.C$10];[.C$11]))))" office:value-type="float" office:value="0.3" calcext:value-type="float">
            <text:p>0.3</text:p>
          </table:table-cell>
          <table:table-cell table:formula="of:=IF([.$B47]&lt;[.$B$7];[.D$7];IF([.$B47]&lt;[.$B$8];[.D$8];IF([.$B47]&lt;[.$B$9];[.D$9];IF([.$B47]&lt;[.$B$10];[.D$10];[.D$11]))))" office:value-type="float" office:value="0.5" calcext:value-type="float">
            <text:p>0.5</text:p>
          </table:table-cell>
          <table:table-cell table:formula="of:=[.L47]*[.$C$3]" office:value-type="float" office:value="3.48325" calcext:value-type="float">
            <text:p>3.48</text:p>
          </table:table-cell>
          <table:table-cell table:formula="of:=[.L46]-AVERAGE([.M46];[.M47])*([.B47]-[.B46])" office:value-type="float" office:value="0.69665" calcext:value-type="float">
            <text:p>0.70</text:p>
          </table:table-cell>
          <table:table-cell table:formula="of:=[.D47]/[.C$12]" office:value-type="float" office:value="1.32" calcext:value-type="float">
            <text:p>1.32</text:p>
          </table:table-cell>
          <table:table-cell table:formula="of:=[.O47]*[.$C$3]" office:value-type="float" office:value="1.1395" calcext:value-type="float">
            <text:p>1.14</text:p>
          </table:table-cell>
          <table:table-cell table:formula="of:=[.G47]-(  ([.I47]-[.F47])*[.B47]*[.B47]/(2*[.C$12]*([.H47]-[.E47])) - ( ([.I47]-[.F47]) * [.E47]*[.B47]/(([.H47]-[.E47])*[.C$12] ) ) + [.F47]*[.B47]/[.C$12] )" office:value-type="float" office:value="0.2279" calcext:value-type="float">
            <text:p>0.23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47]+[.C$14]" office:value-type="float" office:value="0.32" calcext:value-type="float">
            <text:p>0.32</text:p>
          </table:table-cell>
          <table:table-cell table:formula="of:=[.D48]*[.C$2]" office:value-type="float" office:value="129" calcext:value-type="float">
            <text:p>129.00</text:p>
          </table:table-cell>
          <table:table-cell table:formula="of:=([.B48]-[.E48])*([.I48]-[.F48])/([.H48]-[.E48])+[.F48]" office:value-type="float" office:value="0.516" calcext:value-type="float">
            <text:p>0.52</text:p>
          </table:table-cell>
          <table:table-cell table:formula="of:=IF([.$B48]&lt;[.$B$8];[.B$7];IF([.$B48]&lt;[.$B$9];[.B$8];IF([.$B48]&lt;[.$B$10];[.B$9];IF([.$B48]&lt;[.$B$11];[.B$10];[.B$11]))))" office:value-type="float" office:value="0.25" calcext:value-type="float">
            <text:p>0.25</text:p>
          </table:table-cell>
          <table:table-cell table:formula="of:=IF([.$B48]&lt;[.$B$8];[.C$7];IF([.$B48]&lt;[.$B$9];[.C$8];IF([.$B48]&lt;[.$B$10];[.C$9];IF([.$B48]&lt;[.$B$11];[.C$10];[.C$11]))))" office:value-type="float" office:value="0.6" calcext:value-type="float">
            <text:p>0.6</text:p>
          </table:table-cell>
          <table:table-cell table:formula="of:=IF([.$B48]&lt;[.$B$8];[.D$7];IF([.$B48]&lt;[.$B$9];[.D$8];IF([.$B48]&lt;[.$B$10];[.D$9];IF([.$B48]&lt;[.$B$11];[.D$10];[.D$11]))))" office:value-type="float" office:value="0.78125" calcext:value-type="float">
            <text:p>0.78125</text:p>
          </table:table-cell>
          <table:table-cell table:formula="of:=IF([.$B48]&lt;[.$B$7];[.B$7];IF([.$B48]&lt;[.$B$8];[.B$8];IF([.$B48]&lt;[.$B$9];[.B$9];IF([.$B48]&lt;[.$B$10];[.B$10];[.B$11]))))" office:value-type="float" office:value="0.5" calcext:value-type="float">
            <text:p>0.5</text:p>
          </table:table-cell>
          <table:table-cell table:formula="of:=IF([.$B48]&lt;[.$B$7];[.C$7];IF([.$B48]&lt;[.$B$8];[.C$8];IF([.$B48]&lt;[.$B$9];[.C$9];IF([.$B48]&lt;[.$B$10];[.C$10];[.C$11]))))" office:value-type="float" office:value="0.3" calcext:value-type="float">
            <text:p>0.3</text:p>
          </table:table-cell>
          <table:table-cell table:formula="of:=IF([.$B48]&lt;[.$B$7];[.D$7];IF([.$B48]&lt;[.$B$8];[.D$8];IF([.$B48]&lt;[.$B$9];[.D$9];IF([.$B48]&lt;[.$B$10];[.D$10];[.D$11]))))" office:value-type="float" office:value="0.5" calcext:value-type="float">
            <text:p>0.5</text:p>
          </table:table-cell>
          <table:table-cell table:formula="of:=[.L48]*[.$C$3]" office:value-type="float" office:value="3.418" calcext:value-type="float">
            <text:p>3.42</text:p>
          </table:table-cell>
          <table:table-cell table:formula="of:=[.L47]-AVERAGE([.M47];[.M48])*([.B48]-[.B47])" office:value-type="float" office:value="0.6836" calcext:value-type="float">
            <text:p>0.68</text:p>
          </table:table-cell>
          <table:table-cell table:formula="of:=[.D48]/[.C$12]" office:value-type="float" office:value="1.29" calcext:value-type="float">
            <text:p>1.29</text:p>
          </table:table-cell>
          <table:table-cell table:formula="of:=[.O48]*[.$C$3]" office:value-type="float" office:value="1.07425" calcext:value-type="float">
            <text:p>1.07</text:p>
          </table:table-cell>
          <table:table-cell table:formula="of:=[.G48]-(  ([.I48]-[.F48])*[.B48]*[.B48]/(2*[.C$12]*([.H48]-[.E48])) - ( ([.I48]-[.F48]) * [.E48]*[.B48]/(([.H48]-[.E48])*[.C$12] ) ) + [.F48]*[.B48]/[.C$12] )" office:value-type="float" office:value="0.21485" calcext:value-type="float">
            <text:p>0.21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48]+[.C$14]" office:value-type="float" office:value="0.33" calcext:value-type="float">
            <text:p>0.33</text:p>
          </table:table-cell>
          <table:table-cell table:formula="of:=[.D49]*[.C$2]" office:value-type="float" office:value="126" calcext:value-type="float">
            <text:p>126.00</text:p>
          </table:table-cell>
          <table:table-cell table:formula="of:=([.B49]-[.E49])*([.I49]-[.F49])/([.H49]-[.E49])+[.F49]" office:value-type="float" office:value="0.504" calcext:value-type="float">
            <text:p>0.50</text:p>
          </table:table-cell>
          <table:table-cell table:formula="of:=IF([.$B49]&lt;[.$B$8];[.B$7];IF([.$B49]&lt;[.$B$9];[.B$8];IF([.$B49]&lt;[.$B$10];[.B$9];IF([.$B49]&lt;[.$B$11];[.B$10];[.B$11]))))" office:value-type="float" office:value="0.25" calcext:value-type="float">
            <text:p>0.25</text:p>
          </table:table-cell>
          <table:table-cell table:formula="of:=IF([.$B49]&lt;[.$B$8];[.C$7];IF([.$B49]&lt;[.$B$9];[.C$8];IF([.$B49]&lt;[.$B$10];[.C$9];IF([.$B49]&lt;[.$B$11];[.C$10];[.C$11]))))" office:value-type="float" office:value="0.6" calcext:value-type="float">
            <text:p>0.6</text:p>
          </table:table-cell>
          <table:table-cell table:formula="of:=IF([.$B49]&lt;[.$B$8];[.D$7];IF([.$B49]&lt;[.$B$9];[.D$8];IF([.$B49]&lt;[.$B$10];[.D$9];IF([.$B49]&lt;[.$B$11];[.D$10];[.D$11]))))" office:value-type="float" office:value="0.78125" calcext:value-type="float">
            <text:p>0.78125</text:p>
          </table:table-cell>
          <table:table-cell table:formula="of:=IF([.$B49]&lt;[.$B$7];[.B$7];IF([.$B49]&lt;[.$B$8];[.B$8];IF([.$B49]&lt;[.$B$9];[.B$9];IF([.$B49]&lt;[.$B$10];[.B$10];[.B$11]))))" office:value-type="float" office:value="0.5" calcext:value-type="float">
            <text:p>0.5</text:p>
          </table:table-cell>
          <table:table-cell table:formula="of:=IF([.$B49]&lt;[.$B$7];[.C$7];IF([.$B49]&lt;[.$B$8];[.C$8];IF([.$B49]&lt;[.$B$9];[.C$9];IF([.$B49]&lt;[.$B$10];[.C$10];[.C$11]))))" office:value-type="float" office:value="0.3" calcext:value-type="float">
            <text:p>0.3</text:p>
          </table:table-cell>
          <table:table-cell table:formula="of:=IF([.$B49]&lt;[.$B$7];[.D$7];IF([.$B49]&lt;[.$B$8];[.D$8];IF([.$B49]&lt;[.$B$9];[.D$9];IF([.$B49]&lt;[.$B$10];[.D$10];[.D$11]))))" office:value-type="float" office:value="0.5" calcext:value-type="float">
            <text:p>0.5</text:p>
          </table:table-cell>
          <table:table-cell table:formula="of:=[.L49]*[.$C$3]" office:value-type="float" office:value="3.35425" calcext:value-type="float">
            <text:p>3.35</text:p>
          </table:table-cell>
          <table:table-cell table:formula="of:=[.L48]-AVERAGE([.M48];[.M49])*([.B49]-[.B48])" office:value-type="float" office:value="0.67085" calcext:value-type="float">
            <text:p>0.67</text:p>
          </table:table-cell>
          <table:table-cell table:formula="of:=[.D49]/[.C$12]" office:value-type="float" office:value="1.26" calcext:value-type="float">
            <text:p>1.26</text:p>
          </table:table-cell>
          <table:table-cell table:formula="of:=[.O49]*[.$C$3]" office:value-type="float" office:value="1.0105" calcext:value-type="float">
            <text:p>1.01</text:p>
          </table:table-cell>
          <table:table-cell table:formula="of:=[.G49]-(  ([.I49]-[.F49])*[.B49]*[.B49]/(2*[.C$12]*([.H49]-[.E49])) - ( ([.I49]-[.F49]) * [.E49]*[.B49]/(([.H49]-[.E49])*[.C$12] ) ) + [.F49]*[.B49]/[.C$12] )" office:value-type="float" office:value="0.2021" calcext:value-type="float">
            <text:p>0.2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49]+[.C$14]" office:value-type="float" office:value="0.34" calcext:value-type="float">
            <text:p>0.34</text:p>
          </table:table-cell>
          <table:table-cell table:formula="of:=[.D50]*[.C$2]" office:value-type="float" office:value="123" calcext:value-type="float">
            <text:p>123.00</text:p>
          </table:table-cell>
          <table:table-cell table:formula="of:=([.B50]-[.E50])*([.I50]-[.F50])/([.H50]-[.E50])+[.F50]" office:value-type="float" office:value="0.492" calcext:value-type="float">
            <text:p>0.49</text:p>
          </table:table-cell>
          <table:table-cell table:formula="of:=IF([.$B50]&lt;[.$B$8];[.B$7];IF([.$B50]&lt;[.$B$9];[.B$8];IF([.$B50]&lt;[.$B$10];[.B$9];IF([.$B50]&lt;[.$B$11];[.B$10];[.B$11]))))" office:value-type="float" office:value="0.25" calcext:value-type="float">
            <text:p>0.25</text:p>
          </table:table-cell>
          <table:table-cell table:formula="of:=IF([.$B50]&lt;[.$B$8];[.C$7];IF([.$B50]&lt;[.$B$9];[.C$8];IF([.$B50]&lt;[.$B$10];[.C$9];IF([.$B50]&lt;[.$B$11];[.C$10];[.C$11]))))" office:value-type="float" office:value="0.6" calcext:value-type="float">
            <text:p>0.6</text:p>
          </table:table-cell>
          <table:table-cell table:formula="of:=IF([.$B50]&lt;[.$B$8];[.D$7];IF([.$B50]&lt;[.$B$9];[.D$8];IF([.$B50]&lt;[.$B$10];[.D$9];IF([.$B50]&lt;[.$B$11];[.D$10];[.D$11]))))" office:value-type="float" office:value="0.78125" calcext:value-type="float">
            <text:p>0.78125</text:p>
          </table:table-cell>
          <table:table-cell table:formula="of:=IF([.$B50]&lt;[.$B$7];[.B$7];IF([.$B50]&lt;[.$B$8];[.B$8];IF([.$B50]&lt;[.$B$9];[.B$9];IF([.$B50]&lt;[.$B$10];[.B$10];[.B$11]))))" office:value-type="float" office:value="0.5" calcext:value-type="float">
            <text:p>0.5</text:p>
          </table:table-cell>
          <table:table-cell table:formula="of:=IF([.$B50]&lt;[.$B$7];[.C$7];IF([.$B50]&lt;[.$B$8];[.C$8];IF([.$B50]&lt;[.$B$9];[.C$9];IF([.$B50]&lt;[.$B$10];[.C$10];[.C$11]))))" office:value-type="float" office:value="0.3" calcext:value-type="float">
            <text:p>0.3</text:p>
          </table:table-cell>
          <table:table-cell table:formula="of:=IF([.$B50]&lt;[.$B$7];[.D$7];IF([.$B50]&lt;[.$B$8];[.D$8];IF([.$B50]&lt;[.$B$9];[.D$9];IF([.$B50]&lt;[.$B$10];[.D$10];[.D$11]))))" office:value-type="float" office:value="0.5" calcext:value-type="float">
            <text:p>0.5</text:p>
          </table:table-cell>
          <table:table-cell table:formula="of:=[.L50]*[.$C$3]" office:value-type="float" office:value="3.292" calcext:value-type="float">
            <text:p>3.29</text:p>
          </table:table-cell>
          <table:table-cell table:formula="of:=[.L49]-AVERAGE([.M49];[.M50])*([.B50]-[.B49])" office:value-type="float" office:value="0.6584" calcext:value-type="float">
            <text:p>0.66</text:p>
          </table:table-cell>
          <table:table-cell table:formula="of:=[.D50]/[.C$12]" office:value-type="float" office:value="1.23" calcext:value-type="float">
            <text:p>1.23</text:p>
          </table:table-cell>
          <table:table-cell table:formula="of:=[.O50]*[.$C$3]" office:value-type="float" office:value="0.948249999999999" calcext:value-type="float">
            <text:p>0.95</text:p>
          </table:table-cell>
          <table:table-cell table:formula="of:=[.G50]-(  ([.I50]-[.F50])*[.B50]*[.B50]/(2*[.C$12]*([.H50]-[.E50])) - ( ([.I50]-[.F50]) * [.E50]*[.B50]/(([.H50]-[.E50])*[.C$12] ) ) + [.F50]*[.B50]/[.C$12] )" office:value-type="float" office:value="0.18965" calcext:value-type="float">
            <text:p>0.19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50]+[.C$14]" office:value-type="float" office:value="0.35" calcext:value-type="float">
            <text:p>0.35</text:p>
          </table:table-cell>
          <table:table-cell table:formula="of:=[.D51]*[.C$2]" office:value-type="float" office:value="120" calcext:value-type="float">
            <text:p>120.00</text:p>
          </table:table-cell>
          <table:table-cell table:formula="of:=([.B51]-[.E51])*([.I51]-[.F51])/([.H51]-[.E51])+[.F51]" office:value-type="float" office:value="0.48" calcext:value-type="float">
            <text:p>0.48</text:p>
          </table:table-cell>
          <table:table-cell table:formula="of:=IF([.$B51]&lt;[.$B$8];[.B$7];IF([.$B51]&lt;[.$B$9];[.B$8];IF([.$B51]&lt;[.$B$10];[.B$9];IF([.$B51]&lt;[.$B$11];[.B$10];[.B$11]))))" office:value-type="float" office:value="0.25" calcext:value-type="float">
            <text:p>0.25</text:p>
          </table:table-cell>
          <table:table-cell table:formula="of:=IF([.$B51]&lt;[.$B$8];[.C$7];IF([.$B51]&lt;[.$B$9];[.C$8];IF([.$B51]&lt;[.$B$10];[.C$9];IF([.$B51]&lt;[.$B$11];[.C$10];[.C$11]))))" office:value-type="float" office:value="0.6" calcext:value-type="float">
            <text:p>0.6</text:p>
          </table:table-cell>
          <table:table-cell table:formula="of:=IF([.$B51]&lt;[.$B$8];[.D$7];IF([.$B51]&lt;[.$B$9];[.D$8];IF([.$B51]&lt;[.$B$10];[.D$9];IF([.$B51]&lt;[.$B$11];[.D$10];[.D$11]))))" office:value-type="float" office:value="0.78125" calcext:value-type="float">
            <text:p>0.78125</text:p>
          </table:table-cell>
          <table:table-cell table:formula="of:=IF([.$B51]&lt;[.$B$7];[.B$7];IF([.$B51]&lt;[.$B$8];[.B$8];IF([.$B51]&lt;[.$B$9];[.B$9];IF([.$B51]&lt;[.$B$10];[.B$10];[.B$11]))))" office:value-type="float" office:value="0.5" calcext:value-type="float">
            <text:p>0.5</text:p>
          </table:table-cell>
          <table:table-cell table:formula="of:=IF([.$B51]&lt;[.$B$7];[.C$7];IF([.$B51]&lt;[.$B$8];[.C$8];IF([.$B51]&lt;[.$B$9];[.C$9];IF([.$B51]&lt;[.$B$10];[.C$10];[.C$11]))))" office:value-type="float" office:value="0.3" calcext:value-type="float">
            <text:p>0.3</text:p>
          </table:table-cell>
          <table:table-cell table:formula="of:=IF([.$B51]&lt;[.$B$7];[.D$7];IF([.$B51]&lt;[.$B$8];[.D$8];IF([.$B51]&lt;[.$B$9];[.D$9];IF([.$B51]&lt;[.$B$10];[.D$10];[.D$11]))))" office:value-type="float" office:value="0.5" calcext:value-type="float">
            <text:p>0.5</text:p>
          </table:table-cell>
          <table:table-cell table:formula="of:=[.L51]*[.$C$3]" office:value-type="float" office:value="3.23125" calcext:value-type="float">
            <text:p>3.23</text:p>
          </table:table-cell>
          <table:table-cell table:formula="of:=[.L50]-AVERAGE([.M50];[.M51])*([.B51]-[.B50])" office:value-type="float" office:value="0.64625" calcext:value-type="float">
            <text:p>0.65</text:p>
          </table:table-cell>
          <table:table-cell table:formula="of:=[.D51]/[.C$12]" office:value-type="float" office:value="1.2" calcext:value-type="float">
            <text:p>1.20</text:p>
          </table:table-cell>
          <table:table-cell table:formula="of:=[.O51]*[.$C$3]" office:value-type="float" office:value="0.887499999999999" calcext:value-type="float">
            <text:p>0.89</text:p>
          </table:table-cell>
          <table:table-cell table:formula="of:=[.G51]-(  ([.I51]-[.F51])*[.B51]*[.B51]/(2*[.C$12]*([.H51]-[.E51])) - ( ([.I51]-[.F51]) * [.E51]*[.B51]/(([.H51]-[.E51])*[.C$12] ) ) + [.F51]*[.B51]/[.C$12] )" office:value-type="float" office:value="0.1775" calcext:value-type="float">
            <text:p>0.18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51]+[.C$14]" office:value-type="float" office:value="0.36" calcext:value-type="float">
            <text:p>0.36</text:p>
          </table:table-cell>
          <table:table-cell table:formula="of:=[.D52]*[.C$2]" office:value-type="float" office:value="117" calcext:value-type="float">
            <text:p>117.00</text:p>
          </table:table-cell>
          <table:table-cell table:formula="of:=([.B52]-[.E52])*([.I52]-[.F52])/([.H52]-[.E52])+[.F52]" office:value-type="float" office:value="0.468" calcext:value-type="float">
            <text:p>0.47</text:p>
          </table:table-cell>
          <table:table-cell table:formula="of:=IF([.$B52]&lt;[.$B$8];[.B$7];IF([.$B52]&lt;[.$B$9];[.B$8];IF([.$B52]&lt;[.$B$10];[.B$9];IF([.$B52]&lt;[.$B$11];[.B$10];[.B$11]))))" office:value-type="float" office:value="0.25" calcext:value-type="float">
            <text:p>0.25</text:p>
          </table:table-cell>
          <table:table-cell table:formula="of:=IF([.$B52]&lt;[.$B$8];[.C$7];IF([.$B52]&lt;[.$B$9];[.C$8];IF([.$B52]&lt;[.$B$10];[.C$9];IF([.$B52]&lt;[.$B$11];[.C$10];[.C$11]))))" office:value-type="float" office:value="0.6" calcext:value-type="float">
            <text:p>0.6</text:p>
          </table:table-cell>
          <table:table-cell table:formula="of:=IF([.$B52]&lt;[.$B$8];[.D$7];IF([.$B52]&lt;[.$B$9];[.D$8];IF([.$B52]&lt;[.$B$10];[.D$9];IF([.$B52]&lt;[.$B$11];[.D$10];[.D$11]))))" office:value-type="float" office:value="0.78125" calcext:value-type="float">
            <text:p>0.78125</text:p>
          </table:table-cell>
          <table:table-cell table:formula="of:=IF([.$B52]&lt;[.$B$7];[.B$7];IF([.$B52]&lt;[.$B$8];[.B$8];IF([.$B52]&lt;[.$B$9];[.B$9];IF([.$B52]&lt;[.$B$10];[.B$10];[.B$11]))))" office:value-type="float" office:value="0.5" calcext:value-type="float">
            <text:p>0.5</text:p>
          </table:table-cell>
          <table:table-cell table:formula="of:=IF([.$B52]&lt;[.$B$7];[.C$7];IF([.$B52]&lt;[.$B$8];[.C$8];IF([.$B52]&lt;[.$B$9];[.C$9];IF([.$B52]&lt;[.$B$10];[.C$10];[.C$11]))))" office:value-type="float" office:value="0.3" calcext:value-type="float">
            <text:p>0.3</text:p>
          </table:table-cell>
          <table:table-cell table:formula="of:=IF([.$B52]&lt;[.$B$7];[.D$7];IF([.$B52]&lt;[.$B$8];[.D$8];IF([.$B52]&lt;[.$B$9];[.D$9];IF([.$B52]&lt;[.$B$10];[.D$10];[.D$11]))))" office:value-type="float" office:value="0.5" calcext:value-type="float">
            <text:p>0.5</text:p>
          </table:table-cell>
          <table:table-cell table:formula="of:=[.L52]*[.$C$3]" office:value-type="float" office:value="3.172" calcext:value-type="float">
            <text:p>3.17</text:p>
          </table:table-cell>
          <table:table-cell table:formula="of:=[.L51]-AVERAGE([.M51];[.M52])*([.B52]-[.B51])" office:value-type="float" office:value="0.6344" calcext:value-type="float">
            <text:p>0.63</text:p>
          </table:table-cell>
          <table:table-cell table:formula="of:=[.D52]/[.C$12]" office:value-type="float" office:value="1.17" calcext:value-type="float">
            <text:p>1.17</text:p>
          </table:table-cell>
          <table:table-cell table:formula="of:=[.O52]*[.$C$3]" office:value-type="float" office:value="0.828249999999999" calcext:value-type="float">
            <text:p>0.83</text:p>
          </table:table-cell>
          <table:table-cell table:formula="of:=[.G52]-(  ([.I52]-[.F52])*[.B52]*[.B52]/(2*[.C$12]*([.H52]-[.E52])) - ( ([.I52]-[.F52]) * [.E52]*[.B52]/(([.H52]-[.E52])*[.C$12] ) ) + [.F52]*[.B52]/[.C$12] )" office:value-type="float" office:value="0.16565" calcext:value-type="float">
            <text:p>0.17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52]+[.C$14]" office:value-type="float" office:value="0.37" calcext:value-type="float">
            <text:p>0.37</text:p>
          </table:table-cell>
          <table:table-cell table:formula="of:=[.D53]*[.C$2]" office:value-type="float" office:value="114" calcext:value-type="float">
            <text:p>114.00</text:p>
          </table:table-cell>
          <table:table-cell table:formula="of:=([.B53]-[.E53])*([.I53]-[.F53])/([.H53]-[.E53])+[.F53]" office:value-type="float" office:value="0.456" calcext:value-type="float">
            <text:p>0.46</text:p>
          </table:table-cell>
          <table:table-cell table:formula="of:=IF([.$B53]&lt;[.$B$8];[.B$7];IF([.$B53]&lt;[.$B$9];[.B$8];IF([.$B53]&lt;[.$B$10];[.B$9];IF([.$B53]&lt;[.$B$11];[.B$10];[.B$11]))))" office:value-type="float" office:value="0.25" calcext:value-type="float">
            <text:p>0.25</text:p>
          </table:table-cell>
          <table:table-cell table:formula="of:=IF([.$B53]&lt;[.$B$8];[.C$7];IF([.$B53]&lt;[.$B$9];[.C$8];IF([.$B53]&lt;[.$B$10];[.C$9];IF([.$B53]&lt;[.$B$11];[.C$10];[.C$11]))))" office:value-type="float" office:value="0.6" calcext:value-type="float">
            <text:p>0.6</text:p>
          </table:table-cell>
          <table:table-cell table:formula="of:=IF([.$B53]&lt;[.$B$8];[.D$7];IF([.$B53]&lt;[.$B$9];[.D$8];IF([.$B53]&lt;[.$B$10];[.D$9];IF([.$B53]&lt;[.$B$11];[.D$10];[.D$11]))))" office:value-type="float" office:value="0.78125" calcext:value-type="float">
            <text:p>0.78125</text:p>
          </table:table-cell>
          <table:table-cell table:formula="of:=IF([.$B53]&lt;[.$B$7];[.B$7];IF([.$B53]&lt;[.$B$8];[.B$8];IF([.$B53]&lt;[.$B$9];[.B$9];IF([.$B53]&lt;[.$B$10];[.B$10];[.B$11]))))" office:value-type="float" office:value="0.5" calcext:value-type="float">
            <text:p>0.5</text:p>
          </table:table-cell>
          <table:table-cell table:formula="of:=IF([.$B53]&lt;[.$B$7];[.C$7];IF([.$B53]&lt;[.$B$8];[.C$8];IF([.$B53]&lt;[.$B$9];[.C$9];IF([.$B53]&lt;[.$B$10];[.C$10];[.C$11]))))" office:value-type="float" office:value="0.3" calcext:value-type="float">
            <text:p>0.3</text:p>
          </table:table-cell>
          <table:table-cell table:formula="of:=IF([.$B53]&lt;[.$B$7];[.D$7];IF([.$B53]&lt;[.$B$8];[.D$8];IF([.$B53]&lt;[.$B$9];[.D$9];IF([.$B53]&lt;[.$B$10];[.D$10];[.D$11]))))" office:value-type="float" office:value="0.5" calcext:value-type="float">
            <text:p>0.5</text:p>
          </table:table-cell>
          <table:table-cell table:formula="of:=[.L53]*[.$C$3]" office:value-type="float" office:value="3.11425" calcext:value-type="float">
            <text:p>3.11</text:p>
          </table:table-cell>
          <table:table-cell table:formula="of:=[.L52]-AVERAGE([.M52];[.M53])*([.B53]-[.B52])" office:value-type="float" office:value="0.62285" calcext:value-type="float">
            <text:p>0.62</text:p>
          </table:table-cell>
          <table:table-cell table:formula="of:=[.D53]/[.C$12]" office:value-type="float" office:value="1.14" calcext:value-type="float">
            <text:p>1.14</text:p>
          </table:table-cell>
          <table:table-cell table:formula="of:=[.O53]*[.$C$3]" office:value-type="float" office:value="0.770499999999999" calcext:value-type="float">
            <text:p>0.77</text:p>
          </table:table-cell>
          <table:table-cell table:formula="of:=[.G53]-(  ([.I53]-[.F53])*[.B53]*[.B53]/(2*[.C$12]*([.H53]-[.E53])) - ( ([.I53]-[.F53]) * [.E53]*[.B53]/(([.H53]-[.E53])*[.C$12] ) ) + [.F53]*[.B53]/[.C$12] )" office:value-type="float" office:value="0.1541" calcext:value-type="float">
            <text:p>0.15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53]+[.C$14]" office:value-type="float" office:value="0.38" calcext:value-type="float">
            <text:p>0.38</text:p>
          </table:table-cell>
          <table:table-cell table:formula="of:=[.D54]*[.C$2]" office:value-type="float" office:value="111" calcext:value-type="float">
            <text:p>111.00</text:p>
          </table:table-cell>
          <table:table-cell table:formula="of:=([.B54]-[.E54])*([.I54]-[.F54])/([.H54]-[.E54])+[.F54]" office:value-type="float" office:value="0.444" calcext:value-type="float">
            <text:p>0.44</text:p>
          </table:table-cell>
          <table:table-cell table:formula="of:=IF([.$B54]&lt;[.$B$8];[.B$7];IF([.$B54]&lt;[.$B$9];[.B$8];IF([.$B54]&lt;[.$B$10];[.B$9];IF([.$B54]&lt;[.$B$11];[.B$10];[.B$11]))))" office:value-type="float" office:value="0.25" calcext:value-type="float">
            <text:p>0.25</text:p>
          </table:table-cell>
          <table:table-cell table:formula="of:=IF([.$B54]&lt;[.$B$8];[.C$7];IF([.$B54]&lt;[.$B$9];[.C$8];IF([.$B54]&lt;[.$B$10];[.C$9];IF([.$B54]&lt;[.$B$11];[.C$10];[.C$11]))))" office:value-type="float" office:value="0.6" calcext:value-type="float">
            <text:p>0.6</text:p>
          </table:table-cell>
          <table:table-cell table:formula="of:=IF([.$B54]&lt;[.$B$8];[.D$7];IF([.$B54]&lt;[.$B$9];[.D$8];IF([.$B54]&lt;[.$B$10];[.D$9];IF([.$B54]&lt;[.$B$11];[.D$10];[.D$11]))))" office:value-type="float" office:value="0.78125" calcext:value-type="float">
            <text:p>0.78125</text:p>
          </table:table-cell>
          <table:table-cell table:formula="of:=IF([.$B54]&lt;[.$B$7];[.B$7];IF([.$B54]&lt;[.$B$8];[.B$8];IF([.$B54]&lt;[.$B$9];[.B$9];IF([.$B54]&lt;[.$B$10];[.B$10];[.B$11]))))" office:value-type="float" office:value="0.5" calcext:value-type="float">
            <text:p>0.5</text:p>
          </table:table-cell>
          <table:table-cell table:formula="of:=IF([.$B54]&lt;[.$B$7];[.C$7];IF([.$B54]&lt;[.$B$8];[.C$8];IF([.$B54]&lt;[.$B$9];[.C$9];IF([.$B54]&lt;[.$B$10];[.C$10];[.C$11]))))" office:value-type="float" office:value="0.3" calcext:value-type="float">
            <text:p>0.3</text:p>
          </table:table-cell>
          <table:table-cell table:formula="of:=IF([.$B54]&lt;[.$B$7];[.D$7];IF([.$B54]&lt;[.$B$8];[.D$8];IF([.$B54]&lt;[.$B$9];[.D$9];IF([.$B54]&lt;[.$B$10];[.D$10];[.D$11]))))" office:value-type="float" office:value="0.5" calcext:value-type="float">
            <text:p>0.5</text:p>
          </table:table-cell>
          <table:table-cell table:formula="of:=[.L54]*[.$C$3]" office:value-type="float" office:value="3.058" calcext:value-type="float">
            <text:p>3.06</text:p>
          </table:table-cell>
          <table:table-cell table:formula="of:=[.L53]-AVERAGE([.M53];[.M54])*([.B54]-[.B53])" office:value-type="float" office:value="0.6116" calcext:value-type="float">
            <text:p>0.61</text:p>
          </table:table-cell>
          <table:table-cell table:formula="of:=[.D54]/[.C$12]" office:value-type="float" office:value="1.11" calcext:value-type="float">
            <text:p>1.11</text:p>
          </table:table-cell>
          <table:table-cell table:formula="of:=[.O54]*[.$C$3]" office:value-type="float" office:value="0.714249999999999" calcext:value-type="float">
            <text:p>0.71</text:p>
          </table:table-cell>
          <table:table-cell table:formula="of:=[.G54]-(  ([.I54]-[.F54])*[.B54]*[.B54]/(2*[.C$12]*([.H54]-[.E54])) - ( ([.I54]-[.F54]) * [.E54]*[.B54]/(([.H54]-[.E54])*[.C$12] ) ) + [.F54]*[.B54]/[.C$12] )" office:value-type="float" office:value="0.14285" calcext:value-type="float">
            <text:p>0.14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54]+[.C$14]" office:value-type="float" office:value="0.39" calcext:value-type="float">
            <text:p>0.39</text:p>
          </table:table-cell>
          <table:table-cell table:formula="of:=[.D55]*[.C$2]" office:value-type="float" office:value="108" calcext:value-type="float">
            <text:p>108.00</text:p>
          </table:table-cell>
          <table:table-cell table:formula="of:=([.B55]-[.E55])*([.I55]-[.F55])/([.H55]-[.E55])+[.F55]" office:value-type="float" office:value="0.432" calcext:value-type="float">
            <text:p>0.43</text:p>
          </table:table-cell>
          <table:table-cell table:formula="of:=IF([.$B55]&lt;[.$B$8];[.B$7];IF([.$B55]&lt;[.$B$9];[.B$8];IF([.$B55]&lt;[.$B$10];[.B$9];IF([.$B55]&lt;[.$B$11];[.B$10];[.B$11]))))" office:value-type="float" office:value="0.25" calcext:value-type="float">
            <text:p>0.25</text:p>
          </table:table-cell>
          <table:table-cell table:formula="of:=IF([.$B55]&lt;[.$B$8];[.C$7];IF([.$B55]&lt;[.$B$9];[.C$8];IF([.$B55]&lt;[.$B$10];[.C$9];IF([.$B55]&lt;[.$B$11];[.C$10];[.C$11]))))" office:value-type="float" office:value="0.6" calcext:value-type="float">
            <text:p>0.6</text:p>
          </table:table-cell>
          <table:table-cell table:formula="of:=IF([.$B55]&lt;[.$B$8];[.D$7];IF([.$B55]&lt;[.$B$9];[.D$8];IF([.$B55]&lt;[.$B$10];[.D$9];IF([.$B55]&lt;[.$B$11];[.D$10];[.D$11]))))" office:value-type="float" office:value="0.78125" calcext:value-type="float">
            <text:p>0.78125</text:p>
          </table:table-cell>
          <table:table-cell table:formula="of:=IF([.$B55]&lt;[.$B$7];[.B$7];IF([.$B55]&lt;[.$B$8];[.B$8];IF([.$B55]&lt;[.$B$9];[.B$9];IF([.$B55]&lt;[.$B$10];[.B$10];[.B$11]))))" office:value-type="float" office:value="0.5" calcext:value-type="float">
            <text:p>0.5</text:p>
          </table:table-cell>
          <table:table-cell table:formula="of:=IF([.$B55]&lt;[.$B$7];[.C$7];IF([.$B55]&lt;[.$B$8];[.C$8];IF([.$B55]&lt;[.$B$9];[.C$9];IF([.$B55]&lt;[.$B$10];[.C$10];[.C$11]))))" office:value-type="float" office:value="0.3" calcext:value-type="float">
            <text:p>0.3</text:p>
          </table:table-cell>
          <table:table-cell table:formula="of:=IF([.$B55]&lt;[.$B$7];[.D$7];IF([.$B55]&lt;[.$B$8];[.D$8];IF([.$B55]&lt;[.$B$9];[.D$9];IF([.$B55]&lt;[.$B$10];[.D$10];[.D$11]))))" office:value-type="float" office:value="0.5" calcext:value-type="float">
            <text:p>0.5</text:p>
          </table:table-cell>
          <table:table-cell table:formula="of:=[.L55]*[.$C$3]" office:value-type="float" office:value="3.00325" calcext:value-type="float">
            <text:p>3.00</text:p>
          </table:table-cell>
          <table:table-cell table:formula="of:=[.L54]-AVERAGE([.M54];[.M55])*([.B55]-[.B54])" office:value-type="float" office:value="0.60065" calcext:value-type="float">
            <text:p>0.60</text:p>
          </table:table-cell>
          <table:table-cell table:formula="of:=[.D55]/[.C$12]" office:value-type="float" office:value="1.08" calcext:value-type="float">
            <text:p>1.08</text:p>
          </table:table-cell>
          <table:table-cell table:formula="of:=[.O55]*[.$C$3]" office:value-type="float" office:value="0.659499999999999" calcext:value-type="float">
            <text:p>0.66</text:p>
          </table:table-cell>
          <table:table-cell table:formula="of:=[.G55]-(  ([.I55]-[.F55])*[.B55]*[.B55]/(2*[.C$12]*([.H55]-[.E55])) - ( ([.I55]-[.F55]) * [.E55]*[.B55]/(([.H55]-[.E55])*[.C$12] ) ) + [.F55]*[.B55]/[.C$12] )" office:value-type="float" office:value="0.1319" calcext:value-type="float">
            <text:p>0.13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55]+[.C$14]" office:value-type="float" office:value="0.4" calcext:value-type="float">
            <text:p>0.40</text:p>
          </table:table-cell>
          <table:table-cell table:formula="of:=[.D56]*[.C$2]" office:value-type="float" office:value="105" calcext:value-type="float">
            <text:p>105.00</text:p>
          </table:table-cell>
          <table:table-cell table:formula="of:=([.B56]-[.E56])*([.I56]-[.F56])/([.H56]-[.E56])+[.F56]" office:value-type="float" office:value="0.42" calcext:value-type="float">
            <text:p>0.42</text:p>
          </table:table-cell>
          <table:table-cell table:formula="of:=IF([.$B56]&lt;[.$B$8];[.B$7];IF([.$B56]&lt;[.$B$9];[.B$8];IF([.$B56]&lt;[.$B$10];[.B$9];IF([.$B56]&lt;[.$B$11];[.B$10];[.B$11]))))" office:value-type="float" office:value="0.25" calcext:value-type="float">
            <text:p>0.25</text:p>
          </table:table-cell>
          <table:table-cell table:formula="of:=IF([.$B56]&lt;[.$B$8];[.C$7];IF([.$B56]&lt;[.$B$9];[.C$8];IF([.$B56]&lt;[.$B$10];[.C$9];IF([.$B56]&lt;[.$B$11];[.C$10];[.C$11]))))" office:value-type="float" office:value="0.6" calcext:value-type="float">
            <text:p>0.6</text:p>
          </table:table-cell>
          <table:table-cell table:formula="of:=IF([.$B56]&lt;[.$B$8];[.D$7];IF([.$B56]&lt;[.$B$9];[.D$8];IF([.$B56]&lt;[.$B$10];[.D$9];IF([.$B56]&lt;[.$B$11];[.D$10];[.D$11]))))" office:value-type="float" office:value="0.78125" calcext:value-type="float">
            <text:p>0.78125</text:p>
          </table:table-cell>
          <table:table-cell table:formula="of:=IF([.$B56]&lt;[.$B$7];[.B$7];IF([.$B56]&lt;[.$B$8];[.B$8];IF([.$B56]&lt;[.$B$9];[.B$9];IF([.$B56]&lt;[.$B$10];[.B$10];[.B$11]))))" office:value-type="float" office:value="0.5" calcext:value-type="float">
            <text:p>0.5</text:p>
          </table:table-cell>
          <table:table-cell table:formula="of:=IF([.$B56]&lt;[.$B$7];[.C$7];IF([.$B56]&lt;[.$B$8];[.C$8];IF([.$B56]&lt;[.$B$9];[.C$9];IF([.$B56]&lt;[.$B$10];[.C$10];[.C$11]))))" office:value-type="float" office:value="0.3" calcext:value-type="float">
            <text:p>0.3</text:p>
          </table:table-cell>
          <table:table-cell table:formula="of:=IF([.$B56]&lt;[.$B$7];[.D$7];IF([.$B56]&lt;[.$B$8];[.D$8];IF([.$B56]&lt;[.$B$9];[.D$9];IF([.$B56]&lt;[.$B$10];[.D$10];[.D$11]))))" office:value-type="float" office:value="0.5" calcext:value-type="float">
            <text:p>0.5</text:p>
          </table:table-cell>
          <table:table-cell table:formula="of:=[.L56]*[.$C$3]" office:value-type="float" office:value="2.95" calcext:value-type="float">
            <text:p>2.95</text:p>
          </table:table-cell>
          <table:table-cell table:formula="of:=[.L55]-AVERAGE([.M55];[.M56])*([.B56]-[.B55])" office:value-type="float" office:value="0.59" calcext:value-type="float">
            <text:p>0.59</text:p>
          </table:table-cell>
          <table:table-cell table:formula="of:=[.D56]/[.C$12]" office:value-type="float" office:value="1.05" calcext:value-type="float">
            <text:p>1.05</text:p>
          </table:table-cell>
          <table:table-cell table:formula="of:=[.O56]*[.$C$3]" office:value-type="float" office:value="0.606249999999999" calcext:value-type="float">
            <text:p>0.61</text:p>
          </table:table-cell>
          <table:table-cell table:formula="of:=[.G56]-(  ([.I56]-[.F56])*[.B56]*[.B56]/(2*[.C$12]*([.H56]-[.E56])) - ( ([.I56]-[.F56]) * [.E56]*[.B56]/(([.H56]-[.E56])*[.C$12] ) ) + [.F56]*[.B56]/[.C$12] )" office:value-type="float" office:value="0.12125" calcext:value-type="float">
            <text:p>0.12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56]+[.C$14]" office:value-type="float" office:value="0.41" calcext:value-type="float">
            <text:p>0.41</text:p>
          </table:table-cell>
          <table:table-cell table:formula="of:=[.D57]*[.C$2]" office:value-type="float" office:value="102" calcext:value-type="float">
            <text:p>102.00</text:p>
          </table:table-cell>
          <table:table-cell table:formula="of:=([.B57]-[.E57])*([.I57]-[.F57])/([.H57]-[.E57])+[.F57]" office:value-type="float" office:value="0.408" calcext:value-type="float">
            <text:p>0.41</text:p>
          </table:table-cell>
          <table:table-cell table:formula="of:=IF([.$B57]&lt;[.$B$8];[.B$7];IF([.$B57]&lt;[.$B$9];[.B$8];IF([.$B57]&lt;[.$B$10];[.B$9];IF([.$B57]&lt;[.$B$11];[.B$10];[.B$11]))))" office:value-type="float" office:value="0.25" calcext:value-type="float">
            <text:p>0.25</text:p>
          </table:table-cell>
          <table:table-cell table:formula="of:=IF([.$B57]&lt;[.$B$8];[.C$7];IF([.$B57]&lt;[.$B$9];[.C$8];IF([.$B57]&lt;[.$B$10];[.C$9];IF([.$B57]&lt;[.$B$11];[.C$10];[.C$11]))))" office:value-type="float" office:value="0.6" calcext:value-type="float">
            <text:p>0.6</text:p>
          </table:table-cell>
          <table:table-cell table:formula="of:=IF([.$B57]&lt;[.$B$8];[.D$7];IF([.$B57]&lt;[.$B$9];[.D$8];IF([.$B57]&lt;[.$B$10];[.D$9];IF([.$B57]&lt;[.$B$11];[.D$10];[.D$11]))))" office:value-type="float" office:value="0.78125" calcext:value-type="float">
            <text:p>0.78125</text:p>
          </table:table-cell>
          <table:table-cell table:formula="of:=IF([.$B57]&lt;[.$B$7];[.B$7];IF([.$B57]&lt;[.$B$8];[.B$8];IF([.$B57]&lt;[.$B$9];[.B$9];IF([.$B57]&lt;[.$B$10];[.B$10];[.B$11]))))" office:value-type="float" office:value="0.5" calcext:value-type="float">
            <text:p>0.5</text:p>
          </table:table-cell>
          <table:table-cell table:formula="of:=IF([.$B57]&lt;[.$B$7];[.C$7];IF([.$B57]&lt;[.$B$8];[.C$8];IF([.$B57]&lt;[.$B$9];[.C$9];IF([.$B57]&lt;[.$B$10];[.C$10];[.C$11]))))" office:value-type="float" office:value="0.3" calcext:value-type="float">
            <text:p>0.3</text:p>
          </table:table-cell>
          <table:table-cell table:formula="of:=IF([.$B57]&lt;[.$B$7];[.D$7];IF([.$B57]&lt;[.$B$8];[.D$8];IF([.$B57]&lt;[.$B$9];[.D$9];IF([.$B57]&lt;[.$B$10];[.D$10];[.D$11]))))" office:value-type="float" office:value="0.5" calcext:value-type="float">
            <text:p>0.5</text:p>
          </table:table-cell>
          <table:table-cell table:formula="of:=[.L57]*[.$C$3]" office:value-type="float" office:value="2.89825" calcext:value-type="float">
            <text:p>2.90</text:p>
          </table:table-cell>
          <table:table-cell table:formula="of:=[.L56]-AVERAGE([.M56];[.M57])*([.B57]-[.B56])" office:value-type="float" office:value="0.57965" calcext:value-type="float">
            <text:p>0.58</text:p>
          </table:table-cell>
          <table:table-cell table:formula="of:=[.D57]/[.C$12]" office:value-type="float" office:value="1.02" calcext:value-type="float">
            <text:p>1.02</text:p>
          </table:table-cell>
          <table:table-cell table:formula="of:=[.O57]*[.$C$3]" office:value-type="float" office:value="0.554499999999999" calcext:value-type="float">
            <text:p>0.55</text:p>
          </table:table-cell>
          <table:table-cell table:formula="of:=[.G57]-(  ([.I57]-[.F57])*[.B57]*[.B57]/(2*[.C$12]*([.H57]-[.E57])) - ( ([.I57]-[.F57]) * [.E57]*[.B57]/(([.H57]-[.E57])*[.C$12] ) ) + [.F57]*[.B57]/[.C$12] )" office:value-type="float" office:value="0.1109" calcext:value-type="float">
            <text:p>0.11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57]+[.C$14]" office:value-type="float" office:value="0.42" calcext:value-type="float">
            <text:p>0.42</text:p>
          </table:table-cell>
          <table:table-cell table:formula="of:=[.D58]*[.C$2]" office:value-type="float" office:value="99" calcext:value-type="float">
            <text:p>99.00</text:p>
          </table:table-cell>
          <table:table-cell table:formula="of:=([.B58]-[.E58])*([.I58]-[.F58])/([.H58]-[.E58])+[.F58]" office:value-type="float" office:value="0.396" calcext:value-type="float">
            <text:p>0.40</text:p>
          </table:table-cell>
          <table:table-cell table:formula="of:=IF([.$B58]&lt;[.$B$8];[.B$7];IF([.$B58]&lt;[.$B$9];[.B$8];IF([.$B58]&lt;[.$B$10];[.B$9];IF([.$B58]&lt;[.$B$11];[.B$10];[.B$11]))))" office:value-type="float" office:value="0.25" calcext:value-type="float">
            <text:p>0.25</text:p>
          </table:table-cell>
          <table:table-cell table:formula="of:=IF([.$B58]&lt;[.$B$8];[.C$7];IF([.$B58]&lt;[.$B$9];[.C$8];IF([.$B58]&lt;[.$B$10];[.C$9];IF([.$B58]&lt;[.$B$11];[.C$10];[.C$11]))))" office:value-type="float" office:value="0.6" calcext:value-type="float">
            <text:p>0.6</text:p>
          </table:table-cell>
          <table:table-cell table:formula="of:=IF([.$B58]&lt;[.$B$8];[.D$7];IF([.$B58]&lt;[.$B$9];[.D$8];IF([.$B58]&lt;[.$B$10];[.D$9];IF([.$B58]&lt;[.$B$11];[.D$10];[.D$11]))))" office:value-type="float" office:value="0.78125" calcext:value-type="float">
            <text:p>0.78125</text:p>
          </table:table-cell>
          <table:table-cell table:formula="of:=IF([.$B58]&lt;[.$B$7];[.B$7];IF([.$B58]&lt;[.$B$8];[.B$8];IF([.$B58]&lt;[.$B$9];[.B$9];IF([.$B58]&lt;[.$B$10];[.B$10];[.B$11]))))" office:value-type="float" office:value="0.5" calcext:value-type="float">
            <text:p>0.5</text:p>
          </table:table-cell>
          <table:table-cell table:formula="of:=IF([.$B58]&lt;[.$B$7];[.C$7];IF([.$B58]&lt;[.$B$8];[.C$8];IF([.$B58]&lt;[.$B$9];[.C$9];IF([.$B58]&lt;[.$B$10];[.C$10];[.C$11]))))" office:value-type="float" office:value="0.3" calcext:value-type="float">
            <text:p>0.3</text:p>
          </table:table-cell>
          <table:table-cell table:formula="of:=IF([.$B58]&lt;[.$B$7];[.D$7];IF([.$B58]&lt;[.$B$8];[.D$8];IF([.$B58]&lt;[.$B$9];[.D$9];IF([.$B58]&lt;[.$B$10];[.D$10];[.D$11]))))" office:value-type="float" office:value="0.5" calcext:value-type="float">
            <text:p>0.5</text:p>
          </table:table-cell>
          <table:table-cell table:formula="of:=[.L58]*[.$C$3]" office:value-type="float" office:value="2.848" calcext:value-type="float">
            <text:p>2.85</text:p>
          </table:table-cell>
          <table:table-cell table:formula="of:=[.L57]-AVERAGE([.M57];[.M58])*([.B58]-[.B57])" office:value-type="float" office:value="0.5696" calcext:value-type="float">
            <text:p>0.57</text:p>
          </table:table-cell>
          <table:table-cell table:formula="of:=[.D58]/[.C$12]" office:value-type="float" office:value="0.989999999999999" calcext:value-type="float">
            <text:p>0.99</text:p>
          </table:table-cell>
          <table:table-cell table:formula="of:=[.O58]*[.$C$3]" office:value-type="float" office:value="0.504249999999999" calcext:value-type="float">
            <text:p>0.50</text:p>
          </table:table-cell>
          <table:table-cell table:formula="of:=[.G58]-(  ([.I58]-[.F58])*[.B58]*[.B58]/(2*[.C$12]*([.H58]-[.E58])) - ( ([.I58]-[.F58]) * [.E58]*[.B58]/(([.H58]-[.E58])*[.C$12] ) ) + [.F58]*[.B58]/[.C$12] )" office:value-type="float" office:value="0.10085" calcext:value-type="float">
            <text:p>0.1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58]+[.C$14]" office:value-type="float" office:value="0.43" calcext:value-type="float">
            <text:p>0.43</text:p>
          </table:table-cell>
          <table:table-cell table:formula="of:=[.D59]*[.C$2]" office:value-type="float" office:value="95.9999999999999" calcext:value-type="float">
            <text:p>96.00</text:p>
          </table:table-cell>
          <table:table-cell table:formula="of:=([.B59]-[.E59])*([.I59]-[.F59])/([.H59]-[.E59])+[.F59]" office:value-type="float" office:value="0.384" calcext:value-type="float">
            <text:p>0.38</text:p>
          </table:table-cell>
          <table:table-cell table:formula="of:=IF([.$B59]&lt;[.$B$8];[.B$7];IF([.$B59]&lt;[.$B$9];[.B$8];IF([.$B59]&lt;[.$B$10];[.B$9];IF([.$B59]&lt;[.$B$11];[.B$10];[.B$11]))))" office:value-type="float" office:value="0.25" calcext:value-type="float">
            <text:p>0.25</text:p>
          </table:table-cell>
          <table:table-cell table:formula="of:=IF([.$B59]&lt;[.$B$8];[.C$7];IF([.$B59]&lt;[.$B$9];[.C$8];IF([.$B59]&lt;[.$B$10];[.C$9];IF([.$B59]&lt;[.$B$11];[.C$10];[.C$11]))))" office:value-type="float" office:value="0.6" calcext:value-type="float">
            <text:p>0.6</text:p>
          </table:table-cell>
          <table:table-cell table:formula="of:=IF([.$B59]&lt;[.$B$8];[.D$7];IF([.$B59]&lt;[.$B$9];[.D$8];IF([.$B59]&lt;[.$B$10];[.D$9];IF([.$B59]&lt;[.$B$11];[.D$10];[.D$11]))))" office:value-type="float" office:value="0.78125" calcext:value-type="float">
            <text:p>0.78125</text:p>
          </table:table-cell>
          <table:table-cell table:formula="of:=IF([.$B59]&lt;[.$B$7];[.B$7];IF([.$B59]&lt;[.$B$8];[.B$8];IF([.$B59]&lt;[.$B$9];[.B$9];IF([.$B59]&lt;[.$B$10];[.B$10];[.B$11]))))" office:value-type="float" office:value="0.5" calcext:value-type="float">
            <text:p>0.5</text:p>
          </table:table-cell>
          <table:table-cell table:formula="of:=IF([.$B59]&lt;[.$B$7];[.C$7];IF([.$B59]&lt;[.$B$8];[.C$8];IF([.$B59]&lt;[.$B$9];[.C$9];IF([.$B59]&lt;[.$B$10];[.C$10];[.C$11]))))" office:value-type="float" office:value="0.3" calcext:value-type="float">
            <text:p>0.3</text:p>
          </table:table-cell>
          <table:table-cell table:formula="of:=IF([.$B59]&lt;[.$B$7];[.D$7];IF([.$B59]&lt;[.$B$8];[.D$8];IF([.$B59]&lt;[.$B$9];[.D$9];IF([.$B59]&lt;[.$B$10];[.D$10];[.D$11]))))" office:value-type="float" office:value="0.5" calcext:value-type="float">
            <text:p>0.5</text:p>
          </table:table-cell>
          <table:table-cell table:formula="of:=[.L59]*[.$C$3]" office:value-type="float" office:value="2.79925" calcext:value-type="float">
            <text:p>2.80</text:p>
          </table:table-cell>
          <table:table-cell table:formula="of:=[.L58]-AVERAGE([.M58];[.M59])*([.B59]-[.B58])" office:value-type="float" office:value="0.55985" calcext:value-type="float">
            <text:p>0.56</text:p>
          </table:table-cell>
          <table:table-cell table:formula="of:=[.D59]/[.C$12]" office:value-type="float" office:value="0.959999999999999" calcext:value-type="float">
            <text:p>0.96</text:p>
          </table:table-cell>
          <table:table-cell table:formula="of:=[.O59]*[.$C$3]" office:value-type="float" office:value="0.455499999999999" calcext:value-type="float">
            <text:p>0.46</text:p>
          </table:table-cell>
          <table:table-cell table:formula="of:=[.G59]-(  ([.I59]-[.F59])*[.B59]*[.B59]/(2*[.C$12]*([.H59]-[.E59])) - ( ([.I59]-[.F59]) * [.E59]*[.B59]/(([.H59]-[.E59])*[.C$12] ) ) + [.F59]*[.B59]/[.C$12] )" office:value-type="float" office:value="0.0910999999999997" calcext:value-type="float">
            <text:p>0.09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59]+[.C$14]" office:value-type="float" office:value="0.44" calcext:value-type="float">
            <text:p>0.44</text:p>
          </table:table-cell>
          <table:table-cell table:formula="of:=[.D60]*[.C$2]" office:value-type="float" office:value="92.9999999999999" calcext:value-type="float">
            <text:p>93.00</text:p>
          </table:table-cell>
          <table:table-cell table:formula="of:=([.B60]-[.E60])*([.I60]-[.F60])/([.H60]-[.E60])+[.F60]" office:value-type="float" office:value="0.372" calcext:value-type="float">
            <text:p>0.37</text:p>
          </table:table-cell>
          <table:table-cell table:formula="of:=IF([.$B60]&lt;[.$B$8];[.B$7];IF([.$B60]&lt;[.$B$9];[.B$8];IF([.$B60]&lt;[.$B$10];[.B$9];IF([.$B60]&lt;[.$B$11];[.B$10];[.B$11]))))" office:value-type="float" office:value="0.25" calcext:value-type="float">
            <text:p>0.25</text:p>
          </table:table-cell>
          <table:table-cell table:formula="of:=IF([.$B60]&lt;[.$B$8];[.C$7];IF([.$B60]&lt;[.$B$9];[.C$8];IF([.$B60]&lt;[.$B$10];[.C$9];IF([.$B60]&lt;[.$B$11];[.C$10];[.C$11]))))" office:value-type="float" office:value="0.6" calcext:value-type="float">
            <text:p>0.6</text:p>
          </table:table-cell>
          <table:table-cell table:formula="of:=IF([.$B60]&lt;[.$B$8];[.D$7];IF([.$B60]&lt;[.$B$9];[.D$8];IF([.$B60]&lt;[.$B$10];[.D$9];IF([.$B60]&lt;[.$B$11];[.D$10];[.D$11]))))" office:value-type="float" office:value="0.78125" calcext:value-type="float">
            <text:p>0.78125</text:p>
          </table:table-cell>
          <table:table-cell table:formula="of:=IF([.$B60]&lt;[.$B$7];[.B$7];IF([.$B60]&lt;[.$B$8];[.B$8];IF([.$B60]&lt;[.$B$9];[.B$9];IF([.$B60]&lt;[.$B$10];[.B$10];[.B$11]))))" office:value-type="float" office:value="0.5" calcext:value-type="float">
            <text:p>0.5</text:p>
          </table:table-cell>
          <table:table-cell table:formula="of:=IF([.$B60]&lt;[.$B$7];[.C$7];IF([.$B60]&lt;[.$B$8];[.C$8];IF([.$B60]&lt;[.$B$9];[.C$9];IF([.$B60]&lt;[.$B$10];[.C$10];[.C$11]))))" office:value-type="float" office:value="0.3" calcext:value-type="float">
            <text:p>0.3</text:p>
          </table:table-cell>
          <table:table-cell table:formula="of:=IF([.$B60]&lt;[.$B$7];[.D$7];IF([.$B60]&lt;[.$B$8];[.D$8];IF([.$B60]&lt;[.$B$9];[.D$9];IF([.$B60]&lt;[.$B$10];[.D$10];[.D$11]))))" office:value-type="float" office:value="0.5" calcext:value-type="float">
            <text:p>0.5</text:p>
          </table:table-cell>
          <table:table-cell table:formula="of:=[.L60]*[.$C$3]" office:value-type="float" office:value="2.752" calcext:value-type="float">
            <text:p>2.75</text:p>
          </table:table-cell>
          <table:table-cell table:formula="of:=[.L59]-AVERAGE([.M59];[.M60])*([.B60]-[.B59])" office:value-type="float" office:value="0.5504" calcext:value-type="float">
            <text:p>0.55</text:p>
          </table:table-cell>
          <table:table-cell table:formula="of:=[.D60]/[.C$12]" office:value-type="float" office:value="0.929999999999999" calcext:value-type="float">
            <text:p>0.93</text:p>
          </table:table-cell>
          <table:table-cell table:formula="of:=[.O60]*[.$C$3]" office:value-type="float" office:value="0.408249999999999" calcext:value-type="float">
            <text:p>0.41</text:p>
          </table:table-cell>
          <table:table-cell table:formula="of:=[.G60]-(  ([.I60]-[.F60])*[.B60]*[.B60]/(2*[.C$12]*([.H60]-[.E60])) - ( ([.I60]-[.F60]) * [.E60]*[.B60]/(([.H60]-[.E60])*[.C$12] ) ) + [.F60]*[.B60]/[.C$12] )" office:value-type="float" office:value="0.0816499999999998" calcext:value-type="float">
            <text:p>0.08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60]+[.C$14]" office:value-type="float" office:value="0.45" calcext:value-type="float">
            <text:p>0.45</text:p>
          </table:table-cell>
          <table:table-cell table:formula="of:=[.D61]*[.C$2]" office:value-type="float" office:value="90" calcext:value-type="float">
            <text:p>90.00</text:p>
          </table:table-cell>
          <table:table-cell table:formula="of:=([.B61]-[.E61])*([.I61]-[.F61])/([.H61]-[.E61])+[.F61]" office:value-type="float" office:value="0.36" calcext:value-type="float">
            <text:p>0.36</text:p>
          </table:table-cell>
          <table:table-cell table:formula="of:=IF([.$B61]&lt;[.$B$8];[.B$7];IF([.$B61]&lt;[.$B$9];[.B$8];IF([.$B61]&lt;[.$B$10];[.B$9];IF([.$B61]&lt;[.$B$11];[.B$10];[.B$11]))))" office:value-type="float" office:value="0.25" calcext:value-type="float">
            <text:p>0.25</text:p>
          </table:table-cell>
          <table:table-cell table:formula="of:=IF([.$B61]&lt;[.$B$8];[.C$7];IF([.$B61]&lt;[.$B$9];[.C$8];IF([.$B61]&lt;[.$B$10];[.C$9];IF([.$B61]&lt;[.$B$11];[.C$10];[.C$11]))))" office:value-type="float" office:value="0.6" calcext:value-type="float">
            <text:p>0.6</text:p>
          </table:table-cell>
          <table:table-cell table:formula="of:=IF([.$B61]&lt;[.$B$8];[.D$7];IF([.$B61]&lt;[.$B$9];[.D$8];IF([.$B61]&lt;[.$B$10];[.D$9];IF([.$B61]&lt;[.$B$11];[.D$10];[.D$11]))))" office:value-type="float" office:value="0.78125" calcext:value-type="float">
            <text:p>0.78125</text:p>
          </table:table-cell>
          <table:table-cell table:formula="of:=IF([.$B61]&lt;[.$B$7];[.B$7];IF([.$B61]&lt;[.$B$8];[.B$8];IF([.$B61]&lt;[.$B$9];[.B$9];IF([.$B61]&lt;[.$B$10];[.B$10];[.B$11]))))" office:value-type="float" office:value="0.5" calcext:value-type="float">
            <text:p>0.5</text:p>
          </table:table-cell>
          <table:table-cell table:formula="of:=IF([.$B61]&lt;[.$B$7];[.C$7];IF([.$B61]&lt;[.$B$8];[.C$8];IF([.$B61]&lt;[.$B$9];[.C$9];IF([.$B61]&lt;[.$B$10];[.C$10];[.C$11]))))" office:value-type="float" office:value="0.3" calcext:value-type="float">
            <text:p>0.3</text:p>
          </table:table-cell>
          <table:table-cell table:formula="of:=IF([.$B61]&lt;[.$B$7];[.D$7];IF([.$B61]&lt;[.$B$8];[.D$8];IF([.$B61]&lt;[.$B$9];[.D$9];IF([.$B61]&lt;[.$B$10];[.D$10];[.D$11]))))" office:value-type="float" office:value="0.5" calcext:value-type="float">
            <text:p>0.5</text:p>
          </table:table-cell>
          <table:table-cell table:formula="of:=[.L61]*[.$C$3]" office:value-type="float" office:value="2.70625" calcext:value-type="float">
            <text:p>2.71</text:p>
          </table:table-cell>
          <table:table-cell table:formula="of:=[.L60]-AVERAGE([.M60];[.M61])*([.B61]-[.B60])" office:value-type="float" office:value="0.54125" calcext:value-type="float">
            <text:p>0.54</text:p>
          </table:table-cell>
          <table:table-cell table:formula="of:=[.D61]/[.C$12]" office:value-type="float" office:value="0.899999999999999" calcext:value-type="float">
            <text:p>0.90</text:p>
          </table:table-cell>
          <table:table-cell table:formula="of:=[.O61]*[.$C$3]" office:value-type="float" office:value="0.362499999999999" calcext:value-type="float">
            <text:p>0.36</text:p>
          </table:table-cell>
          <table:table-cell table:formula="of:=[.G61]-(  ([.I61]-[.F61])*[.B61]*[.B61]/(2*[.C$12]*([.H61]-[.E61])) - ( ([.I61]-[.F61]) * [.E61]*[.B61]/(([.H61]-[.E61])*[.C$12] ) ) + [.F61]*[.B61]/[.C$12] )" office:value-type="float" office:value="0.0724999999999998" calcext:value-type="float">
            <text:p>0.07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61]+[.C$14]" office:value-type="float" office:value="0.46" calcext:value-type="float">
            <text:p>0.46</text:p>
          </table:table-cell>
          <table:table-cell table:formula="of:=[.D62]*[.C$2]" office:value-type="float" office:value="86.9999999999999" calcext:value-type="float">
            <text:p>87.00</text:p>
          </table:table-cell>
          <table:table-cell table:formula="of:=([.B62]-[.E62])*([.I62]-[.F62])/([.H62]-[.E62])+[.F62]" office:value-type="float" office:value="0.348" calcext:value-type="float">
            <text:p>0.35</text:p>
          </table:table-cell>
          <table:table-cell table:formula="of:=IF([.$B62]&lt;[.$B$8];[.B$7];IF([.$B62]&lt;[.$B$9];[.B$8];IF([.$B62]&lt;[.$B$10];[.B$9];IF([.$B62]&lt;[.$B$11];[.B$10];[.B$11]))))" office:value-type="float" office:value="0.25" calcext:value-type="float">
            <text:p>0.25</text:p>
          </table:table-cell>
          <table:table-cell table:formula="of:=IF([.$B62]&lt;[.$B$8];[.C$7];IF([.$B62]&lt;[.$B$9];[.C$8];IF([.$B62]&lt;[.$B$10];[.C$9];IF([.$B62]&lt;[.$B$11];[.C$10];[.C$11]))))" office:value-type="float" office:value="0.6" calcext:value-type="float">
            <text:p>0.6</text:p>
          </table:table-cell>
          <table:table-cell table:formula="of:=IF([.$B62]&lt;[.$B$8];[.D$7];IF([.$B62]&lt;[.$B$9];[.D$8];IF([.$B62]&lt;[.$B$10];[.D$9];IF([.$B62]&lt;[.$B$11];[.D$10];[.D$11]))))" office:value-type="float" office:value="0.78125" calcext:value-type="float">
            <text:p>0.78125</text:p>
          </table:table-cell>
          <table:table-cell table:formula="of:=IF([.$B62]&lt;[.$B$7];[.B$7];IF([.$B62]&lt;[.$B$8];[.B$8];IF([.$B62]&lt;[.$B$9];[.B$9];IF([.$B62]&lt;[.$B$10];[.B$10];[.B$11]))))" office:value-type="float" office:value="0.5" calcext:value-type="float">
            <text:p>0.5</text:p>
          </table:table-cell>
          <table:table-cell table:formula="of:=IF([.$B62]&lt;[.$B$7];[.C$7];IF([.$B62]&lt;[.$B$8];[.C$8];IF([.$B62]&lt;[.$B$9];[.C$9];IF([.$B62]&lt;[.$B$10];[.C$10];[.C$11]))))" office:value-type="float" office:value="0.3" calcext:value-type="float">
            <text:p>0.3</text:p>
          </table:table-cell>
          <table:table-cell table:formula="of:=IF([.$B62]&lt;[.$B$7];[.D$7];IF([.$B62]&lt;[.$B$8];[.D$8];IF([.$B62]&lt;[.$B$9];[.D$9];IF([.$B62]&lt;[.$B$10];[.D$10];[.D$11]))))" office:value-type="float" office:value="0.5" calcext:value-type="float">
            <text:p>0.5</text:p>
          </table:table-cell>
          <table:table-cell table:formula="of:=[.L62]*[.$C$3]" office:value-type="float" office:value="2.662" calcext:value-type="float">
            <text:p>2.66</text:p>
          </table:table-cell>
          <table:table-cell table:formula="of:=[.L61]-AVERAGE([.M61];[.M62])*([.B62]-[.B61])" office:value-type="float" office:value="0.5324" calcext:value-type="float">
            <text:p>0.53</text:p>
          </table:table-cell>
          <table:table-cell table:formula="of:=[.D62]/[.C$12]" office:value-type="float" office:value="0.869999999999999" calcext:value-type="float">
            <text:p>0.87</text:p>
          </table:table-cell>
          <table:table-cell table:formula="of:=[.O62]*[.$C$3]" office:value-type="float" office:value="0.318249999999999" calcext:value-type="float">
            <text:p>0.32</text:p>
          </table:table-cell>
          <table:table-cell table:formula="of:=[.G62]-(  ([.I62]-[.F62])*[.B62]*[.B62]/(2*[.C$12]*([.H62]-[.E62])) - ( ([.I62]-[.F62]) * [.E62]*[.B62]/(([.H62]-[.E62])*[.C$12] ) ) + [.F62]*[.B62]/[.C$12] )" office:value-type="float" office:value="0.0636499999999998" calcext:value-type="float">
            <text:p>0.06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62]+[.C$14]" office:value-type="float" office:value="0.47" calcext:value-type="float">
            <text:p>0.47</text:p>
          </table:table-cell>
          <table:table-cell table:formula="of:=[.D63]*[.C$2]" office:value-type="float" office:value="83.9999999999999" calcext:value-type="float">
            <text:p>84.00</text:p>
          </table:table-cell>
          <table:table-cell table:formula="of:=([.B63]-[.E63])*([.I63]-[.F63])/([.H63]-[.E63])+[.F63]" office:value-type="float" office:value="0.336" calcext:value-type="float">
            <text:p>0.34</text:p>
          </table:table-cell>
          <table:table-cell table:formula="of:=IF([.$B63]&lt;[.$B$8];[.B$7];IF([.$B63]&lt;[.$B$9];[.B$8];IF([.$B63]&lt;[.$B$10];[.B$9];IF([.$B63]&lt;[.$B$11];[.B$10];[.B$11]))))" office:value-type="float" office:value="0.25" calcext:value-type="float">
            <text:p>0.25</text:p>
          </table:table-cell>
          <table:table-cell table:formula="of:=IF([.$B63]&lt;[.$B$8];[.C$7];IF([.$B63]&lt;[.$B$9];[.C$8];IF([.$B63]&lt;[.$B$10];[.C$9];IF([.$B63]&lt;[.$B$11];[.C$10];[.C$11]))))" office:value-type="float" office:value="0.6" calcext:value-type="float">
            <text:p>0.6</text:p>
          </table:table-cell>
          <table:table-cell table:formula="of:=IF([.$B63]&lt;[.$B$8];[.D$7];IF([.$B63]&lt;[.$B$9];[.D$8];IF([.$B63]&lt;[.$B$10];[.D$9];IF([.$B63]&lt;[.$B$11];[.D$10];[.D$11]))))" office:value-type="float" office:value="0.78125" calcext:value-type="float">
            <text:p>0.78125</text:p>
          </table:table-cell>
          <table:table-cell table:formula="of:=IF([.$B63]&lt;[.$B$7];[.B$7];IF([.$B63]&lt;[.$B$8];[.B$8];IF([.$B63]&lt;[.$B$9];[.B$9];IF([.$B63]&lt;[.$B$10];[.B$10];[.B$11]))))" office:value-type="float" office:value="0.5" calcext:value-type="float">
            <text:p>0.5</text:p>
          </table:table-cell>
          <table:table-cell table:formula="of:=IF([.$B63]&lt;[.$B$7];[.C$7];IF([.$B63]&lt;[.$B$8];[.C$8];IF([.$B63]&lt;[.$B$9];[.C$9];IF([.$B63]&lt;[.$B$10];[.C$10];[.C$11]))))" office:value-type="float" office:value="0.3" calcext:value-type="float">
            <text:p>0.3</text:p>
          </table:table-cell>
          <table:table-cell table:formula="of:=IF([.$B63]&lt;[.$B$7];[.D$7];IF([.$B63]&lt;[.$B$8];[.D$8];IF([.$B63]&lt;[.$B$9];[.D$9];IF([.$B63]&lt;[.$B$10];[.D$10];[.D$11]))))" office:value-type="float" office:value="0.5" calcext:value-type="float">
            <text:p>0.5</text:p>
          </table:table-cell>
          <table:table-cell table:formula="of:=[.L63]*[.$C$3]" office:value-type="float" office:value="2.61925" calcext:value-type="float">
            <text:p>2.62</text:p>
          </table:table-cell>
          <table:table-cell table:formula="of:=[.L62]-AVERAGE([.M62];[.M63])*([.B63]-[.B62])" office:value-type="float" office:value="0.52385" calcext:value-type="float">
            <text:p>0.52</text:p>
          </table:table-cell>
          <table:table-cell table:formula="of:=[.D63]/[.C$12]" office:value-type="float" office:value="0.839999999999999" calcext:value-type="float">
            <text:p>0.84</text:p>
          </table:table-cell>
          <table:table-cell table:formula="of:=[.O63]*[.$C$3]" office:value-type="float" office:value="0.275499999999999" calcext:value-type="float">
            <text:p>0.28</text:p>
          </table:table-cell>
          <table:table-cell table:formula="of:=[.G63]-(  ([.I63]-[.F63])*[.B63]*[.B63]/(2*[.C$12]*([.H63]-[.E63])) - ( ([.I63]-[.F63]) * [.E63]*[.B63]/(([.H63]-[.E63])*[.C$12] ) ) + [.F63]*[.B63]/[.C$12] )" office:value-type="float" office:value="0.0550999999999997" calcext:value-type="float">
            <text:p>0.06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63]+[.C$14]" office:value-type="float" office:value="0.48" calcext:value-type="float">
            <text:p>0.48</text:p>
          </table:table-cell>
          <table:table-cell table:formula="of:=[.D64]*[.C$2]" office:value-type="float" office:value="80.9999999999999" calcext:value-type="float">
            <text:p>81.00</text:p>
          </table:table-cell>
          <table:table-cell table:formula="of:=([.B64]-[.E64])*([.I64]-[.F64])/([.H64]-[.E64])+[.F64]" office:value-type="float" office:value="0.324" calcext:value-type="float">
            <text:p>0.32</text:p>
          </table:table-cell>
          <table:table-cell table:formula="of:=IF([.$B64]&lt;[.$B$8];[.B$7];IF([.$B64]&lt;[.$B$9];[.B$8];IF([.$B64]&lt;[.$B$10];[.B$9];IF([.$B64]&lt;[.$B$11];[.B$10];[.B$11]))))" office:value-type="float" office:value="0.25" calcext:value-type="float">
            <text:p>0.25</text:p>
          </table:table-cell>
          <table:table-cell table:formula="of:=IF([.$B64]&lt;[.$B$8];[.C$7];IF([.$B64]&lt;[.$B$9];[.C$8];IF([.$B64]&lt;[.$B$10];[.C$9];IF([.$B64]&lt;[.$B$11];[.C$10];[.C$11]))))" office:value-type="float" office:value="0.6" calcext:value-type="float">
            <text:p>0.6</text:p>
          </table:table-cell>
          <table:table-cell table:formula="of:=IF([.$B64]&lt;[.$B$8];[.D$7];IF([.$B64]&lt;[.$B$9];[.D$8];IF([.$B64]&lt;[.$B$10];[.D$9];IF([.$B64]&lt;[.$B$11];[.D$10];[.D$11]))))" office:value-type="float" office:value="0.78125" calcext:value-type="float">
            <text:p>0.78125</text:p>
          </table:table-cell>
          <table:table-cell table:formula="of:=IF([.$B64]&lt;[.$B$7];[.B$7];IF([.$B64]&lt;[.$B$8];[.B$8];IF([.$B64]&lt;[.$B$9];[.B$9];IF([.$B64]&lt;[.$B$10];[.B$10];[.B$11]))))" office:value-type="float" office:value="0.5" calcext:value-type="float">
            <text:p>0.5</text:p>
          </table:table-cell>
          <table:table-cell table:formula="of:=IF([.$B64]&lt;[.$B$7];[.C$7];IF([.$B64]&lt;[.$B$8];[.C$8];IF([.$B64]&lt;[.$B$9];[.C$9];IF([.$B64]&lt;[.$B$10];[.C$10];[.C$11]))))" office:value-type="float" office:value="0.3" calcext:value-type="float">
            <text:p>0.3</text:p>
          </table:table-cell>
          <table:table-cell table:formula="of:=IF([.$B64]&lt;[.$B$7];[.D$7];IF([.$B64]&lt;[.$B$8];[.D$8];IF([.$B64]&lt;[.$B$9];[.D$9];IF([.$B64]&lt;[.$B$10];[.D$10];[.D$11]))))" office:value-type="float" office:value="0.5" calcext:value-type="float">
            <text:p>0.5</text:p>
          </table:table-cell>
          <table:table-cell table:formula="of:=[.L64]*[.$C$3]" office:value-type="float" office:value="2.578" calcext:value-type="float">
            <text:p>2.58</text:p>
          </table:table-cell>
          <table:table-cell table:formula="of:=[.L63]-AVERAGE([.M63];[.M64])*([.B64]-[.B63])" office:value-type="float" office:value="0.5156" calcext:value-type="float">
            <text:p>0.52</text:p>
          </table:table-cell>
          <table:table-cell table:formula="of:=[.D64]/[.C$12]" office:value-type="float" office:value="0.809999999999999" calcext:value-type="float">
            <text:p>0.81</text:p>
          </table:table-cell>
          <table:table-cell table:formula="of:=[.O64]*[.$C$3]" office:value-type="float" office:value="0.234249999999999" calcext:value-type="float">
            <text:p>0.23</text:p>
          </table:table-cell>
          <table:table-cell table:formula="of:=[.G64]-(  ([.I64]-[.F64])*[.B64]*[.B64]/(2*[.C$12]*([.H64]-[.E64])) - ( ([.I64]-[.F64]) * [.E64]*[.B64]/(([.H64]-[.E64])*[.C$12] ) ) + [.F64]*[.B64]/[.C$12] )" office:value-type="float" office:value="0.0468499999999998" calcext:value-type="float">
            <text:p>0.05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64]+[.C$14]" office:value-type="float" office:value="0.49" calcext:value-type="float">
            <text:p>0.49</text:p>
          </table:table-cell>
          <table:table-cell table:formula="of:=[.D65]*[.C$2]" office:value-type="float" office:value="77.9999999999999" calcext:value-type="float">
            <text:p>78.00</text:p>
          </table:table-cell>
          <table:table-cell table:formula="of:=([.B65]-[.E65])*([.I65]-[.F65])/([.H65]-[.E65])+[.F65]" office:value-type="float" office:value="0.312" calcext:value-type="float">
            <text:p>0.31</text:p>
          </table:table-cell>
          <table:table-cell table:formula="of:=IF([.$B65]&lt;[.$B$8];[.B$7];IF([.$B65]&lt;[.$B$9];[.B$8];IF([.$B65]&lt;[.$B$10];[.B$9];IF([.$B65]&lt;[.$B$11];[.B$10];[.B$11]))))" office:value-type="float" office:value="0.25" calcext:value-type="float">
            <text:p>0.25</text:p>
          </table:table-cell>
          <table:table-cell table:formula="of:=IF([.$B65]&lt;[.$B$8];[.C$7];IF([.$B65]&lt;[.$B$9];[.C$8];IF([.$B65]&lt;[.$B$10];[.C$9];IF([.$B65]&lt;[.$B$11];[.C$10];[.C$11]))))" office:value-type="float" office:value="0.6" calcext:value-type="float">
            <text:p>0.6</text:p>
          </table:table-cell>
          <table:table-cell table:formula="of:=IF([.$B65]&lt;[.$B$8];[.D$7];IF([.$B65]&lt;[.$B$9];[.D$8];IF([.$B65]&lt;[.$B$10];[.D$9];IF([.$B65]&lt;[.$B$11];[.D$10];[.D$11]))))" office:value-type="float" office:value="0.78125" calcext:value-type="float">
            <text:p>0.78125</text:p>
          </table:table-cell>
          <table:table-cell table:formula="of:=IF([.$B65]&lt;[.$B$7];[.B$7];IF([.$B65]&lt;[.$B$8];[.B$8];IF([.$B65]&lt;[.$B$9];[.B$9];IF([.$B65]&lt;[.$B$10];[.B$10];[.B$11]))))" office:value-type="float" office:value="0.5" calcext:value-type="float">
            <text:p>0.5</text:p>
          </table:table-cell>
          <table:table-cell table:formula="of:=IF([.$B65]&lt;[.$B$7];[.C$7];IF([.$B65]&lt;[.$B$8];[.C$8];IF([.$B65]&lt;[.$B$9];[.C$9];IF([.$B65]&lt;[.$B$10];[.C$10];[.C$11]))))" office:value-type="float" office:value="0.3" calcext:value-type="float">
            <text:p>0.3</text:p>
          </table:table-cell>
          <table:table-cell table:formula="of:=IF([.$B65]&lt;[.$B$7];[.D$7];IF([.$B65]&lt;[.$B$8];[.D$8];IF([.$B65]&lt;[.$B$9];[.D$9];IF([.$B65]&lt;[.$B$10];[.D$10];[.D$11]))))" office:value-type="float" office:value="0.5" calcext:value-type="float">
            <text:p>0.5</text:p>
          </table:table-cell>
          <table:table-cell table:formula="of:=[.L65]*[.$C$3]" office:value-type="float" office:value="2.53825" calcext:value-type="float">
            <text:p>2.54</text:p>
          </table:table-cell>
          <table:table-cell table:formula="of:=[.L64]-AVERAGE([.M64];[.M65])*([.B65]-[.B64])" office:value-type="float" office:value="0.50765" calcext:value-type="float">
            <text:p>0.51</text:p>
          </table:table-cell>
          <table:table-cell table:formula="of:=[.D65]/[.C$12]" office:value-type="float" office:value="0.779999999999999" calcext:value-type="float">
            <text:p>0.78</text:p>
          </table:table-cell>
          <table:table-cell table:formula="of:=[.O65]*[.$C$3]" office:value-type="float" office:value="0.1945" calcext:value-type="float">
            <text:p>0.19</text:p>
          </table:table-cell>
          <table:table-cell table:formula="of:=[.G65]-(  ([.I65]-[.F65])*[.B65]*[.B65]/(2*[.C$12]*([.H65]-[.E65])) - ( ([.I65]-[.F65]) * [.E65]*[.B65]/(([.H65]-[.E65])*[.C$12] ) ) + [.F65]*[.B65]/[.C$12] )" office:value-type="float" office:value="0.0388999999999999" calcext:value-type="float">
            <text:p>0.04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65]+[.C$14]" office:value-type="float" office:value="0.5" calcext:value-type="float">
            <text:p>0.50</text:p>
          </table:table-cell>
          <table:table-cell table:formula="of:=[.D66]*[.C$2]" office:value-type="float" office:value="75" calcext:value-type="float">
            <text:p>75.00</text:p>
          </table:table-cell>
          <table:table-cell table:formula="of:=([.B66]-[.E66])*([.I66]-[.F66])/([.H66]-[.E66])+[.F66]" office:value-type="float" office:value="0.3" calcext:value-type="float">
            <text:p>0.30</text:p>
          </table:table-cell>
          <table:table-cell table:formula="of:=IF([.$B66]&lt;[.$B$8];[.B$7];IF([.$B66]&lt;[.$B$9];[.B$8];IF([.$B66]&lt;[.$B$10];[.B$9];IF([.$B66]&lt;[.$B$11];[.B$10];[.B$11]))))" office:value-type="float" office:value="0.5" calcext:value-type="float">
            <text:p>0.5</text:p>
          </table:table-cell>
          <table:table-cell table:formula="of:=IF([.$B66]&lt;[.$B$8];[.C$7];IF([.$B66]&lt;[.$B$9];[.C$8];IF([.$B66]&lt;[.$B$10];[.C$9];IF([.$B66]&lt;[.$B$11];[.C$10];[.C$11]))))" office:value-type="float" office:value="0.3" calcext:value-type="float">
            <text:p>0.3</text:p>
          </table:table-cell>
          <table:table-cell table:formula="of:=IF([.$B66]&lt;[.$B$8];[.D$7];IF([.$B66]&lt;[.$B$9];[.D$8];IF([.$B66]&lt;[.$B$10];[.D$9];IF([.$B66]&lt;[.$B$11];[.D$10];[.D$11]))))" office:value-type="float" office:value="0.5" calcext:value-type="float">
            <text:p>0.5</text:p>
          </table:table-cell>
          <table:table-cell table:formula="of:=IF([.$B66]&lt;[.$B$7];[.B$7];IF([.$B66]&lt;[.$B$8];[.B$8];IF([.$B66]&lt;[.$B$9];[.B$9];IF([.$B66]&lt;[.$B$10];[.B$10];[.B$11]))))" office:value-type="float" office:value="0.75" calcext:value-type="float">
            <text:p>0.75</text:p>
          </table:table-cell>
          <table:table-cell table:formula="of:=IF([.$B66]&lt;[.$B$7];[.C$7];IF([.$B66]&lt;[.$B$8];[.C$8];IF([.$B66]&lt;[.$B$9];[.C$9];IF([.$B66]&lt;[.$B$10];[.C$10];[.C$11]))))" office:value-type="float" office:value="0.6" calcext:value-type="float">
            <text:p>0.6</text:p>
          </table:table-cell>
          <table:table-cell table:formula="of:=IF([.$B66]&lt;[.$B$7];[.D$7];IF([.$B66]&lt;[.$B$8];[.D$8];IF([.$B66]&lt;[.$B$9];[.D$9];IF([.$B66]&lt;[.$B$10];[.D$10];[.D$11]))))" office:value-type="float" office:value="0.21875" calcext:value-type="float">
            <text:p>0.21875</text:p>
          </table:table-cell>
          <table:table-cell table:formula="of:=[.L66]*[.$C$3]" office:value-type="float" office:value="2.5" calcext:value-type="float">
            <text:p>2.50</text:p>
          </table:table-cell>
          <table:table-cell table:formula="of:=[.L65]-AVERAGE([.M65];[.M66])*([.B66]-[.B65])" office:value-type="float" office:value="0.5" calcext:value-type="float">
            <text:p>0.50</text:p>
          </table:table-cell>
          <table:table-cell table:formula="of:=[.D66]/[.C$12]" office:value-type="float" office:value="0.75" calcext:value-type="float">
            <text:p>0.75</text:p>
          </table:table-cell>
          <table:table-cell table:formula="of:=[.O66]*[.$C$3]" office:value-type="float" office:value="2.5" calcext:value-type="float">
            <text:p>2.50</text:p>
          </table:table-cell>
          <table:table-cell table:formula="of:=[.G66]-(  ([.I66]-[.F66])*[.B66]*[.B66]/(2*[.C$12]*([.H66]-[.E66])) - ( ([.I66]-[.F66]) * [.E66]*[.B66]/(([.H66]-[.E66])*[.C$12] ) ) + [.F66]*[.B66]/[.C$12] )" office:value-type="float" office:value="0.5" calcext:value-type="float">
            <text:p>0.5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66]+[.C$14]" office:value-type="float" office:value="0.51" calcext:value-type="float">
            <text:p>0.51</text:p>
          </table:table-cell>
          <table:table-cell table:formula="of:=[.D67]*[.C$2]" office:value-type="float" office:value="78.0000000000001" calcext:value-type="float">
            <text:p>78.00</text:p>
          </table:table-cell>
          <table:table-cell table:formula="of:=([.B67]-[.E67])*([.I67]-[.F67])/([.H67]-[.E67])+[.F67]" office:value-type="float" office:value="0.312" calcext:value-type="float">
            <text:p>0.31</text:p>
          </table:table-cell>
          <table:table-cell table:formula="of:=IF([.$B67]&lt;[.$B$8];[.B$7];IF([.$B67]&lt;[.$B$9];[.B$8];IF([.$B67]&lt;[.$B$10];[.B$9];IF([.$B67]&lt;[.$B$11];[.B$10];[.B$11]))))" office:value-type="float" office:value="0.5" calcext:value-type="float">
            <text:p>0.5</text:p>
          </table:table-cell>
          <table:table-cell table:formula="of:=IF([.$B67]&lt;[.$B$8];[.C$7];IF([.$B67]&lt;[.$B$9];[.C$8];IF([.$B67]&lt;[.$B$10];[.C$9];IF([.$B67]&lt;[.$B$11];[.C$10];[.C$11]))))" office:value-type="float" office:value="0.3" calcext:value-type="float">
            <text:p>0.3</text:p>
          </table:table-cell>
          <table:table-cell table:formula="of:=IF([.$B67]&lt;[.$B$8];[.D$7];IF([.$B67]&lt;[.$B$9];[.D$8];IF([.$B67]&lt;[.$B$10];[.D$9];IF([.$B67]&lt;[.$B$11];[.D$10];[.D$11]))))" office:value-type="float" office:value="0.5" calcext:value-type="float">
            <text:p>0.5</text:p>
          </table:table-cell>
          <table:table-cell table:formula="of:=IF([.$B67]&lt;[.$B$7];[.B$7];IF([.$B67]&lt;[.$B$8];[.B$8];IF([.$B67]&lt;[.$B$9];[.B$9];IF([.$B67]&lt;[.$B$10];[.B$10];[.B$11]))))" office:value-type="float" office:value="0.75" calcext:value-type="float">
            <text:p>0.75</text:p>
          </table:table-cell>
          <table:table-cell table:formula="of:=IF([.$B67]&lt;[.$B$7];[.C$7];IF([.$B67]&lt;[.$B$8];[.C$8];IF([.$B67]&lt;[.$B$9];[.C$9];IF([.$B67]&lt;[.$B$10];[.C$10];[.C$11]))))" office:value-type="float" office:value="0.6" calcext:value-type="float">
            <text:p>0.6</text:p>
          </table:table-cell>
          <table:table-cell table:formula="of:=IF([.$B67]&lt;[.$B$7];[.D$7];IF([.$B67]&lt;[.$B$8];[.D$8];IF([.$B67]&lt;[.$B$9];[.D$9];IF([.$B67]&lt;[.$B$10];[.D$10];[.D$11]))))" office:value-type="float" office:value="0.21875" calcext:value-type="float">
            <text:p>0.21875</text:p>
          </table:table-cell>
          <table:table-cell table:formula="of:=[.L67]*[.$C$3]" office:value-type="float" office:value="2.46175" calcext:value-type="float">
            <text:p>2.46</text:p>
          </table:table-cell>
          <table:table-cell table:formula="of:=[.L66]-AVERAGE([.M66];[.M67])*([.B67]-[.B66])" office:value-type="float" office:value="0.49235" calcext:value-type="float">
            <text:p>0.49</text:p>
          </table:table-cell>
          <table:table-cell table:formula="of:=[.D67]/[.C$12]" office:value-type="float" office:value="0.780000000000001" calcext:value-type="float">
            <text:p>0.78</text:p>
          </table:table-cell>
          <table:table-cell table:formula="of:=[.O67]*[.$C$3]" office:value-type="float" office:value="2.46175" calcext:value-type="float">
            <text:p>2.46</text:p>
          </table:table-cell>
          <table:table-cell table:formula="of:=[.G67]-(  ([.I67]-[.F67])*[.B67]*[.B67]/(2*[.C$12]*([.H67]-[.E67])) - ( ([.I67]-[.F67]) * [.E67]*[.B67]/(([.H67]-[.E67])*[.C$12] ) ) + [.F67]*[.B67]/[.C$12] )" office:value-type="float" office:value="0.49235" calcext:value-type="float">
            <text:p>0.49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67]+[.C$14]" office:value-type="float" office:value="0.52" calcext:value-type="float">
            <text:p>0.52</text:p>
          </table:table-cell>
          <table:table-cell table:formula="of:=[.D68]*[.C$2]" office:value-type="float" office:value="81.0000000000001" calcext:value-type="float">
            <text:p>81.00</text:p>
          </table:table-cell>
          <table:table-cell table:formula="of:=([.B68]-[.E68])*([.I68]-[.F68])/([.H68]-[.E68])+[.F68]" office:value-type="float" office:value="0.324" calcext:value-type="float">
            <text:p>0.32</text:p>
          </table:table-cell>
          <table:table-cell table:formula="of:=IF([.$B68]&lt;[.$B$8];[.B$7];IF([.$B68]&lt;[.$B$9];[.B$8];IF([.$B68]&lt;[.$B$10];[.B$9];IF([.$B68]&lt;[.$B$11];[.B$10];[.B$11]))))" office:value-type="float" office:value="0.5" calcext:value-type="float">
            <text:p>0.5</text:p>
          </table:table-cell>
          <table:table-cell table:formula="of:=IF([.$B68]&lt;[.$B$8];[.C$7];IF([.$B68]&lt;[.$B$9];[.C$8];IF([.$B68]&lt;[.$B$10];[.C$9];IF([.$B68]&lt;[.$B$11];[.C$10];[.C$11]))))" office:value-type="float" office:value="0.3" calcext:value-type="float">
            <text:p>0.3</text:p>
          </table:table-cell>
          <table:table-cell table:formula="of:=IF([.$B68]&lt;[.$B$8];[.D$7];IF([.$B68]&lt;[.$B$9];[.D$8];IF([.$B68]&lt;[.$B$10];[.D$9];IF([.$B68]&lt;[.$B$11];[.D$10];[.D$11]))))" office:value-type="float" office:value="0.5" calcext:value-type="float">
            <text:p>0.5</text:p>
          </table:table-cell>
          <table:table-cell table:formula="of:=IF([.$B68]&lt;[.$B$7];[.B$7];IF([.$B68]&lt;[.$B$8];[.B$8];IF([.$B68]&lt;[.$B$9];[.B$9];IF([.$B68]&lt;[.$B$10];[.B$10];[.B$11]))))" office:value-type="float" office:value="0.75" calcext:value-type="float">
            <text:p>0.75</text:p>
          </table:table-cell>
          <table:table-cell table:formula="of:=IF([.$B68]&lt;[.$B$7];[.C$7];IF([.$B68]&lt;[.$B$8];[.C$8];IF([.$B68]&lt;[.$B$9];[.C$9];IF([.$B68]&lt;[.$B$10];[.C$10];[.C$11]))))" office:value-type="float" office:value="0.6" calcext:value-type="float">
            <text:p>0.6</text:p>
          </table:table-cell>
          <table:table-cell table:formula="of:=IF([.$B68]&lt;[.$B$7];[.D$7];IF([.$B68]&lt;[.$B$8];[.D$8];IF([.$B68]&lt;[.$B$9];[.D$9];IF([.$B68]&lt;[.$B$10];[.D$10];[.D$11]))))" office:value-type="float" office:value="0.21875" calcext:value-type="float">
            <text:p>0.21875</text:p>
          </table:table-cell>
          <table:table-cell table:formula="of:=[.L68]*[.$C$3]" office:value-type="float" office:value="2.422" calcext:value-type="float">
            <text:p>2.42</text:p>
          </table:table-cell>
          <table:table-cell table:formula="of:=[.L67]-AVERAGE([.M67];[.M68])*([.B68]-[.B67])" office:value-type="float" office:value="0.4844" calcext:value-type="float">
            <text:p>0.48</text:p>
          </table:table-cell>
          <table:table-cell table:formula="of:=[.D68]/[.C$12]" office:value-type="float" office:value="0.810000000000001" calcext:value-type="float">
            <text:p>0.81</text:p>
          </table:table-cell>
          <table:table-cell table:formula="of:=[.O68]*[.$C$3]" office:value-type="float" office:value="2.422" calcext:value-type="float">
            <text:p>2.42</text:p>
          </table:table-cell>
          <table:table-cell table:formula="of:=[.G68]-(  ([.I68]-[.F68])*[.B68]*[.B68]/(2*[.C$12]*([.H68]-[.E68])) - ( ([.I68]-[.F68]) * [.E68]*[.B68]/(([.H68]-[.E68])*[.C$12] ) ) + [.F68]*[.B68]/[.C$12] )" office:value-type="float" office:value="0.4844" calcext:value-type="float">
            <text:p>0.48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68]+[.C$14]" office:value-type="float" office:value="0.53" calcext:value-type="float">
            <text:p>0.53</text:p>
          </table:table-cell>
          <table:table-cell table:formula="of:=[.D69]*[.C$2]" office:value-type="float" office:value="84.0000000000001" calcext:value-type="float">
            <text:p>84.00</text:p>
          </table:table-cell>
          <table:table-cell table:formula="of:=([.B69]-[.E69])*([.I69]-[.F69])/([.H69]-[.E69])+[.F69]" office:value-type="float" office:value="0.336" calcext:value-type="float">
            <text:p>0.34</text:p>
          </table:table-cell>
          <table:table-cell table:formula="of:=IF([.$B69]&lt;[.$B$8];[.B$7];IF([.$B69]&lt;[.$B$9];[.B$8];IF([.$B69]&lt;[.$B$10];[.B$9];IF([.$B69]&lt;[.$B$11];[.B$10];[.B$11]))))" office:value-type="float" office:value="0.5" calcext:value-type="float">
            <text:p>0.5</text:p>
          </table:table-cell>
          <table:table-cell table:formula="of:=IF([.$B69]&lt;[.$B$8];[.C$7];IF([.$B69]&lt;[.$B$9];[.C$8];IF([.$B69]&lt;[.$B$10];[.C$9];IF([.$B69]&lt;[.$B$11];[.C$10];[.C$11]))))" office:value-type="float" office:value="0.3" calcext:value-type="float">
            <text:p>0.3</text:p>
          </table:table-cell>
          <table:table-cell table:formula="of:=IF([.$B69]&lt;[.$B$8];[.D$7];IF([.$B69]&lt;[.$B$9];[.D$8];IF([.$B69]&lt;[.$B$10];[.D$9];IF([.$B69]&lt;[.$B$11];[.D$10];[.D$11]))))" office:value-type="float" office:value="0.5" calcext:value-type="float">
            <text:p>0.5</text:p>
          </table:table-cell>
          <table:table-cell table:formula="of:=IF([.$B69]&lt;[.$B$7];[.B$7];IF([.$B69]&lt;[.$B$8];[.B$8];IF([.$B69]&lt;[.$B$9];[.B$9];IF([.$B69]&lt;[.$B$10];[.B$10];[.B$11]))))" office:value-type="float" office:value="0.75" calcext:value-type="float">
            <text:p>0.75</text:p>
          </table:table-cell>
          <table:table-cell table:formula="of:=IF([.$B69]&lt;[.$B$7];[.C$7];IF([.$B69]&lt;[.$B$8];[.C$8];IF([.$B69]&lt;[.$B$9];[.C$9];IF([.$B69]&lt;[.$B$10];[.C$10];[.C$11]))))" office:value-type="float" office:value="0.6" calcext:value-type="float">
            <text:p>0.6</text:p>
          </table:table-cell>
          <table:table-cell table:formula="of:=IF([.$B69]&lt;[.$B$7];[.D$7];IF([.$B69]&lt;[.$B$8];[.D$8];IF([.$B69]&lt;[.$B$9];[.D$9];IF([.$B69]&lt;[.$B$10];[.D$10];[.D$11]))))" office:value-type="float" office:value="0.21875" calcext:value-type="float">
            <text:p>0.21875</text:p>
          </table:table-cell>
          <table:table-cell table:formula="of:=[.L69]*[.$C$3]" office:value-type="float" office:value="2.38075" calcext:value-type="float">
            <text:p>2.38</text:p>
          </table:table-cell>
          <table:table-cell table:formula="of:=[.L68]-AVERAGE([.M68];[.M69])*([.B69]-[.B68])" office:value-type="float" office:value="0.47615" calcext:value-type="float">
            <text:p>0.48</text:p>
          </table:table-cell>
          <table:table-cell table:formula="of:=[.D69]/[.C$12]" office:value-type="float" office:value="0.840000000000001" calcext:value-type="float">
            <text:p>0.84</text:p>
          </table:table-cell>
          <table:table-cell table:formula="of:=[.O69]*[.$C$3]" office:value-type="float" office:value="2.38075" calcext:value-type="float">
            <text:p>2.38</text:p>
          </table:table-cell>
          <table:table-cell table:formula="of:=[.G69]-(  ([.I69]-[.F69])*[.B69]*[.B69]/(2*[.C$12]*([.H69]-[.E69])) - ( ([.I69]-[.F69]) * [.E69]*[.B69]/(([.H69]-[.E69])*[.C$12] ) ) + [.F69]*[.B69]/[.C$12] )" office:value-type="float" office:value="0.47615" calcext:value-type="float">
            <text:p>0.48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69]+[.C$14]" office:value-type="float" office:value="0.54" calcext:value-type="float">
            <text:p>0.54</text:p>
          </table:table-cell>
          <table:table-cell table:formula="of:=[.D70]*[.C$2]" office:value-type="float" office:value="87.0000000000001" calcext:value-type="float">
            <text:p>87.00</text:p>
          </table:table-cell>
          <table:table-cell table:formula="of:=([.B70]-[.E70])*([.I70]-[.F70])/([.H70]-[.E70])+[.F70]" office:value-type="float" office:value="0.348" calcext:value-type="float">
            <text:p>0.35</text:p>
          </table:table-cell>
          <table:table-cell table:formula="of:=IF([.$B70]&lt;[.$B$8];[.B$7];IF([.$B70]&lt;[.$B$9];[.B$8];IF([.$B70]&lt;[.$B$10];[.B$9];IF([.$B70]&lt;[.$B$11];[.B$10];[.B$11]))))" office:value-type="float" office:value="0.5" calcext:value-type="float">
            <text:p>0.5</text:p>
          </table:table-cell>
          <table:table-cell table:formula="of:=IF([.$B70]&lt;[.$B$8];[.C$7];IF([.$B70]&lt;[.$B$9];[.C$8];IF([.$B70]&lt;[.$B$10];[.C$9];IF([.$B70]&lt;[.$B$11];[.C$10];[.C$11]))))" office:value-type="float" office:value="0.3" calcext:value-type="float">
            <text:p>0.3</text:p>
          </table:table-cell>
          <table:table-cell table:formula="of:=IF([.$B70]&lt;[.$B$8];[.D$7];IF([.$B70]&lt;[.$B$9];[.D$8];IF([.$B70]&lt;[.$B$10];[.D$9];IF([.$B70]&lt;[.$B$11];[.D$10];[.D$11]))))" office:value-type="float" office:value="0.5" calcext:value-type="float">
            <text:p>0.5</text:p>
          </table:table-cell>
          <table:table-cell table:formula="of:=IF([.$B70]&lt;[.$B$7];[.B$7];IF([.$B70]&lt;[.$B$8];[.B$8];IF([.$B70]&lt;[.$B$9];[.B$9];IF([.$B70]&lt;[.$B$10];[.B$10];[.B$11]))))" office:value-type="float" office:value="0.75" calcext:value-type="float">
            <text:p>0.75</text:p>
          </table:table-cell>
          <table:table-cell table:formula="of:=IF([.$B70]&lt;[.$B$7];[.C$7];IF([.$B70]&lt;[.$B$8];[.C$8];IF([.$B70]&lt;[.$B$9];[.C$9];IF([.$B70]&lt;[.$B$10];[.C$10];[.C$11]))))" office:value-type="float" office:value="0.6" calcext:value-type="float">
            <text:p>0.6</text:p>
          </table:table-cell>
          <table:table-cell table:formula="of:=IF([.$B70]&lt;[.$B$7];[.D$7];IF([.$B70]&lt;[.$B$8];[.D$8];IF([.$B70]&lt;[.$B$9];[.D$9];IF([.$B70]&lt;[.$B$10];[.D$10];[.D$11]))))" office:value-type="float" office:value="0.21875" calcext:value-type="float">
            <text:p>0.21875</text:p>
          </table:table-cell>
          <table:table-cell table:formula="of:=[.L70]*[.$C$3]" office:value-type="float" office:value="2.338" calcext:value-type="float">
            <text:p>2.34</text:p>
          </table:table-cell>
          <table:table-cell table:formula="of:=[.L69]-AVERAGE([.M69];[.M70])*([.B70]-[.B69])" office:value-type="float" office:value="0.4676" calcext:value-type="float">
            <text:p>0.47</text:p>
          </table:table-cell>
          <table:table-cell table:formula="of:=[.D70]/[.C$12]" office:value-type="float" office:value="0.870000000000001" calcext:value-type="float">
            <text:p>0.87</text:p>
          </table:table-cell>
          <table:table-cell table:formula="of:=[.O70]*[.$C$3]" office:value-type="float" office:value="2.338" calcext:value-type="float">
            <text:p>2.34</text:p>
          </table:table-cell>
          <table:table-cell table:formula="of:=[.G70]-(  ([.I70]-[.F70])*[.B70]*[.B70]/(2*[.C$12]*([.H70]-[.E70])) - ( ([.I70]-[.F70]) * [.E70]*[.B70]/(([.H70]-[.E70])*[.C$12] ) ) + [.F70]*[.B70]/[.C$12] )" office:value-type="float" office:value="0.4676" calcext:value-type="float">
            <text:p>0.47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70]+[.C$14]" office:value-type="float" office:value="0.55" calcext:value-type="float">
            <text:p>0.55</text:p>
          </table:table-cell>
          <table:table-cell table:formula="of:=[.D71]*[.C$2]" office:value-type="float" office:value="90.0000000000001" calcext:value-type="float">
            <text:p>90.00</text:p>
          </table:table-cell>
          <table:table-cell table:formula="of:=([.B71]-[.E71])*([.I71]-[.F71])/([.H71]-[.E71])+[.F71]" office:value-type="float" office:value="0.36" calcext:value-type="float">
            <text:p>0.36</text:p>
          </table:table-cell>
          <table:table-cell table:formula="of:=IF([.$B71]&lt;[.$B$8];[.B$7];IF([.$B71]&lt;[.$B$9];[.B$8];IF([.$B71]&lt;[.$B$10];[.B$9];IF([.$B71]&lt;[.$B$11];[.B$10];[.B$11]))))" office:value-type="float" office:value="0.5" calcext:value-type="float">
            <text:p>0.5</text:p>
          </table:table-cell>
          <table:table-cell table:formula="of:=IF([.$B71]&lt;[.$B$8];[.C$7];IF([.$B71]&lt;[.$B$9];[.C$8];IF([.$B71]&lt;[.$B$10];[.C$9];IF([.$B71]&lt;[.$B$11];[.C$10];[.C$11]))))" office:value-type="float" office:value="0.3" calcext:value-type="float">
            <text:p>0.3</text:p>
          </table:table-cell>
          <table:table-cell table:formula="of:=IF([.$B71]&lt;[.$B$8];[.D$7];IF([.$B71]&lt;[.$B$9];[.D$8];IF([.$B71]&lt;[.$B$10];[.D$9];IF([.$B71]&lt;[.$B$11];[.D$10];[.D$11]))))" office:value-type="float" office:value="0.5" calcext:value-type="float">
            <text:p>0.5</text:p>
          </table:table-cell>
          <table:table-cell table:formula="of:=IF([.$B71]&lt;[.$B$7];[.B$7];IF([.$B71]&lt;[.$B$8];[.B$8];IF([.$B71]&lt;[.$B$9];[.B$9];IF([.$B71]&lt;[.$B$10];[.B$10];[.B$11]))))" office:value-type="float" office:value="0.75" calcext:value-type="float">
            <text:p>0.75</text:p>
          </table:table-cell>
          <table:table-cell table:formula="of:=IF([.$B71]&lt;[.$B$7];[.C$7];IF([.$B71]&lt;[.$B$8];[.C$8];IF([.$B71]&lt;[.$B$9];[.C$9];IF([.$B71]&lt;[.$B$10];[.C$10];[.C$11]))))" office:value-type="float" office:value="0.6" calcext:value-type="float">
            <text:p>0.6</text:p>
          </table:table-cell>
          <table:table-cell table:formula="of:=IF([.$B71]&lt;[.$B$7];[.D$7];IF([.$B71]&lt;[.$B$8];[.D$8];IF([.$B71]&lt;[.$B$9];[.D$9];IF([.$B71]&lt;[.$B$10];[.D$10];[.D$11]))))" office:value-type="float" office:value="0.21875" calcext:value-type="float">
            <text:p>0.21875</text:p>
          </table:table-cell>
          <table:table-cell table:formula="of:=[.L71]*[.$C$3]" office:value-type="float" office:value="2.29375" calcext:value-type="float">
            <text:p>2.29</text:p>
          </table:table-cell>
          <table:table-cell table:formula="of:=[.L70]-AVERAGE([.M70];[.M71])*([.B71]-[.B70])" office:value-type="float" office:value="0.45875" calcext:value-type="float">
            <text:p>0.46</text:p>
          </table:table-cell>
          <table:table-cell table:formula="of:=[.D71]/[.C$12]" office:value-type="float" office:value="0.900000000000001" calcext:value-type="float">
            <text:p>0.90</text:p>
          </table:table-cell>
          <table:table-cell table:formula="of:=[.O71]*[.$C$3]" office:value-type="float" office:value="2.29375" calcext:value-type="float">
            <text:p>2.29</text:p>
          </table:table-cell>
          <table:table-cell table:formula="of:=[.G71]-(  ([.I71]-[.F71])*[.B71]*[.B71]/(2*[.C$12]*([.H71]-[.E71])) - ( ([.I71]-[.F71]) * [.E71]*[.B71]/(([.H71]-[.E71])*[.C$12] ) ) + [.F71]*[.B71]/[.C$12] )" office:value-type="float" office:value="0.45875" calcext:value-type="float">
            <text:p>0.46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71]+[.C$14]" office:value-type="float" office:value="0.56" calcext:value-type="float">
            <text:p>0.56</text:p>
          </table:table-cell>
          <table:table-cell table:formula="of:=[.D72]*[.C$2]" office:value-type="float" office:value="93.0000000000001" calcext:value-type="float">
            <text:p>93.00</text:p>
          </table:table-cell>
          <table:table-cell table:formula="of:=([.B72]-[.E72])*([.I72]-[.F72])/([.H72]-[.E72])+[.F72]" office:value-type="float" office:value="0.372" calcext:value-type="float">
            <text:p>0.37</text:p>
          </table:table-cell>
          <table:table-cell table:formula="of:=IF([.$B72]&lt;[.$B$8];[.B$7];IF([.$B72]&lt;[.$B$9];[.B$8];IF([.$B72]&lt;[.$B$10];[.B$9];IF([.$B72]&lt;[.$B$11];[.B$10];[.B$11]))))" office:value-type="float" office:value="0.5" calcext:value-type="float">
            <text:p>0.5</text:p>
          </table:table-cell>
          <table:table-cell table:formula="of:=IF([.$B72]&lt;[.$B$8];[.C$7];IF([.$B72]&lt;[.$B$9];[.C$8];IF([.$B72]&lt;[.$B$10];[.C$9];IF([.$B72]&lt;[.$B$11];[.C$10];[.C$11]))))" office:value-type="float" office:value="0.3" calcext:value-type="float">
            <text:p>0.3</text:p>
          </table:table-cell>
          <table:table-cell table:formula="of:=IF([.$B72]&lt;[.$B$8];[.D$7];IF([.$B72]&lt;[.$B$9];[.D$8];IF([.$B72]&lt;[.$B$10];[.D$9];IF([.$B72]&lt;[.$B$11];[.D$10];[.D$11]))))" office:value-type="float" office:value="0.5" calcext:value-type="float">
            <text:p>0.5</text:p>
          </table:table-cell>
          <table:table-cell table:formula="of:=IF([.$B72]&lt;[.$B$7];[.B$7];IF([.$B72]&lt;[.$B$8];[.B$8];IF([.$B72]&lt;[.$B$9];[.B$9];IF([.$B72]&lt;[.$B$10];[.B$10];[.B$11]))))" office:value-type="float" office:value="0.75" calcext:value-type="float">
            <text:p>0.75</text:p>
          </table:table-cell>
          <table:table-cell table:formula="of:=IF([.$B72]&lt;[.$B$7];[.C$7];IF([.$B72]&lt;[.$B$8];[.C$8];IF([.$B72]&lt;[.$B$9];[.C$9];IF([.$B72]&lt;[.$B$10];[.C$10];[.C$11]))))" office:value-type="float" office:value="0.6" calcext:value-type="float">
            <text:p>0.6</text:p>
          </table:table-cell>
          <table:table-cell table:formula="of:=IF([.$B72]&lt;[.$B$7];[.D$7];IF([.$B72]&lt;[.$B$8];[.D$8];IF([.$B72]&lt;[.$B$9];[.D$9];IF([.$B72]&lt;[.$B$10];[.D$10];[.D$11]))))" office:value-type="float" office:value="0.21875" calcext:value-type="float">
            <text:p>0.21875</text:p>
          </table:table-cell>
          <table:table-cell table:formula="of:=[.L72]*[.$C$3]" office:value-type="float" office:value="2.248" calcext:value-type="float">
            <text:p>2.25</text:p>
          </table:table-cell>
          <table:table-cell table:formula="of:=[.L71]-AVERAGE([.M71];[.M72])*([.B72]-[.B71])" office:value-type="float" office:value="0.4496" calcext:value-type="float">
            <text:p>0.45</text:p>
          </table:table-cell>
          <table:table-cell table:formula="of:=[.D72]/[.C$12]" office:value-type="float" office:value="0.930000000000001" calcext:value-type="float">
            <text:p>0.93</text:p>
          </table:table-cell>
          <table:table-cell table:formula="of:=[.O72]*[.$C$3]" office:value-type="float" office:value="2.248" calcext:value-type="float">
            <text:p>2.25</text:p>
          </table:table-cell>
          <table:table-cell table:formula="of:=[.G72]-(  ([.I72]-[.F72])*[.B72]*[.B72]/(2*[.C$12]*([.H72]-[.E72])) - ( ([.I72]-[.F72]) * [.E72]*[.B72]/(([.H72]-[.E72])*[.C$12] ) ) + [.F72]*[.B72]/[.C$12] )" office:value-type="float" office:value="0.4496" calcext:value-type="float">
            <text:p>0.45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72]+[.C$14]" office:value-type="float" office:value="0.57" calcext:value-type="float">
            <text:p>0.57</text:p>
          </table:table-cell>
          <table:table-cell table:formula="of:=[.D73]*[.C$2]" office:value-type="float" office:value="96.0000000000001" calcext:value-type="float">
            <text:p>96.00</text:p>
          </table:table-cell>
          <table:table-cell table:formula="of:=([.B73]-[.E73])*([.I73]-[.F73])/([.H73]-[.E73])+[.F73]" office:value-type="float" office:value="0.384" calcext:value-type="float">
            <text:p>0.38</text:p>
          </table:table-cell>
          <table:table-cell table:formula="of:=IF([.$B73]&lt;[.$B$8];[.B$7];IF([.$B73]&lt;[.$B$9];[.B$8];IF([.$B73]&lt;[.$B$10];[.B$9];IF([.$B73]&lt;[.$B$11];[.B$10];[.B$11]))))" office:value-type="float" office:value="0.5" calcext:value-type="float">
            <text:p>0.5</text:p>
          </table:table-cell>
          <table:table-cell table:formula="of:=IF([.$B73]&lt;[.$B$8];[.C$7];IF([.$B73]&lt;[.$B$9];[.C$8];IF([.$B73]&lt;[.$B$10];[.C$9];IF([.$B73]&lt;[.$B$11];[.C$10];[.C$11]))))" office:value-type="float" office:value="0.3" calcext:value-type="float">
            <text:p>0.3</text:p>
          </table:table-cell>
          <table:table-cell table:formula="of:=IF([.$B73]&lt;[.$B$8];[.D$7];IF([.$B73]&lt;[.$B$9];[.D$8];IF([.$B73]&lt;[.$B$10];[.D$9];IF([.$B73]&lt;[.$B$11];[.D$10];[.D$11]))))" office:value-type="float" office:value="0.5" calcext:value-type="float">
            <text:p>0.5</text:p>
          </table:table-cell>
          <table:table-cell table:formula="of:=IF([.$B73]&lt;[.$B$7];[.B$7];IF([.$B73]&lt;[.$B$8];[.B$8];IF([.$B73]&lt;[.$B$9];[.B$9];IF([.$B73]&lt;[.$B$10];[.B$10];[.B$11]))))" office:value-type="float" office:value="0.75" calcext:value-type="float">
            <text:p>0.75</text:p>
          </table:table-cell>
          <table:table-cell table:formula="of:=IF([.$B73]&lt;[.$B$7];[.C$7];IF([.$B73]&lt;[.$B$8];[.C$8];IF([.$B73]&lt;[.$B$9];[.C$9];IF([.$B73]&lt;[.$B$10];[.C$10];[.C$11]))))" office:value-type="float" office:value="0.6" calcext:value-type="float">
            <text:p>0.6</text:p>
          </table:table-cell>
          <table:table-cell table:formula="of:=IF([.$B73]&lt;[.$B$7];[.D$7];IF([.$B73]&lt;[.$B$8];[.D$8];IF([.$B73]&lt;[.$B$9];[.D$9];IF([.$B73]&lt;[.$B$10];[.D$10];[.D$11]))))" office:value-type="float" office:value="0.21875" calcext:value-type="float">
            <text:p>0.21875</text:p>
          </table:table-cell>
          <table:table-cell table:formula="of:=[.L73]*[.$C$3]" office:value-type="float" office:value="2.20075" calcext:value-type="float">
            <text:p>2.20</text:p>
          </table:table-cell>
          <table:table-cell table:formula="of:=[.L72]-AVERAGE([.M72];[.M73])*([.B73]-[.B72])" office:value-type="float" office:value="0.44015" calcext:value-type="float">
            <text:p>0.44</text:p>
          </table:table-cell>
          <table:table-cell table:formula="of:=[.D73]/[.C$12]" office:value-type="float" office:value="0.960000000000001" calcext:value-type="float">
            <text:p>0.96</text:p>
          </table:table-cell>
          <table:table-cell table:formula="of:=[.O73]*[.$C$3]" office:value-type="float" office:value="2.20075" calcext:value-type="float">
            <text:p>2.20</text:p>
          </table:table-cell>
          <table:table-cell table:formula="of:=[.G73]-(  ([.I73]-[.F73])*[.B73]*[.B73]/(2*[.C$12]*([.H73]-[.E73])) - ( ([.I73]-[.F73]) * [.E73]*[.B73]/(([.H73]-[.E73])*[.C$12] ) ) + [.F73]*[.B73]/[.C$12] )" office:value-type="float" office:value="0.44015" calcext:value-type="float">
            <text:p>0.44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73]+[.C$14]" office:value-type="float" office:value="0.58" calcext:value-type="float">
            <text:p>0.58</text:p>
          </table:table-cell>
          <table:table-cell table:formula="of:=[.D74]*[.C$2]" office:value-type="float" office:value="99.0000000000001" calcext:value-type="float">
            <text:p>99.00</text:p>
          </table:table-cell>
          <table:table-cell table:formula="of:=([.B74]-[.E74])*([.I74]-[.F74])/([.H74]-[.E74])+[.F74]" office:value-type="float" office:value="0.396" calcext:value-type="float">
            <text:p>0.40</text:p>
          </table:table-cell>
          <table:table-cell table:formula="of:=IF([.$B74]&lt;[.$B$8];[.B$7];IF([.$B74]&lt;[.$B$9];[.B$8];IF([.$B74]&lt;[.$B$10];[.B$9];IF([.$B74]&lt;[.$B$11];[.B$10];[.B$11]))))" office:value-type="float" office:value="0.5" calcext:value-type="float">
            <text:p>0.5</text:p>
          </table:table-cell>
          <table:table-cell table:formula="of:=IF([.$B74]&lt;[.$B$8];[.C$7];IF([.$B74]&lt;[.$B$9];[.C$8];IF([.$B74]&lt;[.$B$10];[.C$9];IF([.$B74]&lt;[.$B$11];[.C$10];[.C$11]))))" office:value-type="float" office:value="0.3" calcext:value-type="float">
            <text:p>0.3</text:p>
          </table:table-cell>
          <table:table-cell table:formula="of:=IF([.$B74]&lt;[.$B$8];[.D$7];IF([.$B74]&lt;[.$B$9];[.D$8];IF([.$B74]&lt;[.$B$10];[.D$9];IF([.$B74]&lt;[.$B$11];[.D$10];[.D$11]))))" office:value-type="float" office:value="0.5" calcext:value-type="float">
            <text:p>0.5</text:p>
          </table:table-cell>
          <table:table-cell table:formula="of:=IF([.$B74]&lt;[.$B$7];[.B$7];IF([.$B74]&lt;[.$B$8];[.B$8];IF([.$B74]&lt;[.$B$9];[.B$9];IF([.$B74]&lt;[.$B$10];[.B$10];[.B$11]))))" office:value-type="float" office:value="0.75" calcext:value-type="float">
            <text:p>0.75</text:p>
          </table:table-cell>
          <table:table-cell table:formula="of:=IF([.$B74]&lt;[.$B$7];[.C$7];IF([.$B74]&lt;[.$B$8];[.C$8];IF([.$B74]&lt;[.$B$9];[.C$9];IF([.$B74]&lt;[.$B$10];[.C$10];[.C$11]))))" office:value-type="float" office:value="0.6" calcext:value-type="float">
            <text:p>0.6</text:p>
          </table:table-cell>
          <table:table-cell table:formula="of:=IF([.$B74]&lt;[.$B$7];[.D$7];IF([.$B74]&lt;[.$B$8];[.D$8];IF([.$B74]&lt;[.$B$9];[.D$9];IF([.$B74]&lt;[.$B$10];[.D$10];[.D$11]))))" office:value-type="float" office:value="0.21875" calcext:value-type="float">
            <text:p>0.21875</text:p>
          </table:table-cell>
          <table:table-cell table:formula="of:=[.L74]*[.$C$3]" office:value-type="float" office:value="2.152" calcext:value-type="float">
            <text:p>2.15</text:p>
          </table:table-cell>
          <table:table-cell table:formula="of:=[.L73]-AVERAGE([.M73];[.M74])*([.B74]-[.B73])" office:value-type="float" office:value="0.4304" calcext:value-type="float">
            <text:p>0.43</text:p>
          </table:table-cell>
          <table:table-cell table:formula="of:=[.D74]/[.C$12]" office:value-type="float" office:value="0.990000000000001" calcext:value-type="float">
            <text:p>0.99</text:p>
          </table:table-cell>
          <table:table-cell table:formula="of:=[.O74]*[.$C$3]" office:value-type="float" office:value="2.152" calcext:value-type="float">
            <text:p>2.15</text:p>
          </table:table-cell>
          <table:table-cell table:formula="of:=[.G74]-(  ([.I74]-[.F74])*[.B74]*[.B74]/(2*[.C$12]*([.H74]-[.E74])) - ( ([.I74]-[.F74]) * [.E74]*[.B74]/(([.H74]-[.E74])*[.C$12] ) ) + [.F74]*[.B74]/[.C$12] )" office:value-type="float" office:value="0.4304" calcext:value-type="float">
            <text:p>0.43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74]+[.C$14]" office:value-type="float" office:value="0.59" calcext:value-type="float">
            <text:p>0.59</text:p>
          </table:table-cell>
          <table:table-cell table:formula="of:=[.D75]*[.C$2]" office:value-type="float" office:value="102" calcext:value-type="float">
            <text:p>102.00</text:p>
          </table:table-cell>
          <table:table-cell table:formula="of:=([.B75]-[.E75])*([.I75]-[.F75])/([.H75]-[.E75])+[.F75]" office:value-type="float" office:value="0.408" calcext:value-type="float">
            <text:p>0.41</text:p>
          </table:table-cell>
          <table:table-cell table:formula="of:=IF([.$B75]&lt;[.$B$8];[.B$7];IF([.$B75]&lt;[.$B$9];[.B$8];IF([.$B75]&lt;[.$B$10];[.B$9];IF([.$B75]&lt;[.$B$11];[.B$10];[.B$11]))))" office:value-type="float" office:value="0.5" calcext:value-type="float">
            <text:p>0.5</text:p>
          </table:table-cell>
          <table:table-cell table:formula="of:=IF([.$B75]&lt;[.$B$8];[.C$7];IF([.$B75]&lt;[.$B$9];[.C$8];IF([.$B75]&lt;[.$B$10];[.C$9];IF([.$B75]&lt;[.$B$11];[.C$10];[.C$11]))))" office:value-type="float" office:value="0.3" calcext:value-type="float">
            <text:p>0.3</text:p>
          </table:table-cell>
          <table:table-cell table:formula="of:=IF([.$B75]&lt;[.$B$8];[.D$7];IF([.$B75]&lt;[.$B$9];[.D$8];IF([.$B75]&lt;[.$B$10];[.D$9];IF([.$B75]&lt;[.$B$11];[.D$10];[.D$11]))))" office:value-type="float" office:value="0.5" calcext:value-type="float">
            <text:p>0.5</text:p>
          </table:table-cell>
          <table:table-cell table:formula="of:=IF([.$B75]&lt;[.$B$7];[.B$7];IF([.$B75]&lt;[.$B$8];[.B$8];IF([.$B75]&lt;[.$B$9];[.B$9];IF([.$B75]&lt;[.$B$10];[.B$10];[.B$11]))))" office:value-type="float" office:value="0.75" calcext:value-type="float">
            <text:p>0.75</text:p>
          </table:table-cell>
          <table:table-cell table:formula="of:=IF([.$B75]&lt;[.$B$7];[.C$7];IF([.$B75]&lt;[.$B$8];[.C$8];IF([.$B75]&lt;[.$B$9];[.C$9];IF([.$B75]&lt;[.$B$10];[.C$10];[.C$11]))))" office:value-type="float" office:value="0.6" calcext:value-type="float">
            <text:p>0.6</text:p>
          </table:table-cell>
          <table:table-cell table:formula="of:=IF([.$B75]&lt;[.$B$7];[.D$7];IF([.$B75]&lt;[.$B$8];[.D$8];IF([.$B75]&lt;[.$B$9];[.D$9];IF([.$B75]&lt;[.$B$10];[.D$10];[.D$11]))))" office:value-type="float" office:value="0.21875" calcext:value-type="float">
            <text:p>0.21875</text:p>
          </table:table-cell>
          <table:table-cell table:formula="of:=[.L75]*[.$C$3]" office:value-type="float" office:value="2.10175" calcext:value-type="float">
            <text:p>2.10</text:p>
          </table:table-cell>
          <table:table-cell table:formula="of:=[.L74]-AVERAGE([.M74];[.M75])*([.B75]-[.B74])" office:value-type="float" office:value="0.42035" calcext:value-type="float">
            <text:p>0.42</text:p>
          </table:table-cell>
          <table:table-cell table:formula="of:=[.D75]/[.C$12]" office:value-type="float" office:value="1.02" calcext:value-type="float">
            <text:p>1.02</text:p>
          </table:table-cell>
          <table:table-cell table:formula="of:=[.O75]*[.$C$3]" office:value-type="float" office:value="2.10175" calcext:value-type="float">
            <text:p>2.10</text:p>
          </table:table-cell>
          <table:table-cell table:formula="of:=[.G75]-(  ([.I75]-[.F75])*[.B75]*[.B75]/(2*[.C$12]*([.H75]-[.E75])) - ( ([.I75]-[.F75]) * [.E75]*[.B75]/(([.H75]-[.E75])*[.C$12] ) ) + [.F75]*[.B75]/[.C$12] )" office:value-type="float" office:value="0.42035" calcext:value-type="float">
            <text:p>0.42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75]+[.C$14]" office:value-type="float" office:value="0.6" calcext:value-type="float">
            <text:p>0.60</text:p>
          </table:table-cell>
          <table:table-cell table:formula="of:=[.D76]*[.C$2]" office:value-type="float" office:value="105" calcext:value-type="float">
            <text:p>105.00</text:p>
          </table:table-cell>
          <table:table-cell table:formula="of:=([.B76]-[.E76])*([.I76]-[.F76])/([.H76]-[.E76])+[.F76]" office:value-type="float" office:value="0.42" calcext:value-type="float">
            <text:p>0.42</text:p>
          </table:table-cell>
          <table:table-cell table:formula="of:=IF([.$B76]&lt;[.$B$8];[.B$7];IF([.$B76]&lt;[.$B$9];[.B$8];IF([.$B76]&lt;[.$B$10];[.B$9];IF([.$B76]&lt;[.$B$11];[.B$10];[.B$11]))))" office:value-type="float" office:value="0.5" calcext:value-type="float">
            <text:p>0.5</text:p>
          </table:table-cell>
          <table:table-cell table:formula="of:=IF([.$B76]&lt;[.$B$8];[.C$7];IF([.$B76]&lt;[.$B$9];[.C$8];IF([.$B76]&lt;[.$B$10];[.C$9];IF([.$B76]&lt;[.$B$11];[.C$10];[.C$11]))))" office:value-type="float" office:value="0.3" calcext:value-type="float">
            <text:p>0.3</text:p>
          </table:table-cell>
          <table:table-cell table:formula="of:=IF([.$B76]&lt;[.$B$8];[.D$7];IF([.$B76]&lt;[.$B$9];[.D$8];IF([.$B76]&lt;[.$B$10];[.D$9];IF([.$B76]&lt;[.$B$11];[.D$10];[.D$11]))))" office:value-type="float" office:value="0.5" calcext:value-type="float">
            <text:p>0.5</text:p>
          </table:table-cell>
          <table:table-cell table:formula="of:=IF([.$B76]&lt;[.$B$7];[.B$7];IF([.$B76]&lt;[.$B$8];[.B$8];IF([.$B76]&lt;[.$B$9];[.B$9];IF([.$B76]&lt;[.$B$10];[.B$10];[.B$11]))))" office:value-type="float" office:value="0.75" calcext:value-type="float">
            <text:p>0.75</text:p>
          </table:table-cell>
          <table:table-cell table:formula="of:=IF([.$B76]&lt;[.$B$7];[.C$7];IF([.$B76]&lt;[.$B$8];[.C$8];IF([.$B76]&lt;[.$B$9];[.C$9];IF([.$B76]&lt;[.$B$10];[.C$10];[.C$11]))))" office:value-type="float" office:value="0.6" calcext:value-type="float">
            <text:p>0.6</text:p>
          </table:table-cell>
          <table:table-cell table:formula="of:=IF([.$B76]&lt;[.$B$7];[.D$7];IF([.$B76]&lt;[.$B$8];[.D$8];IF([.$B76]&lt;[.$B$9];[.D$9];IF([.$B76]&lt;[.$B$10];[.D$10];[.D$11]))))" office:value-type="float" office:value="0.21875" calcext:value-type="float">
            <text:p>0.21875</text:p>
          </table:table-cell>
          <table:table-cell table:formula="of:=[.L76]*[.$C$3]" office:value-type="float" office:value="2.05" calcext:value-type="float">
            <text:p>2.05</text:p>
          </table:table-cell>
          <table:table-cell table:formula="of:=[.L75]-AVERAGE([.M75];[.M76])*([.B76]-[.B75])" office:value-type="float" office:value="0.41" calcext:value-type="float">
            <text:p>0.41</text:p>
          </table:table-cell>
          <table:table-cell table:formula="of:=[.D76]/[.C$12]" office:value-type="float" office:value="1.05" calcext:value-type="float">
            <text:p>1.05</text:p>
          </table:table-cell>
          <table:table-cell table:formula="of:=[.O76]*[.$C$3]" office:value-type="float" office:value="2.05" calcext:value-type="float">
            <text:p>2.05</text:p>
          </table:table-cell>
          <table:table-cell table:formula="of:=[.G76]-(  ([.I76]-[.F76])*[.B76]*[.B76]/(2*[.C$12]*([.H76]-[.E76])) - ( ([.I76]-[.F76]) * [.E76]*[.B76]/(([.H76]-[.E76])*[.C$12] ) ) + [.F76]*[.B76]/[.C$12] )" office:value-type="float" office:value="0.41" calcext:value-type="float">
            <text:p>0.41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76]+[.C$14]" office:value-type="float" office:value="0.61" calcext:value-type="float">
            <text:p>0.61</text:p>
          </table:table-cell>
          <table:table-cell table:formula="of:=[.D77]*[.C$2]" office:value-type="float" office:value="108" calcext:value-type="float">
            <text:p>108.00</text:p>
          </table:table-cell>
          <table:table-cell table:formula="of:=([.B77]-[.E77])*([.I77]-[.F77])/([.H77]-[.E77])+[.F77]" office:value-type="float" office:value="0.432" calcext:value-type="float">
            <text:p>0.43</text:p>
          </table:table-cell>
          <table:table-cell table:formula="of:=IF([.$B77]&lt;[.$B$8];[.B$7];IF([.$B77]&lt;[.$B$9];[.B$8];IF([.$B77]&lt;[.$B$10];[.B$9];IF([.$B77]&lt;[.$B$11];[.B$10];[.B$11]))))" office:value-type="float" office:value="0.5" calcext:value-type="float">
            <text:p>0.5</text:p>
          </table:table-cell>
          <table:table-cell table:formula="of:=IF([.$B77]&lt;[.$B$8];[.C$7];IF([.$B77]&lt;[.$B$9];[.C$8];IF([.$B77]&lt;[.$B$10];[.C$9];IF([.$B77]&lt;[.$B$11];[.C$10];[.C$11]))))" office:value-type="float" office:value="0.3" calcext:value-type="float">
            <text:p>0.3</text:p>
          </table:table-cell>
          <table:table-cell table:formula="of:=IF([.$B77]&lt;[.$B$8];[.D$7];IF([.$B77]&lt;[.$B$9];[.D$8];IF([.$B77]&lt;[.$B$10];[.D$9];IF([.$B77]&lt;[.$B$11];[.D$10];[.D$11]))))" office:value-type="float" office:value="0.5" calcext:value-type="float">
            <text:p>0.5</text:p>
          </table:table-cell>
          <table:table-cell table:formula="of:=IF([.$B77]&lt;[.$B$7];[.B$7];IF([.$B77]&lt;[.$B$8];[.B$8];IF([.$B77]&lt;[.$B$9];[.B$9];IF([.$B77]&lt;[.$B$10];[.B$10];[.B$11]))))" office:value-type="float" office:value="0.75" calcext:value-type="float">
            <text:p>0.75</text:p>
          </table:table-cell>
          <table:table-cell table:formula="of:=IF([.$B77]&lt;[.$B$7];[.C$7];IF([.$B77]&lt;[.$B$8];[.C$8];IF([.$B77]&lt;[.$B$9];[.C$9];IF([.$B77]&lt;[.$B$10];[.C$10];[.C$11]))))" office:value-type="float" office:value="0.6" calcext:value-type="float">
            <text:p>0.6</text:p>
          </table:table-cell>
          <table:table-cell table:formula="of:=IF([.$B77]&lt;[.$B$7];[.D$7];IF([.$B77]&lt;[.$B$8];[.D$8];IF([.$B77]&lt;[.$B$9];[.D$9];IF([.$B77]&lt;[.$B$10];[.D$10];[.D$11]))))" office:value-type="float" office:value="0.21875" calcext:value-type="float">
            <text:p>0.21875</text:p>
          </table:table-cell>
          <table:table-cell table:formula="of:=[.L77]*[.$C$3]" office:value-type="float" office:value="1.99675" calcext:value-type="float">
            <text:p>2.00</text:p>
          </table:table-cell>
          <table:table-cell table:formula="of:=[.L76]-AVERAGE([.M76];[.M77])*([.B77]-[.B76])" office:value-type="float" office:value="0.39935" calcext:value-type="float">
            <text:p>0.40</text:p>
          </table:table-cell>
          <table:table-cell table:formula="of:=[.D77]/[.C$12]" office:value-type="float" office:value="1.08" calcext:value-type="float">
            <text:p>1.08</text:p>
          </table:table-cell>
          <table:table-cell table:formula="of:=[.O77]*[.$C$3]" office:value-type="float" office:value="1.99675" calcext:value-type="float">
            <text:p>2.00</text:p>
          </table:table-cell>
          <table:table-cell table:formula="of:=[.G77]-(  ([.I77]-[.F77])*[.B77]*[.B77]/(2*[.C$12]*([.H77]-[.E77])) - ( ([.I77]-[.F77]) * [.E77]*[.B77]/(([.H77]-[.E77])*[.C$12] ) ) + [.F77]*[.B77]/[.C$12] )" office:value-type="float" office:value="0.39935" calcext:value-type="float">
            <text:p>0.4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77]+[.C$14]" office:value-type="float" office:value="0.62" calcext:value-type="float">
            <text:p>0.62</text:p>
          </table:table-cell>
          <table:table-cell table:formula="of:=[.D78]*[.C$2]" office:value-type="float" office:value="111" calcext:value-type="float">
            <text:p>111.00</text:p>
          </table:table-cell>
          <table:table-cell table:formula="of:=([.B78]-[.E78])*([.I78]-[.F78])/([.H78]-[.E78])+[.F78]" office:value-type="float" office:value="0.444" calcext:value-type="float">
            <text:p>0.44</text:p>
          </table:table-cell>
          <table:table-cell table:formula="of:=IF([.$B78]&lt;[.$B$8];[.B$7];IF([.$B78]&lt;[.$B$9];[.B$8];IF([.$B78]&lt;[.$B$10];[.B$9];IF([.$B78]&lt;[.$B$11];[.B$10];[.B$11]))))" office:value-type="float" office:value="0.5" calcext:value-type="float">
            <text:p>0.5</text:p>
          </table:table-cell>
          <table:table-cell table:formula="of:=IF([.$B78]&lt;[.$B$8];[.C$7];IF([.$B78]&lt;[.$B$9];[.C$8];IF([.$B78]&lt;[.$B$10];[.C$9];IF([.$B78]&lt;[.$B$11];[.C$10];[.C$11]))))" office:value-type="float" office:value="0.3" calcext:value-type="float">
            <text:p>0.3</text:p>
          </table:table-cell>
          <table:table-cell table:formula="of:=IF([.$B78]&lt;[.$B$8];[.D$7];IF([.$B78]&lt;[.$B$9];[.D$8];IF([.$B78]&lt;[.$B$10];[.D$9];IF([.$B78]&lt;[.$B$11];[.D$10];[.D$11]))))" office:value-type="float" office:value="0.5" calcext:value-type="float">
            <text:p>0.5</text:p>
          </table:table-cell>
          <table:table-cell table:formula="of:=IF([.$B78]&lt;[.$B$7];[.B$7];IF([.$B78]&lt;[.$B$8];[.B$8];IF([.$B78]&lt;[.$B$9];[.B$9];IF([.$B78]&lt;[.$B$10];[.B$10];[.B$11]))))" office:value-type="float" office:value="0.75" calcext:value-type="float">
            <text:p>0.75</text:p>
          </table:table-cell>
          <table:table-cell table:formula="of:=IF([.$B78]&lt;[.$B$7];[.C$7];IF([.$B78]&lt;[.$B$8];[.C$8];IF([.$B78]&lt;[.$B$9];[.C$9];IF([.$B78]&lt;[.$B$10];[.C$10];[.C$11]))))" office:value-type="float" office:value="0.6" calcext:value-type="float">
            <text:p>0.6</text:p>
          </table:table-cell>
          <table:table-cell table:formula="of:=IF([.$B78]&lt;[.$B$7];[.D$7];IF([.$B78]&lt;[.$B$8];[.D$8];IF([.$B78]&lt;[.$B$9];[.D$9];IF([.$B78]&lt;[.$B$10];[.D$10];[.D$11]))))" office:value-type="float" office:value="0.21875" calcext:value-type="float">
            <text:p>0.21875</text:p>
          </table:table-cell>
          <table:table-cell table:formula="of:=[.L78]*[.$C$3]" office:value-type="float" office:value="1.942" calcext:value-type="float">
            <text:p>1.94</text:p>
          </table:table-cell>
          <table:table-cell table:formula="of:=[.L77]-AVERAGE([.M77];[.M78])*([.B78]-[.B77])" office:value-type="float" office:value="0.3884" calcext:value-type="float">
            <text:p>0.39</text:p>
          </table:table-cell>
          <table:table-cell table:formula="of:=[.D78]/[.C$12]" office:value-type="float" office:value="1.11" calcext:value-type="float">
            <text:p>1.11</text:p>
          </table:table-cell>
          <table:table-cell table:formula="of:=[.O78]*[.$C$3]" office:value-type="float" office:value="1.942" calcext:value-type="float">
            <text:p>1.94</text:p>
          </table:table-cell>
          <table:table-cell table:formula="of:=[.G78]-(  ([.I78]-[.F78])*[.B78]*[.B78]/(2*[.C$12]*([.H78]-[.E78])) - ( ([.I78]-[.F78]) * [.E78]*[.B78]/(([.H78]-[.E78])*[.C$12] ) ) + [.F78]*[.B78]/[.C$12] )" office:value-type="float" office:value="0.3884" calcext:value-type="float">
            <text:p>0.39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78]+[.C$14]" office:value-type="float" office:value="0.63" calcext:value-type="float">
            <text:p>0.63</text:p>
          </table:table-cell>
          <table:table-cell table:formula="of:=[.D79]*[.C$2]" office:value-type="float" office:value="114" calcext:value-type="float">
            <text:p>114.00</text:p>
          </table:table-cell>
          <table:table-cell table:formula="of:=([.B79]-[.E79])*([.I79]-[.F79])/([.H79]-[.E79])+[.F79]" office:value-type="float" office:value="0.456" calcext:value-type="float">
            <text:p>0.46</text:p>
          </table:table-cell>
          <table:table-cell table:formula="of:=IF([.$B79]&lt;[.$B$8];[.B$7];IF([.$B79]&lt;[.$B$9];[.B$8];IF([.$B79]&lt;[.$B$10];[.B$9];IF([.$B79]&lt;[.$B$11];[.B$10];[.B$11]))))" office:value-type="float" office:value="0.5" calcext:value-type="float">
            <text:p>0.5</text:p>
          </table:table-cell>
          <table:table-cell table:formula="of:=IF([.$B79]&lt;[.$B$8];[.C$7];IF([.$B79]&lt;[.$B$9];[.C$8];IF([.$B79]&lt;[.$B$10];[.C$9];IF([.$B79]&lt;[.$B$11];[.C$10];[.C$11]))))" office:value-type="float" office:value="0.3" calcext:value-type="float">
            <text:p>0.3</text:p>
          </table:table-cell>
          <table:table-cell table:formula="of:=IF([.$B79]&lt;[.$B$8];[.D$7];IF([.$B79]&lt;[.$B$9];[.D$8];IF([.$B79]&lt;[.$B$10];[.D$9];IF([.$B79]&lt;[.$B$11];[.D$10];[.D$11]))))" office:value-type="float" office:value="0.5" calcext:value-type="float">
            <text:p>0.5</text:p>
          </table:table-cell>
          <table:table-cell table:formula="of:=IF([.$B79]&lt;[.$B$7];[.B$7];IF([.$B79]&lt;[.$B$8];[.B$8];IF([.$B79]&lt;[.$B$9];[.B$9];IF([.$B79]&lt;[.$B$10];[.B$10];[.B$11]))))" office:value-type="float" office:value="0.75" calcext:value-type="float">
            <text:p>0.75</text:p>
          </table:table-cell>
          <table:table-cell table:formula="of:=IF([.$B79]&lt;[.$B$7];[.C$7];IF([.$B79]&lt;[.$B$8];[.C$8];IF([.$B79]&lt;[.$B$9];[.C$9];IF([.$B79]&lt;[.$B$10];[.C$10];[.C$11]))))" office:value-type="float" office:value="0.6" calcext:value-type="float">
            <text:p>0.6</text:p>
          </table:table-cell>
          <table:table-cell table:formula="of:=IF([.$B79]&lt;[.$B$7];[.D$7];IF([.$B79]&lt;[.$B$8];[.D$8];IF([.$B79]&lt;[.$B$9];[.D$9];IF([.$B79]&lt;[.$B$10];[.D$10];[.D$11]))))" office:value-type="float" office:value="0.21875" calcext:value-type="float">
            <text:p>0.21875</text:p>
          </table:table-cell>
          <table:table-cell table:formula="of:=[.L79]*[.$C$3]" office:value-type="float" office:value="1.88575" calcext:value-type="float">
            <text:p>1.89</text:p>
          </table:table-cell>
          <table:table-cell table:formula="of:=[.L78]-AVERAGE([.M78];[.M79])*([.B79]-[.B78])" office:value-type="float" office:value="0.37715" calcext:value-type="float">
            <text:p>0.38</text:p>
          </table:table-cell>
          <table:table-cell table:formula="of:=[.D79]/[.C$12]" office:value-type="float" office:value="1.14" calcext:value-type="float">
            <text:p>1.14</text:p>
          </table:table-cell>
          <table:table-cell table:formula="of:=[.O79]*[.$C$3]" office:value-type="float" office:value="1.88575" calcext:value-type="float">
            <text:p>1.89</text:p>
          </table:table-cell>
          <table:table-cell table:formula="of:=[.G79]-(  ([.I79]-[.F79])*[.B79]*[.B79]/(2*[.C$12]*([.H79]-[.E79])) - ( ([.I79]-[.F79]) * [.E79]*[.B79]/(([.H79]-[.E79])*[.C$12] ) ) + [.F79]*[.B79]/[.C$12] )" office:value-type="float" office:value="0.37715" calcext:value-type="float">
            <text:p>0.38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79]+[.C$14]" office:value-type="float" office:value="0.64" calcext:value-type="float">
            <text:p>0.64</text:p>
          </table:table-cell>
          <table:table-cell table:formula="of:=[.D80]*[.C$2]" office:value-type="float" office:value="117" calcext:value-type="float">
            <text:p>117.00</text:p>
          </table:table-cell>
          <table:table-cell table:formula="of:=([.B80]-[.E80])*([.I80]-[.F80])/([.H80]-[.E80])+[.F80]" office:value-type="float" office:value="0.468" calcext:value-type="float">
            <text:p>0.47</text:p>
          </table:table-cell>
          <table:table-cell table:formula="of:=IF([.$B80]&lt;[.$B$8];[.B$7];IF([.$B80]&lt;[.$B$9];[.B$8];IF([.$B80]&lt;[.$B$10];[.B$9];IF([.$B80]&lt;[.$B$11];[.B$10];[.B$11]))))" office:value-type="float" office:value="0.5" calcext:value-type="float">
            <text:p>0.5</text:p>
          </table:table-cell>
          <table:table-cell table:formula="of:=IF([.$B80]&lt;[.$B$8];[.C$7];IF([.$B80]&lt;[.$B$9];[.C$8];IF([.$B80]&lt;[.$B$10];[.C$9];IF([.$B80]&lt;[.$B$11];[.C$10];[.C$11]))))" office:value-type="float" office:value="0.3" calcext:value-type="float">
            <text:p>0.3</text:p>
          </table:table-cell>
          <table:table-cell table:formula="of:=IF([.$B80]&lt;[.$B$8];[.D$7];IF([.$B80]&lt;[.$B$9];[.D$8];IF([.$B80]&lt;[.$B$10];[.D$9];IF([.$B80]&lt;[.$B$11];[.D$10];[.D$11]))))" office:value-type="float" office:value="0.5" calcext:value-type="float">
            <text:p>0.5</text:p>
          </table:table-cell>
          <table:table-cell table:formula="of:=IF([.$B80]&lt;[.$B$7];[.B$7];IF([.$B80]&lt;[.$B$8];[.B$8];IF([.$B80]&lt;[.$B$9];[.B$9];IF([.$B80]&lt;[.$B$10];[.B$10];[.B$11]))))" office:value-type="float" office:value="0.75" calcext:value-type="float">
            <text:p>0.75</text:p>
          </table:table-cell>
          <table:table-cell table:formula="of:=IF([.$B80]&lt;[.$B$7];[.C$7];IF([.$B80]&lt;[.$B$8];[.C$8];IF([.$B80]&lt;[.$B$9];[.C$9];IF([.$B80]&lt;[.$B$10];[.C$10];[.C$11]))))" office:value-type="float" office:value="0.6" calcext:value-type="float">
            <text:p>0.6</text:p>
          </table:table-cell>
          <table:table-cell table:formula="of:=IF([.$B80]&lt;[.$B$7];[.D$7];IF([.$B80]&lt;[.$B$8];[.D$8];IF([.$B80]&lt;[.$B$9];[.D$9];IF([.$B80]&lt;[.$B$10];[.D$10];[.D$11]))))" office:value-type="float" office:value="0.21875" calcext:value-type="float">
            <text:p>0.21875</text:p>
          </table:table-cell>
          <table:table-cell table:formula="of:=[.L80]*[.$C$3]" office:value-type="float" office:value="1.828" calcext:value-type="float">
            <text:p>1.83</text:p>
          </table:table-cell>
          <table:table-cell table:formula="of:=[.L79]-AVERAGE([.M79];[.M80])*([.B80]-[.B79])" office:value-type="float" office:value="0.3656" calcext:value-type="float">
            <text:p>0.37</text:p>
          </table:table-cell>
          <table:table-cell table:formula="of:=[.D80]/[.C$12]" office:value-type="float" office:value="1.17" calcext:value-type="float">
            <text:p>1.17</text:p>
          </table:table-cell>
          <table:table-cell table:formula="of:=[.O80]*[.$C$3]" office:value-type="float" office:value="1.828" calcext:value-type="float">
            <text:p>1.83</text:p>
          </table:table-cell>
          <table:table-cell table:formula="of:=[.G80]-(  ([.I80]-[.F80])*[.B80]*[.B80]/(2*[.C$12]*([.H80]-[.E80])) - ( ([.I80]-[.F80]) * [.E80]*[.B80]/(([.H80]-[.E80])*[.C$12] ) ) + [.F80]*[.B80]/[.C$12] )" office:value-type="float" office:value="0.3656" calcext:value-type="float">
            <text:p>0.37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80]+[.C$14]" office:value-type="float" office:value="0.65" calcext:value-type="float">
            <text:p>0.65</text:p>
          </table:table-cell>
          <table:table-cell table:formula="of:=[.D81]*[.C$2]" office:value-type="float" office:value="120" calcext:value-type="float">
            <text:p>120.00</text:p>
          </table:table-cell>
          <table:table-cell table:formula="of:=([.B81]-[.E81])*([.I81]-[.F81])/([.H81]-[.E81])+[.F81]" office:value-type="float" office:value="0.480000000000001" calcext:value-type="float">
            <text:p>0.48</text:p>
          </table:table-cell>
          <table:table-cell table:formula="of:=IF([.$B81]&lt;[.$B$8];[.B$7];IF([.$B81]&lt;[.$B$9];[.B$8];IF([.$B81]&lt;[.$B$10];[.B$9];IF([.$B81]&lt;[.$B$11];[.B$10];[.B$11]))))" office:value-type="float" office:value="0.5" calcext:value-type="float">
            <text:p>0.5</text:p>
          </table:table-cell>
          <table:table-cell table:formula="of:=IF([.$B81]&lt;[.$B$8];[.C$7];IF([.$B81]&lt;[.$B$9];[.C$8];IF([.$B81]&lt;[.$B$10];[.C$9];IF([.$B81]&lt;[.$B$11];[.C$10];[.C$11]))))" office:value-type="float" office:value="0.3" calcext:value-type="float">
            <text:p>0.3</text:p>
          </table:table-cell>
          <table:table-cell table:formula="of:=IF([.$B81]&lt;[.$B$8];[.D$7];IF([.$B81]&lt;[.$B$9];[.D$8];IF([.$B81]&lt;[.$B$10];[.D$9];IF([.$B81]&lt;[.$B$11];[.D$10];[.D$11]))))" office:value-type="float" office:value="0.5" calcext:value-type="float">
            <text:p>0.5</text:p>
          </table:table-cell>
          <table:table-cell table:formula="of:=IF([.$B81]&lt;[.$B$7];[.B$7];IF([.$B81]&lt;[.$B$8];[.B$8];IF([.$B81]&lt;[.$B$9];[.B$9];IF([.$B81]&lt;[.$B$10];[.B$10];[.B$11]))))" office:value-type="float" office:value="0.75" calcext:value-type="float">
            <text:p>0.75</text:p>
          </table:table-cell>
          <table:table-cell table:formula="of:=IF([.$B81]&lt;[.$B$7];[.C$7];IF([.$B81]&lt;[.$B$8];[.C$8];IF([.$B81]&lt;[.$B$9];[.C$9];IF([.$B81]&lt;[.$B$10];[.C$10];[.C$11]))))" office:value-type="float" office:value="0.6" calcext:value-type="float">
            <text:p>0.6</text:p>
          </table:table-cell>
          <table:table-cell table:formula="of:=IF([.$B81]&lt;[.$B$7];[.D$7];IF([.$B81]&lt;[.$B$8];[.D$8];IF([.$B81]&lt;[.$B$9];[.D$9];IF([.$B81]&lt;[.$B$10];[.D$10];[.D$11]))))" office:value-type="float" office:value="0.21875" calcext:value-type="float">
            <text:p>0.21875</text:p>
          </table:table-cell>
          <table:table-cell table:formula="of:=[.L81]*[.$C$3]" office:value-type="float" office:value="1.76875" calcext:value-type="float">
            <text:p>1.77</text:p>
          </table:table-cell>
          <table:table-cell table:formula="of:=[.L80]-AVERAGE([.M80];[.M81])*([.B81]-[.B80])" office:value-type="float" office:value="0.35375" calcext:value-type="float">
            <text:p>0.35</text:p>
          </table:table-cell>
          <table:table-cell table:formula="of:=[.D81]/[.C$12]" office:value-type="float" office:value="1.2" calcext:value-type="float">
            <text:p>1.20</text:p>
          </table:table-cell>
          <table:table-cell table:formula="of:=[.O81]*[.$C$3]" office:value-type="float" office:value="1.76875" calcext:value-type="float">
            <text:p>1.77</text:p>
          </table:table-cell>
          <table:table-cell table:formula="of:=[.G81]-(  ([.I81]-[.F81])*[.B81]*[.B81]/(2*[.C$12]*([.H81]-[.E81])) - ( ([.I81]-[.F81]) * [.E81]*[.B81]/(([.H81]-[.E81])*[.C$12] ) ) + [.F81]*[.B81]/[.C$12] )" office:value-type="float" office:value="0.35375" calcext:value-type="float">
            <text:p>0.35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81]+[.C$14]" office:value-type="float" office:value="0.66" calcext:value-type="float">
            <text:p>0.66</text:p>
          </table:table-cell>
          <table:table-cell table:formula="of:=[.D82]*[.C$2]" office:value-type="float" office:value="123" calcext:value-type="float">
            <text:p>123.00</text:p>
          </table:table-cell>
          <table:table-cell table:formula="of:=([.B82]-[.E82])*([.I82]-[.F82])/([.H82]-[.E82])+[.F82]" office:value-type="float" office:value="0.492000000000001" calcext:value-type="float">
            <text:p>0.49</text:p>
          </table:table-cell>
          <table:table-cell table:formula="of:=IF([.$B82]&lt;[.$B$8];[.B$7];IF([.$B82]&lt;[.$B$9];[.B$8];IF([.$B82]&lt;[.$B$10];[.B$9];IF([.$B82]&lt;[.$B$11];[.B$10];[.B$11]))))" office:value-type="float" office:value="0.5" calcext:value-type="float">
            <text:p>0.5</text:p>
          </table:table-cell>
          <table:table-cell table:formula="of:=IF([.$B82]&lt;[.$B$8];[.C$7];IF([.$B82]&lt;[.$B$9];[.C$8];IF([.$B82]&lt;[.$B$10];[.C$9];IF([.$B82]&lt;[.$B$11];[.C$10];[.C$11]))))" office:value-type="float" office:value="0.3" calcext:value-type="float">
            <text:p>0.3</text:p>
          </table:table-cell>
          <table:table-cell table:formula="of:=IF([.$B82]&lt;[.$B$8];[.D$7];IF([.$B82]&lt;[.$B$9];[.D$8];IF([.$B82]&lt;[.$B$10];[.D$9];IF([.$B82]&lt;[.$B$11];[.D$10];[.D$11]))))" office:value-type="float" office:value="0.5" calcext:value-type="float">
            <text:p>0.5</text:p>
          </table:table-cell>
          <table:table-cell table:formula="of:=IF([.$B82]&lt;[.$B$7];[.B$7];IF([.$B82]&lt;[.$B$8];[.B$8];IF([.$B82]&lt;[.$B$9];[.B$9];IF([.$B82]&lt;[.$B$10];[.B$10];[.B$11]))))" office:value-type="float" office:value="0.75" calcext:value-type="float">
            <text:p>0.75</text:p>
          </table:table-cell>
          <table:table-cell table:formula="of:=IF([.$B82]&lt;[.$B$7];[.C$7];IF([.$B82]&lt;[.$B$8];[.C$8];IF([.$B82]&lt;[.$B$9];[.C$9];IF([.$B82]&lt;[.$B$10];[.C$10];[.C$11]))))" office:value-type="float" office:value="0.6" calcext:value-type="float">
            <text:p>0.6</text:p>
          </table:table-cell>
          <table:table-cell table:formula="of:=IF([.$B82]&lt;[.$B$7];[.D$7];IF([.$B82]&lt;[.$B$8];[.D$8];IF([.$B82]&lt;[.$B$9];[.D$9];IF([.$B82]&lt;[.$B$10];[.D$10];[.D$11]))))" office:value-type="float" office:value="0.21875" calcext:value-type="float">
            <text:p>0.21875</text:p>
          </table:table-cell>
          <table:table-cell table:formula="of:=[.L82]*[.$C$3]" office:value-type="float" office:value="1.708" calcext:value-type="float">
            <text:p>1.71</text:p>
          </table:table-cell>
          <table:table-cell table:formula="of:=[.L81]-AVERAGE([.M81];[.M82])*([.B82]-[.B81])" office:value-type="float" office:value="0.3416" calcext:value-type="float">
            <text:p>0.34</text:p>
          </table:table-cell>
          <table:table-cell table:formula="of:=[.D82]/[.C$12]" office:value-type="float" office:value="1.23" calcext:value-type="float">
            <text:p>1.23</text:p>
          </table:table-cell>
          <table:table-cell table:formula="of:=[.O82]*[.$C$3]" office:value-type="float" office:value="1.708" calcext:value-type="float">
            <text:p>1.71</text:p>
          </table:table-cell>
          <table:table-cell table:formula="of:=[.G82]-(  ([.I82]-[.F82])*[.B82]*[.B82]/(2*[.C$12]*([.H82]-[.E82])) - ( ([.I82]-[.F82]) * [.E82]*[.B82]/(([.H82]-[.E82])*[.C$12] ) ) + [.F82]*[.B82]/[.C$12] )" office:value-type="float" office:value="0.3416" calcext:value-type="float">
            <text:p>0.34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82]+[.C$14]" office:value-type="float" office:value="0.67" calcext:value-type="float">
            <text:p>0.67</text:p>
          </table:table-cell>
          <table:table-cell table:formula="of:=[.D83]*[.C$2]" office:value-type="float" office:value="126" calcext:value-type="float">
            <text:p>126.00</text:p>
          </table:table-cell>
          <table:table-cell table:formula="of:=([.B83]-[.E83])*([.I83]-[.F83])/([.H83]-[.E83])+[.F83]" office:value-type="float" office:value="0.504000000000001" calcext:value-type="float">
            <text:p>0.50</text:p>
          </table:table-cell>
          <table:table-cell table:formula="of:=IF([.$B83]&lt;[.$B$8];[.B$7];IF([.$B83]&lt;[.$B$9];[.B$8];IF([.$B83]&lt;[.$B$10];[.B$9];IF([.$B83]&lt;[.$B$11];[.B$10];[.B$11]))))" office:value-type="float" office:value="0.5" calcext:value-type="float">
            <text:p>0.5</text:p>
          </table:table-cell>
          <table:table-cell table:formula="of:=IF([.$B83]&lt;[.$B$8];[.C$7];IF([.$B83]&lt;[.$B$9];[.C$8];IF([.$B83]&lt;[.$B$10];[.C$9];IF([.$B83]&lt;[.$B$11];[.C$10];[.C$11]))))" office:value-type="float" office:value="0.3" calcext:value-type="float">
            <text:p>0.3</text:p>
          </table:table-cell>
          <table:table-cell table:formula="of:=IF([.$B83]&lt;[.$B$8];[.D$7];IF([.$B83]&lt;[.$B$9];[.D$8];IF([.$B83]&lt;[.$B$10];[.D$9];IF([.$B83]&lt;[.$B$11];[.D$10];[.D$11]))))" office:value-type="float" office:value="0.5" calcext:value-type="float">
            <text:p>0.5</text:p>
          </table:table-cell>
          <table:table-cell table:formula="of:=IF([.$B83]&lt;[.$B$7];[.B$7];IF([.$B83]&lt;[.$B$8];[.B$8];IF([.$B83]&lt;[.$B$9];[.B$9];IF([.$B83]&lt;[.$B$10];[.B$10];[.B$11]))))" office:value-type="float" office:value="0.75" calcext:value-type="float">
            <text:p>0.75</text:p>
          </table:table-cell>
          <table:table-cell table:formula="of:=IF([.$B83]&lt;[.$B$7];[.C$7];IF([.$B83]&lt;[.$B$8];[.C$8];IF([.$B83]&lt;[.$B$9];[.C$9];IF([.$B83]&lt;[.$B$10];[.C$10];[.C$11]))))" office:value-type="float" office:value="0.6" calcext:value-type="float">
            <text:p>0.6</text:p>
          </table:table-cell>
          <table:table-cell table:formula="of:=IF([.$B83]&lt;[.$B$7];[.D$7];IF([.$B83]&lt;[.$B$8];[.D$8];IF([.$B83]&lt;[.$B$9];[.D$9];IF([.$B83]&lt;[.$B$10];[.D$10];[.D$11]))))" office:value-type="float" office:value="0.21875" calcext:value-type="float">
            <text:p>0.21875</text:p>
          </table:table-cell>
          <table:table-cell table:formula="of:=[.L83]*[.$C$3]" office:value-type="float" office:value="1.64575" calcext:value-type="float">
            <text:p>1.65</text:p>
          </table:table-cell>
          <table:table-cell table:formula="of:=[.L82]-AVERAGE([.M82];[.M83])*([.B83]-[.B82])" office:value-type="float" office:value="0.32915" calcext:value-type="float">
            <text:p>0.33</text:p>
          </table:table-cell>
          <table:table-cell table:formula="of:=[.D83]/[.C$12]" office:value-type="float" office:value="1.26" calcext:value-type="float">
            <text:p>1.26</text:p>
          </table:table-cell>
          <table:table-cell table:formula="of:=[.O83]*[.$C$3]" office:value-type="float" office:value="1.64575" calcext:value-type="float">
            <text:p>1.65</text:p>
          </table:table-cell>
          <table:table-cell table:formula="of:=[.G83]-(  ([.I83]-[.F83])*[.B83]*[.B83]/(2*[.C$12]*([.H83]-[.E83])) - ( ([.I83]-[.F83]) * [.E83]*[.B83]/(([.H83]-[.E83])*[.C$12] ) ) + [.F83]*[.B83]/[.C$12] )" office:value-type="float" office:value="0.329149999999999" calcext:value-type="float">
            <text:p>0.33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83]+[.C$14]" office:value-type="float" office:value="0.68" calcext:value-type="float">
            <text:p>0.68</text:p>
          </table:table-cell>
          <table:table-cell table:formula="of:=[.D84]*[.C$2]" office:value-type="float" office:value="129" calcext:value-type="float">
            <text:p>129.00</text:p>
          </table:table-cell>
          <table:table-cell table:formula="of:=([.B84]-[.E84])*([.I84]-[.F84])/([.H84]-[.E84])+[.F84]" office:value-type="float" office:value="0.516000000000001" calcext:value-type="float">
            <text:p>0.52</text:p>
          </table:table-cell>
          <table:table-cell table:formula="of:=IF([.$B84]&lt;[.$B$8];[.B$7];IF([.$B84]&lt;[.$B$9];[.B$8];IF([.$B84]&lt;[.$B$10];[.B$9];IF([.$B84]&lt;[.$B$11];[.B$10];[.B$11]))))" office:value-type="float" office:value="0.5" calcext:value-type="float">
            <text:p>0.5</text:p>
          </table:table-cell>
          <table:table-cell table:formula="of:=IF([.$B84]&lt;[.$B$8];[.C$7];IF([.$B84]&lt;[.$B$9];[.C$8];IF([.$B84]&lt;[.$B$10];[.C$9];IF([.$B84]&lt;[.$B$11];[.C$10];[.C$11]))))" office:value-type="float" office:value="0.3" calcext:value-type="float">
            <text:p>0.3</text:p>
          </table:table-cell>
          <table:table-cell table:formula="of:=IF([.$B84]&lt;[.$B$8];[.D$7];IF([.$B84]&lt;[.$B$9];[.D$8];IF([.$B84]&lt;[.$B$10];[.D$9];IF([.$B84]&lt;[.$B$11];[.D$10];[.D$11]))))" office:value-type="float" office:value="0.5" calcext:value-type="float">
            <text:p>0.5</text:p>
          </table:table-cell>
          <table:table-cell table:formula="of:=IF([.$B84]&lt;[.$B$7];[.B$7];IF([.$B84]&lt;[.$B$8];[.B$8];IF([.$B84]&lt;[.$B$9];[.B$9];IF([.$B84]&lt;[.$B$10];[.B$10];[.B$11]))))" office:value-type="float" office:value="0.75" calcext:value-type="float">
            <text:p>0.75</text:p>
          </table:table-cell>
          <table:table-cell table:formula="of:=IF([.$B84]&lt;[.$B$7];[.C$7];IF([.$B84]&lt;[.$B$8];[.C$8];IF([.$B84]&lt;[.$B$9];[.C$9];IF([.$B84]&lt;[.$B$10];[.C$10];[.C$11]))))" office:value-type="float" office:value="0.6" calcext:value-type="float">
            <text:p>0.6</text:p>
          </table:table-cell>
          <table:table-cell table:formula="of:=IF([.$B84]&lt;[.$B$7];[.D$7];IF([.$B84]&lt;[.$B$8];[.D$8];IF([.$B84]&lt;[.$B$9];[.D$9];IF([.$B84]&lt;[.$B$10];[.D$10];[.D$11]))))" office:value-type="float" office:value="0.21875" calcext:value-type="float">
            <text:p>0.21875</text:p>
          </table:table-cell>
          <table:table-cell table:formula="of:=[.L84]*[.$C$3]" office:value-type="float" office:value="1.582" calcext:value-type="float">
            <text:p>1.58</text:p>
          </table:table-cell>
          <table:table-cell table:formula="of:=[.L83]-AVERAGE([.M83];[.M84])*([.B84]-[.B83])" office:value-type="float" office:value="0.316399999999999" calcext:value-type="float">
            <text:p>0.32</text:p>
          </table:table-cell>
          <table:table-cell table:formula="of:=[.D84]/[.C$12]" office:value-type="float" office:value="1.29" calcext:value-type="float">
            <text:p>1.29</text:p>
          </table:table-cell>
          <table:table-cell table:formula="of:=[.O84]*[.$C$3]" office:value-type="float" office:value="1.582" calcext:value-type="float">
            <text:p>1.58</text:p>
          </table:table-cell>
          <table:table-cell table:formula="of:=[.G84]-(  ([.I84]-[.F84])*[.B84]*[.B84]/(2*[.C$12]*([.H84]-[.E84])) - ( ([.I84]-[.F84]) * [.E84]*[.B84]/(([.H84]-[.E84])*[.C$12] ) ) + [.F84]*[.B84]/[.C$12] )" office:value-type="float" office:value="0.316399999999999" calcext:value-type="float">
            <text:p>0.32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84]+[.C$14]" office:value-type="float" office:value="0.69" calcext:value-type="float">
            <text:p>0.69</text:p>
          </table:table-cell>
          <table:table-cell table:formula="of:=[.D85]*[.C$2]" office:value-type="float" office:value="132" calcext:value-type="float">
            <text:p>132.00</text:p>
          </table:table-cell>
          <table:table-cell table:formula="of:=([.B85]-[.E85])*([.I85]-[.F85])/([.H85]-[.E85])+[.F85]" office:value-type="float" office:value="0.528000000000001" calcext:value-type="float">
            <text:p>0.53</text:p>
          </table:table-cell>
          <table:table-cell table:formula="of:=IF([.$B85]&lt;[.$B$8];[.B$7];IF([.$B85]&lt;[.$B$9];[.B$8];IF([.$B85]&lt;[.$B$10];[.B$9];IF([.$B85]&lt;[.$B$11];[.B$10];[.B$11]))))" office:value-type="float" office:value="0.5" calcext:value-type="float">
            <text:p>0.5</text:p>
          </table:table-cell>
          <table:table-cell table:formula="of:=IF([.$B85]&lt;[.$B$8];[.C$7];IF([.$B85]&lt;[.$B$9];[.C$8];IF([.$B85]&lt;[.$B$10];[.C$9];IF([.$B85]&lt;[.$B$11];[.C$10];[.C$11]))))" office:value-type="float" office:value="0.3" calcext:value-type="float">
            <text:p>0.3</text:p>
          </table:table-cell>
          <table:table-cell table:formula="of:=IF([.$B85]&lt;[.$B$8];[.D$7];IF([.$B85]&lt;[.$B$9];[.D$8];IF([.$B85]&lt;[.$B$10];[.D$9];IF([.$B85]&lt;[.$B$11];[.D$10];[.D$11]))))" office:value-type="float" office:value="0.5" calcext:value-type="float">
            <text:p>0.5</text:p>
          </table:table-cell>
          <table:table-cell table:formula="of:=IF([.$B85]&lt;[.$B$7];[.B$7];IF([.$B85]&lt;[.$B$8];[.B$8];IF([.$B85]&lt;[.$B$9];[.B$9];IF([.$B85]&lt;[.$B$10];[.B$10];[.B$11]))))" office:value-type="float" office:value="0.75" calcext:value-type="float">
            <text:p>0.75</text:p>
          </table:table-cell>
          <table:table-cell table:formula="of:=IF([.$B85]&lt;[.$B$7];[.C$7];IF([.$B85]&lt;[.$B$8];[.C$8];IF([.$B85]&lt;[.$B$9];[.C$9];IF([.$B85]&lt;[.$B$10];[.C$10];[.C$11]))))" office:value-type="float" office:value="0.6" calcext:value-type="float">
            <text:p>0.6</text:p>
          </table:table-cell>
          <table:table-cell table:formula="of:=IF([.$B85]&lt;[.$B$7];[.D$7];IF([.$B85]&lt;[.$B$8];[.D$8];IF([.$B85]&lt;[.$B$9];[.D$9];IF([.$B85]&lt;[.$B$10];[.D$10];[.D$11]))))" office:value-type="float" office:value="0.21875" calcext:value-type="float">
            <text:p>0.21875</text:p>
          </table:table-cell>
          <table:table-cell table:formula="of:=[.L85]*[.$C$3]" office:value-type="float" office:value="1.51675" calcext:value-type="float">
            <text:p>1.52</text:p>
          </table:table-cell>
          <table:table-cell table:formula="of:=[.L84]-AVERAGE([.M84];[.M85])*([.B85]-[.B84])" office:value-type="float" office:value="0.303349999999999" calcext:value-type="float">
            <text:p>0.30</text:p>
          </table:table-cell>
          <table:table-cell table:formula="of:=[.D85]/[.C$12]" office:value-type="float" office:value="1.32" calcext:value-type="float">
            <text:p>1.32</text:p>
          </table:table-cell>
          <table:table-cell table:formula="of:=[.O85]*[.$C$3]" office:value-type="float" office:value="1.51675" calcext:value-type="float">
            <text:p>1.52</text:p>
          </table:table-cell>
          <table:table-cell table:formula="of:=[.G85]-(  ([.I85]-[.F85])*[.B85]*[.B85]/(2*[.C$12]*([.H85]-[.E85])) - ( ([.I85]-[.F85]) * [.E85]*[.B85]/(([.H85]-[.E85])*[.C$12] ) ) + [.F85]*[.B85]/[.C$12] )" office:value-type="float" office:value="0.30335" calcext:value-type="float">
            <text:p>0.3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[.B85]+[.C$14]" office:value-type="float" office:value="0.7" calcext:value-type="float">
            <text:p>0.70</text:p>
          </table:table-cell>
          <table:table-cell table:formula="of:=[.D86]*[.C$2]" office:value-type="float" office:value="135" calcext:value-type="float">
            <text:p>135.00</text:p>
          </table:table-cell>
          <table:table-cell table:formula="of:=([.B86]-[.E86])*([.I86]-[.F86])/([.H86]-[.E86])+[.F86]" office:value-type="float" office:value="0.540000000000001" calcext:value-type="float">
            <text:p>0.54</text:p>
          </table:table-cell>
          <table:table-cell table:formula="of:=IF([.$B86]&lt;[.$B$8];[.B$7];IF([.$B86]&lt;[.$B$9];[.B$8];IF([.$B86]&lt;[.$B$10];[.B$9];IF([.$B86]&lt;[.$B$11];[.B$10];[.B$11]))))" office:value-type="float" office:value="0.5" calcext:value-type="float">
            <text:p>0.5</text:p>
          </table:table-cell>
          <table:table-cell table:formula="of:=IF([.$B86]&lt;[.$B$8];[.C$7];IF([.$B86]&lt;[.$B$9];[.C$8];IF([.$B86]&lt;[.$B$10];[.C$9];IF([.$B86]&lt;[.$B$11];[.C$10];[.C$11]))))" office:value-type="float" office:value="0.3" calcext:value-type="float">
            <text:p>0.3</text:p>
          </table:table-cell>
          <table:table-cell table:formula="of:=IF([.$B86]&lt;[.$B$8];[.D$7];IF([.$B86]&lt;[.$B$9];[.D$8];IF([.$B86]&lt;[.$B$10];[.D$9];IF([.$B86]&lt;[.$B$11];[.D$10];[.D$11]))))" office:value-type="float" office:value="0.5" calcext:value-type="float">
            <text:p>0.5</text:p>
          </table:table-cell>
          <table:table-cell table:formula="of:=IF([.$B86]&lt;[.$B$7];[.B$7];IF([.$B86]&lt;[.$B$8];[.B$8];IF([.$B86]&lt;[.$B$9];[.B$9];IF([.$B86]&lt;[.$B$10];[.B$10];[.B$11]))))" office:value-type="float" office:value="0.75" calcext:value-type="float">
            <text:p>0.75</text:p>
          </table:table-cell>
          <table:table-cell table:formula="of:=IF([.$B86]&lt;[.$B$7];[.C$7];IF([.$B86]&lt;[.$B$8];[.C$8];IF([.$B86]&lt;[.$B$9];[.C$9];IF([.$B86]&lt;[.$B$10];[.C$10];[.C$11]))))" office:value-type="float" office:value="0.6" calcext:value-type="float">
            <text:p>0.6</text:p>
          </table:table-cell>
          <table:table-cell table:formula="of:=IF([.$B86]&lt;[.$B$7];[.D$7];IF([.$B86]&lt;[.$B$8];[.D$8];IF([.$B86]&lt;[.$B$9];[.D$9];IF([.$B86]&lt;[.$B$10];[.D$10];[.D$11]))))" office:value-type="float" office:value="0.21875" calcext:value-type="float">
            <text:p>0.21875</text:p>
          </table:table-cell>
          <table:table-cell table:formula="of:=[.L86]*[.$C$3]" office:value-type="float" office:value="1.45" calcext:value-type="float">
            <text:p>1.45</text:p>
          </table:table-cell>
          <table:table-cell table:formula="of:=[.L85]-AVERAGE([.M85];[.M86])*([.B86]-[.B85])" office:value-type="float" office:value="0.289999999999999" calcext:value-type="float">
            <text:p>0.29</text:p>
          </table:table-cell>
          <table:table-cell table:formula="of:=[.D86]/[.C$12]" office:value-type="float" office:value="1.35" calcext:value-type="float">
            <text:p>1.35</text:p>
          </table:table-cell>
          <table:table-cell table:formula="of:=[.O86]*[.$C$3]" office:value-type="float" office:value="1.45" calcext:value-type="float">
            <text:p>1.45</text:p>
          </table:table-cell>
          <table:table-cell table:formula="of:=[.G86]-(  ([.I86]-[.F86])*[.B86]*[.B86]/(2*[.C$12]*([.H86]-[.E86])) - ( ([.I86]-[.F86]) * [.E86]*[.B86]/(([.H86]-[.E86])*[.C$12] ) ) + [.F86]*[.B86]/[.C$12] )" office:value-type="float" office:value="0.289999999999999" calcext:value-type="float">
            <text:p>0.29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table:number-columns-repeated="6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 table:number-rows-repeated="46">
          <table:table-cell/>
          <table:table-cell table:style-name="Default"/>
          <table:table-cell table:number-columns-repeated="2"/>
          <table:table-cell table:style-name="ce2" table:number-columns-repeated="6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table:number-columns-repeated="6"/>
          <table:table-cell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00-00-00</text:date>, <text:time style:data-style-name="N2" text:time-value="0000-00-00T21:24:22.0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21:48:21.084000000</meta:creation-date>
    <dc:date>2014-03-13T22:52:04.406000000</dc:date>
    <meta:editing-duration>PT36M58S</meta:editing-duration>
    <meta:editing-cycles>4</meta:editing-cycles>
    <meta:generator>LibreOffice/4.1.4.2$Windows_x86 LibreOffice_project/0a0440ccc0227ad9829de5f46be37cfb6edcf72</meta:generator>
    <meta:document-statistic meta:table-count="1" meta:cell-count="1055" meta:object-count="0"/>
  </office:meta>
</office:document-meta>
</file>